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4.708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953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4.265cm"/>
    </style:style>
    <style:style style:name="co9" style:family="table-column">
      <style:table-column-properties fo:break-before="auto" style:column-width="4.78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799cm"/>
    </style:style>
    <style:style style:name="co14" style:family="table-column">
      <style:table-column-properties fo:break-before="auto" style:column-width="2.709cm"/>
    </style:style>
    <style:style style:name="co15" style:family="table-column">
      <style:table-column-properties fo:break-before="auto" style:column-width="2.7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3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999999" fo:border-left="0.06pt solid #000000" fo:border-right="0.31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31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:.D9])/7" office:value-type="float" office:value="0.80752620036281" calcext:value-type="float">
            <text:p>0,80752620036281</text:p>
          </table:table-cell>
          <table:table-cell table:style-name="ce7" table:formula="of:=SUM([.E3:.E9])/7" office:value-type="float" office:value="0.799245592445072" calcext:value-type="float">
            <text:p>0,799245592445072</text:p>
          </table:table-cell>
          <table:table-cell table:style-name="ce7" table:formula="of:=SUM([.F3:.F9])/7" office:value-type="float" office:value="0.795014401068728" calcext:value-type="float">
            <text:p>0,795014401068728</text:p>
          </table:table-cell>
          <table:table-cell table:style-name="ce7" table:formula="of:=SUM([.G3:.G9])/7" office:value-type="float" office:value="0.821804287925656" calcext:value-type="float">
            <text:p>0,821804287925656</text:p>
          </table:table-cell>
          <table:table-cell table:style-name="ce7" table:formula="of:=SUM([.H3:.H9])/7" office:value-type="float" office:value="0.798456351296838" calcext:value-type="float">
            <text:p>0,798456351296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:.D17])/7" office:value-type="float" office:value="0.869720026874339" calcext:value-type="float">
            <text:p>0,869720026874339</text:p>
          </table:table-cell>
          <table:table-cell table:style-name="ce7" table:formula="of:=SUM([.E11:.E17])/7" office:value-type="float" office:value="0.869905233513063" calcext:value-type="float">
            <text:p>0,869905233513063</text:p>
          </table:table-cell>
          <table:table-cell table:style-name="ce7" table:formula="of:=SUM([.F11:.F17])/7" office:value-type="float" office:value="0.864465963743895" calcext:value-type="float">
            <text:p>0,864465963743895</text:p>
          </table:table-cell>
          <table:table-cell table:style-name="ce7" table:formula="of:=SUM([.G11:.G17])/7" office:value-type="float" office:value="0.876104150316402" calcext:value-type="float">
            <text:p>0,876104150316402</text:p>
          </table:table-cell>
          <table:table-cell table:style-name="ce7" table:formula="of:=SUM([.H11:.H17])/7" office:value-type="float" office:value="0.869492419150394" calcext:value-type="float">
            <text:p>0,869492419150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:.D25])/7" office:value-type="float" office:value="0.912004470669819" calcext:value-type="float">
            <text:p>0,912004470669819</text:p>
          </table:table-cell>
          <table:table-cell table:style-name="ce7" table:formula="of:=SUM([.E19:.E25])/7" office:value-type="float" office:value="0.914955219773639" calcext:value-type="float">
            <text:p>0,914955219773639</text:p>
          </table:table-cell>
          <table:table-cell table:style-name="ce7" table:formula="of:=SUM([.F19:.F25])/7" office:value-type="float" office:value="0.913862090605872" calcext:value-type="float">
            <text:p>0,913862090605872</text:p>
          </table:table-cell>
          <table:table-cell table:style-name="ce7" table:formula="of:=SUM([.G19:.G25])/7" office:value-type="float" office:value="0.910274605073181" calcext:value-type="float">
            <text:p>0,910274605073181</text:p>
          </table:table-cell>
          <table:table-cell table:style-name="ce7" table:formula="of:=SUM([.H19:.H25])/7" office:value-type="float" office:value="0.9145215700101" calcext:value-type="float">
            <text:p>0,9145215700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7:.D33])/7" office:value-type="float" office:value="0.919148695210605" calcext:value-type="float">
            <text:p>0,919148695210605</text:p>
          </table:table-cell>
          <table:table-cell table:style-name="ce7" table:formula="of:=SUM([.E27:.E33])/7" office:value-type="float" office:value="0.919635121531159" calcext:value-type="float">
            <text:p>0,919635121531159</text:p>
          </table:table-cell>
          <table:table-cell table:style-name="ce7" table:formula="of:=SUM([.F27:.F33])/7" office:value-type="float" office:value="0.918960102487344" calcext:value-type="float">
            <text:p>0,918960102487344</text:p>
          </table:table-cell>
          <table:table-cell table:style-name="ce7" table:formula="of:=SUM([.G27:.G33])/7" office:value-type="float" office:value="0.919653830930748" calcext:value-type="float">
            <text:p>0,919653830930748</text:p>
          </table:table-cell>
          <table:table-cell table:style-name="ce7" table:formula="of:=SUM([.H27:.H33])/7" office:value-type="float" office:value="0.919685672190215" calcext:value-type="float">
            <text:p>0,919685672190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5:.D41])/7" office:value-type="float" office:value="0.708374942501332" calcext:value-type="float">
            <text:p>0,708374942501332</text:p>
          </table:table-cell>
          <table:table-cell table:style-name="ce7" table:formula="of:=SUM([.E35:.E41])/7" office:value-type="float" office:value="0.705181823710554" calcext:value-type="float">
            <text:p>0,705181823710554</text:p>
          </table:table-cell>
          <table:table-cell table:style-name="ce7" table:formula="of:=SUM([.F35:.F41])/7" office:value-type="float" office:value="0.704086350525689" calcext:value-type="float">
            <text:p>0,704086350525689</text:p>
          </table:table-cell>
          <table:table-cell table:style-name="ce7" table:formula="of:=SUM([.G35:.G41])/7" office:value-type="float" office:value="0.713414547037329" calcext:value-type="float">
            <text:p>0,713414547037329</text:p>
          </table:table-cell>
          <table:table-cell table:style-name="ce7" table:formula="of:=SUM([.H35:.H41])/7" office:value-type="float" office:value="0.704278053838693" calcext:value-type="float">
            <text:p>0,704278053838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3:.D49])/7" office:value-type="float" office:value="0.741024414419064" calcext:value-type="float">
            <text:p>0,741024414419064</text:p>
          </table:table-cell>
          <table:table-cell table:style-name="ce7" table:formula="of:=SUM([.E43:.E49])/7" office:value-type="float" office:value="0.740451272631493" calcext:value-type="float">
            <text:p>0,740451272631493</text:p>
          </table:table-cell>
          <table:table-cell table:style-name="ce7" table:formula="of:=SUM([.F43:.F49])/7" office:value-type="float" office:value="0.74298786278215" calcext:value-type="float">
            <text:p>0,74298786278215</text:p>
          </table:table-cell>
          <table:table-cell table:style-name="ce7" table:formula="of:=SUM([.G43:.G49])/7" office:value-type="float" office:value="0.739240707062594" calcext:value-type="float">
            <text:p>0,739240707062594</text:p>
          </table:table-cell>
          <table:table-cell table:style-name="ce7" table:formula="of:=SUM([.H43:.H49])/7" office:value-type="float" office:value="0.739628134732791" calcext:value-type="float">
            <text:p>0,739628134732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1:.D57])/7" office:value-type="float" office:value="0.694915776580408" calcext:value-type="float">
            <text:p>0,694915776580408</text:p>
          </table:table-cell>
          <table:table-cell table:style-name="ce7" table:formula="of:=SUM([.E51:.E57])/7" office:value-type="float" office:value="0.687169602791484" calcext:value-type="float">
            <text:p>0,687169602791484</text:p>
          </table:table-cell>
          <table:table-cell table:style-name="ce7" table:formula="of:=SUM([.F51:.F57])/7" office:value-type="float" office:value="0.687636747674271" calcext:value-type="float">
            <text:p>0,687636747674271</text:p>
          </table:table-cell>
          <table:table-cell table:style-name="ce7" table:formula="of:=SUM([.G51:.G57])/7" office:value-type="float" office:value="0.702999717747427" calcext:value-type="float">
            <text:p>0,702999717747427</text:p>
          </table:table-cell>
          <table:table-cell table:style-name="ce7" table:formula="of:=SUM([.H51:.H57])/7" office:value-type="float" office:value="0.685331982190232" calcext:value-type="float">
            <text:p>0,685331982190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9:.D65])/7" office:value-type="float" office:value="0.716605279700456" calcext:value-type="float">
            <text:p>0,716605279700456</text:p>
          </table:table-cell>
          <table:table-cell table:style-name="ce7" table:formula="of:=SUM([.E59:.E65])/7" office:value-type="float" office:value="0.709186288036388" calcext:value-type="float">
            <text:p>0,709186288036388</text:p>
          </table:table-cell>
          <table:table-cell table:style-name="ce7" table:formula="of:=SUM([.F59:.F65])/7" office:value-type="float" office:value="0.708713648636876" calcext:value-type="float">
            <text:p>0,708713648636876</text:p>
          </table:table-cell>
          <table:table-cell table:style-name="ce7" table:formula="of:=SUM([.G59:.G65])/7" office:value-type="float" office:value="0.725307551944586" calcext:value-type="float">
            <text:p>0,725307551944586</text:p>
          </table:table-cell>
          <table:table-cell table:style-name="ce7" table:formula="of:=SUM([.H59:.H65])/7" office:value-type="float" office:value="0.707640144899909" calcext:value-type="float">
            <text:p>0,707640144899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7:.D73])/7" office:value-type="float" office:value="0.79522018722756" calcext:value-type="float">
            <text:p>0,79522018722756</text:p>
          </table:table-cell>
          <table:table-cell table:style-name="ce7" table:formula="of:=SUM([.E67:.E73])/7" office:value-type="float" office:value="0.791342913022566" calcext:value-type="float">
            <text:p>0,791342913022566</text:p>
          </table:table-cell>
          <table:table-cell table:style-name="ce7" table:formula="of:=SUM([.F67:.F73])/7" office:value-type="float" office:value="0.784497538644137" calcext:value-type="float">
            <text:p>0,784497538644137</text:p>
          </table:table-cell>
          <table:table-cell table:style-name="ce7" table:formula="of:=SUM([.G67:.G73])/7" office:value-type="float" office:value="0.806963896406629" calcext:value-type="float">
            <text:p>0,806963896406629</text:p>
          </table:table-cell>
          <table:table-cell table:style-name="ce7" table:formula="of:=SUM([.H67:.H73])/7" office:value-type="float" office:value="0.790427841306438" calcext:value-type="float">
            <text:p>0,790427841306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5:.D81])/7" office:value-type="float" office:value="0.824648932237462" calcext:value-type="float">
            <text:p>0,824648932237462</text:p>
          </table:table-cell>
          <table:table-cell table:style-name="ce7" table:formula="of:=SUM([.E75:.E81])/7" office:value-type="float" office:value="0.82248340216914" calcext:value-type="float">
            <text:p>0,82248340216914</text:p>
          </table:table-cell>
          <table:table-cell table:style-name="ce7" table:formula="of:=SUM([.F75:.F81])/7" office:value-type="float" office:value="0.815088324325652" calcext:value-type="float">
            <text:p>0,815088324325652</text:p>
          </table:table-cell>
          <table:table-cell table:style-name="ce7" table:formula="of:=SUM([.G75:.G81])/7" office:value-type="float" office:value="0.834670988514669" calcext:value-type="float">
            <text:p>0,834670988514669</text:p>
          </table:table-cell>
          <table:table-cell table:style-name="ce7" table:formula="of:=SUM([.H75:.H81])/7" office:value-type="float" office:value="0.821920811253542" calcext:value-type="float">
            <text:p>0,821920811253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83:.D89])/7" office:value-type="float" office:value="0.717019955195806" calcext:value-type="float">
            <text:p>0,717019955195806</text:p>
          </table:table-cell>
          <table:table-cell table:style-name="ce7" table:formula="of:=SUM([.E83:.E89])/7" office:value-type="float" office:value="0.711661846500835" calcext:value-type="float">
            <text:p>0,711661846500835</text:p>
          </table:table-cell>
          <table:table-cell table:style-name="ce7" table:formula="of:=SUM([.F83:.F89])/7" office:value-type="float" office:value="0.706371968674016" calcext:value-type="float">
            <text:p>0,706371968674016</text:p>
          </table:table-cell>
          <table:table-cell table:style-name="ce7" table:formula="of:=SUM([.G83:.G89])/7" office:value-type="float" office:value="0.728595265863674" calcext:value-type="float">
            <text:p>0,728595265863674</text:p>
          </table:table-cell>
          <table:table-cell table:style-name="ce7" table:formula="of:=SUM([.H83:.H89])/7" office:value-type="float" office:value="0.710523397479345" calcext:value-type="float">
            <text:p>0,710523397479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1:.D97])/7" office:value-type="float" office:value="0.745014180494208" calcext:value-type="float">
            <text:p>0,745014180494208</text:p>
          </table:table-cell>
          <table:table-cell table:style-name="ce7" table:formula="of:=SUM([.E91:.E97])/7" office:value-type="float" office:value="0.740093870013309" calcext:value-type="float">
            <text:p>0,740093870013309</text:p>
          </table:table-cell>
          <table:table-cell table:style-name="ce7" table:formula="of:=SUM([.F91:.F97])/7" office:value-type="float" office:value="0.735204174180099" calcext:value-type="float">
            <text:p>0,735204174180099</text:p>
          </table:table-cell>
          <table:table-cell table:style-name="ce7" table:formula="of:=SUM([.G91:.G97])/7" office:value-type="float" office:value="0.755802536348676" calcext:value-type="float">
            <text:p>0,755802536348676</text:p>
          </table:table-cell>
          <table:table-cell table:style-name="ce7" table:formula="of:=SUM([.H91:.H97])/7" office:value-type="float" office:value="0.738720745214821" calcext:value-type="float">
            <text:p>0,738720745214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9:.D105])/7" office:value-type="float" office:value="0.650612155074264" calcext:value-type="float">
            <text:p>0,650612155074264</text:p>
          </table:table-cell>
          <table:table-cell table:style-name="ce7" table:formula="of:=SUM([.E99:.E105])/7" office:value-type="float" office:value="0.637803698005225" calcext:value-type="float">
            <text:p>0,637803698005225</text:p>
          </table:table-cell>
          <table:table-cell table:style-name="ce7" table:formula="of:=SUM([.F99:.F105])/7" office:value-type="float" office:value="0.636916842801618" calcext:value-type="float">
            <text:p>0,636916842801618</text:p>
          </table:table-cell>
          <table:table-cell table:style-name="ce7" table:formula="of:=SUM([.G99:.G105])/7" office:value-type="float" office:value="0.666086143149736" calcext:value-type="float">
            <text:p>0,666086143149736</text:p>
          </table:table-cell>
          <table:table-cell table:style-name="ce7" table:formula="of:=SUM([.H99:.H105])/7" office:value-type="float" office:value="0.635542526056634" calcext:value-type="float">
            <text:p>0,635542526056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7:.D113])/7" office:value-type="float" office:value="0.674091306711235" calcext:value-type="float">
            <text:p>0,674091306711235</text:p>
          </table:table-cell>
          <table:table-cell table:style-name="ce7" table:formula="of:=SUM([.E107:.E113])/7" office:value-type="float" office:value="0.659571909246377" calcext:value-type="float">
            <text:p>0,659571909246377</text:p>
          </table:table-cell>
          <table:table-cell table:style-name="ce7" table:formula="of:=SUM([.F107:.F113])/7" office:value-type="float" office:value="0.659043828104926" calcext:value-type="float">
            <text:p>0,659043828104926</text:p>
          </table:table-cell>
          <table:table-cell table:style-name="ce7" table:formula="of:=SUM([.G107:.G113])/7" office:value-type="float" office:value="0.690798226644492" calcext:value-type="float">
            <text:p>0,690798226644492</text:p>
          </table:table-cell>
          <table:table-cell table:style-name="ce7" table:formula="of:=SUM([.H107:.H113])/7" office:value-type="float" office:value="0.657726929423846" calcext:value-type="float">
            <text:p>0,657726929423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5:.D121])/7" office:value-type="float" office:value="0.745579886416381" calcext:value-type="float">
            <text:p>0,745579886416381</text:p>
          </table:table-cell>
          <table:table-cell table:style-name="ce7" table:formula="of:=SUM([.E115:.E121])/7" office:value-type="float" office:value="0.737312133208866" calcext:value-type="float">
            <text:p>0,737312133208866</text:p>
          </table:table-cell>
          <table:table-cell table:style-name="ce7" table:formula="of:=SUM([.F115:.F121])/7" office:value-type="float" office:value="0.735792554201979" calcext:value-type="float">
            <text:p>0,735792554201979</text:p>
          </table:table-cell>
          <table:table-cell table:style-name="ce7" table:formula="of:=SUM([.G115:.G121])/7" office:value-type="float" office:value="0.756753181810007" calcext:value-type="float">
            <text:p>0,756753181810007</text:p>
          </table:table-cell>
          <table:table-cell table:style-name="ce7" table:formula="of:=SUM([.H115:.H121])/7" office:value-type="float" office:value="0.735292339473499" calcext:value-type="float">
            <text:p>0,735292339473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3:.D129])/7" office:value-type="float" office:value="0.776291458997638" calcext:value-type="float">
            <text:p>0,776291458997638</text:p>
          </table:table-cell>
          <table:table-cell table:style-name="ce7" table:formula="of:=SUM([.E123:.E129])/7" office:value-type="float" office:value="0.76767182551857" calcext:value-type="float">
            <text:p>0,76767182551857</text:p>
          </table:table-cell>
          <table:table-cell table:style-name="ce7" table:formula="of:=SUM([.F123:.F129])/7" office:value-type="float" office:value="0.763089571701996" calcext:value-type="float">
            <text:p>0,763089571701996</text:p>
          </table:table-cell>
          <table:table-cell table:style-name="ce7" table:formula="of:=SUM([.G123:.G129])/7" office:value-type="float" office:value="0.791354147619584" calcext:value-type="float">
            <text:p>0,791354147619584</text:p>
          </table:table-cell>
          <table:table-cell table:style-name="ce7" table:formula="of:=SUM([.H123:.H129])/7" office:value-type="float" office:value="0.765485813733361" calcext:value-type="float">
            <text:p>0,76548581373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1:.D137])/7" office:value-type="float" office:value="0.796273640632096" calcext:value-type="float">
            <text:p>0,796273640632096</text:p>
          </table:table-cell>
          <table:table-cell table:style-name="ce7" table:formula="of:=SUM([.E131:.E137])/7" office:value-type="float" office:value="0.791430599636821" calcext:value-type="float">
            <text:p>0,791430599636821</text:p>
          </table:table-cell>
          <table:table-cell table:style-name="ce7" table:formula="of:=SUM([.F131:.F137])/7" office:value-type="float" office:value="0.785477643664025" calcext:value-type="float">
            <text:p>0,785477643664025</text:p>
          </table:table-cell>
          <table:table-cell table:style-name="ce7" table:formula="of:=SUM([.G131:.G137])/7" office:value-type="float" office:value="0.807908723596199" calcext:value-type="float">
            <text:p>0,807908723596199</text:p>
          </table:table-cell>
          <table:table-cell table:style-name="ce7" table:formula="of:=SUM([.H131:.H137])/7" office:value-type="float" office:value="0.790433455477359" calcext:value-type="float">
            <text:p>0,790433455477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9:.D145])/7" office:value-type="float" office:value="0.829064792210922" calcext:value-type="float">
            <text:p>0,829064792210922</text:p>
          </table:table-cell>
          <table:table-cell table:style-name="ce7" table:formula="of:=SUM([.E139:.E145])/7" office:value-type="float" office:value="0.825333977817006" calcext:value-type="float">
            <text:p>0,825333977817006</text:p>
          </table:table-cell>
          <table:table-cell table:style-name="ce7" table:formula="of:=SUM([.F139:.F145])/7" office:value-type="float" office:value="0.820720049338782" calcext:value-type="float">
            <text:p>0,820720049338782</text:p>
          </table:table-cell>
          <table:table-cell table:style-name="ce7" table:formula="of:=SUM([.G139:.G145])/7" office:value-type="float" office:value="0.837961256001783" calcext:value-type="float">
            <text:p>0,837961256001783</text:p>
          </table:table-cell>
          <table:table-cell table:style-name="ce7" table:formula="of:=SUM([.H139:.H145])/7" office:value-type="float" office:value="0.82462570558145" calcext:value-type="float">
            <text:p>0,82462570558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7:.D153])/7" office:value-type="float" office:value="0.720937078086481" calcext:value-type="float">
            <text:p>0,720937078086481</text:p>
          </table:table-cell>
          <table:table-cell table:style-name="ce7" table:formula="of:=SUM([.E147:.E153])/7" office:value-type="float" office:value="0.711551755851179" calcext:value-type="float">
            <text:p>0,711551755851179</text:p>
          </table:table-cell>
          <table:table-cell table:style-name="ce7" table:formula="of:=SUM([.F147:.F153])/7" office:value-type="float" office:value="0.70878135696269" calcext:value-type="float">
            <text:p>0,70878135696269</text:p>
          </table:table-cell>
          <table:table-cell table:style-name="ce7" table:formula="of:=SUM([.G147:.G153])/7" office:value-type="float" office:value="0.734502696134779" calcext:value-type="float">
            <text:p>0,734502696134779</text:p>
          </table:table-cell>
          <table:table-cell table:style-name="ce7" table:formula="of:=SUM([.H147:.H153])/7" office:value-type="float" office:value="0.709474728820005" calcext:value-type="float">
            <text:p>0,70947472882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55:.D161])/7" office:value-type="float" office:value="0.76210081580261" calcext:value-type="float">
            <text:p>0,76210081580261</text:p>
          </table:table-cell>
          <table:table-cell table:style-name="ce7" table:formula="of:=SUM([.E155:.E161])/7" office:value-type="float" office:value="0.752040448947188" calcext:value-type="float">
            <text:p>0,752040448947188</text:p>
          </table:table-cell>
          <table:table-cell table:style-name="ce7" table:formula="of:=SUM([.F155:.F161])/7" office:value-type="float" office:value="0.747303380018694" calcext:value-type="float">
            <text:p>0,747303380018694</text:p>
          </table:table-cell>
          <table:table-cell table:style-name="ce7" table:formula="of:=SUM([.G155:.G161])/7" office:value-type="float" office:value="0.778352716422708" calcext:value-type="float">
            <text:p>0,778352716422708</text:p>
          </table:table-cell>
          <table:table-cell table:style-name="ce7" table:formula="of:=SUM([.H155:.H161])/7" office:value-type="float" office:value="0.750371598758301" calcext:value-type="float">
            <text:p>0,750371598758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63:.D169])/7" office:value-type="float" office:value="0.716723889337445" calcext:value-type="float">
            <text:p>0,716723889337445</text:p>
          </table:table-cell>
          <table:table-cell table:style-name="ce7" table:formula="of:=SUM([.E163:.E169])/7" office:value-type="float" office:value="0.708042067237979" calcext:value-type="float">
            <text:p>0,708042067237979</text:p>
          </table:table-cell>
          <table:table-cell table:style-name="ce7" table:formula="of:=SUM([.F163:.F169])/7" office:value-type="float" office:value="0.707504964570297" calcext:value-type="float">
            <text:p>0,707504964570297</text:p>
          </table:table-cell>
          <table:table-cell table:style-name="ce7" table:formula="of:=SUM([.G163:.G169])/7" office:value-type="float" office:value="0.726825924868116" calcext:value-type="float">
            <text:p>0,726825924868116</text:p>
          </table:table-cell>
          <table:table-cell table:style-name="ce7" table:formula="of:=SUM([.H163:.H169])/7" office:value-type="float" office:value="0.707089937994425" calcext:value-type="float">
            <text:p>0,707089937994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1:.D177])/7" office:value-type="float" office:value="0.752307232313765" calcext:value-type="float">
            <text:p>0,752307232313765</text:p>
          </table:table-cell>
          <table:table-cell table:style-name="ce7" table:formula="of:=SUM([.E171:.E177])/7" office:value-type="float" office:value="0.744213940808325" calcext:value-type="float">
            <text:p>0,744213940808325</text:p>
          </table:table-cell>
          <table:table-cell table:style-name="ce7" table:formula="of:=SUM([.F171:.F177])/7" office:value-type="float" office:value="0.743890659326897" calcext:value-type="float">
            <text:p>0,743890659326897</text:p>
          </table:table-cell>
          <table:table-cell table:style-name="ce7" table:formula="of:=SUM([.G171:.G177])/7" office:value-type="float" office:value="0.761672954204834" calcext:value-type="float">
            <text:p>0,761672954204834</text:p>
          </table:table-cell>
          <table:table-cell table:style-name="ce7" table:formula="of:=SUM([.H171:.H177])/7" office:value-type="float" office:value="0.743181505713426" calcext:value-type="float">
            <text:p>0,743181505713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9:.D185])/7" office:value-type="float" office:value="0.603549612086594" calcext:value-type="float">
            <text:p>0,603549612086594</text:p>
          </table:table-cell>
          <table:table-cell table:style-name="ce7" table:formula="of:=SUM([.E179:.E185])/7" office:value-type="float" office:value="0.593378245179786" calcext:value-type="float">
            <text:p>0,593378245179786</text:p>
          </table:table-cell>
          <table:table-cell table:style-name="ce7" table:formula="of:=SUM([.F179:.F185])/7" office:value-type="float" office:value="0.58947245602944" calcext:value-type="float">
            <text:p>0,58947245602944</text:p>
          </table:table-cell>
          <table:table-cell table:style-name="ce7" table:formula="of:=SUM([.G179:.G185])/7" office:value-type="float" office:value="0.619314066729997" calcext:value-type="float">
            <text:p>0,619314066729997</text:p>
          </table:table-cell>
          <table:table-cell table:style-name="ce7" table:formula="of:=SUM([.H179:.H185])/7" office:value-type="float" office:value="0.590703773034787" calcext:value-type="float">
            <text:p>0,5907037730347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7:.D193])/7" office:value-type="float" office:value="0.614831185729406" calcext:value-type="float">
            <text:p>0,614831185729406</text:p>
          </table:table-cell>
          <table:table-cell table:style-name="ce7" table:formula="of:=SUM([.E187:.E193])/7" office:value-type="float" office:value="0.602752724441747" calcext:value-type="float">
            <text:p>0,602752724441747</text:p>
          </table:table-cell>
          <table:table-cell table:style-name="ce7" table:formula="of:=SUM([.F187:.F193])/7" office:value-type="float" office:value="0.59855988978915" calcext:value-type="float">
            <text:p>0,59855988978915</text:p>
          </table:table-cell>
          <table:table-cell table:style-name="ce7" table:formula="of:=SUM([.G187:.G193])/7" office:value-type="float" office:value="0.632832781734035" calcext:value-type="float">
            <text:p>0,632832781734035</text:p>
          </table:table-cell>
          <table:table-cell table:style-name="ce7" table:formula="of:=SUM([.H187:.H193])/7" office:value-type="float" office:value="0.600268155878746" calcext:value-type="float">
            <text:p>0,600268155878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5:.D201])/7" office:value-type="float" office:value="0.673625267049428" calcext:value-type="float">
            <text:p>0,673625267049428</text:p>
          </table:table-cell>
          <table:table-cell table:style-name="ce7" table:formula="of:=SUM([.E195:.E201])/7" office:value-type="float" office:value="0.664167416888755" calcext:value-type="float">
            <text:p>0,664167416888755</text:p>
          </table:table-cell>
          <table:table-cell table:style-name="ce7" table:formula="of:=SUM([.F195:.F201])/7" office:value-type="float" office:value="0.661860529103535" calcext:value-type="float">
            <text:p>0,661860529103535</text:p>
          </table:table-cell>
          <table:table-cell table:style-name="ce7" table:formula="of:=SUM([.G195:.G201])/7" office:value-type="float" office:value="0.687083737620392" calcext:value-type="float">
            <text:p>0,687083737620392</text:p>
          </table:table-cell>
          <table:table-cell table:style-name="ce7" table:formula="of:=SUM([.H195:.H201])/7" office:value-type="float" office:value="0.661918908188261" calcext:value-type="float">
            <text:p>0,661918908188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3:.D209])/7" office:value-type="float" office:value="0.7040996293263" calcext:value-type="float">
            <text:p>0,7040996293263</text:p>
          </table:table-cell>
          <table:table-cell table:style-name="ce7" table:formula="of:=SUM([.E203:.E209])/7" office:value-type="float" office:value="0.696394044315561" calcext:value-type="float">
            <text:p>0,696394044315561</text:p>
          </table:table-cell>
          <table:table-cell table:style-name="ce7" table:formula="of:=SUM([.F203:.F209])/7" office:value-type="float" office:value="0.694253933826396" calcext:value-type="float">
            <text:p>0,694253933826396</text:p>
          </table:table-cell>
          <table:table-cell table:style-name="ce7" table:formula="of:=SUM([.G203:.G209])/7" office:value-type="float" office:value="0.715062755397066" calcext:value-type="float">
            <text:p>0,715062755397066</text:p>
          </table:table-cell>
          <table:table-cell table:style-name="ce7" table:formula="of:=SUM([.H203:.H209])/7" office:value-type="float" office:value="0.694458521736695" calcext:value-type="float">
            <text:p>0,6944585217366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1:.D217])/7" office:value-type="float" office:value="0.757131191697458" calcext:value-type="float">
            <text:p>0,757131191697458</text:p>
          </table:table-cell>
          <table:table-cell table:style-name="ce7" table:formula="of:=SUM([.E211:.E217])/7" office:value-type="float" office:value="0.751357453071769" calcext:value-type="float">
            <text:p>0,751357453071769</text:p>
          </table:table-cell>
          <table:table-cell table:style-name="ce7" table:formula="of:=SUM([.F211:.F217])/7" office:value-type="float" office:value="0.742739622488907" calcext:value-type="float">
            <text:p>0,742739622488907</text:p>
          </table:table-cell>
          <table:table-cell table:style-name="ce7" table:formula="of:=SUM([.G211:.G217])/7" office:value-type="float" office:value="0.772978157702814" calcext:value-type="float">
            <text:p>0,772978157702814</text:p>
          </table:table-cell>
          <table:table-cell table:style-name="ce7" table:formula="of:=SUM([.H211:.H217])/7" office:value-type="float" office:value="0.750025912081406" calcext:value-type="float">
            <text:p>0,750025912081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9:.D225])/7" office:value-type="float" office:value="0.794138525373997" calcext:value-type="float">
            <text:p>0,794138525373997</text:p>
          </table:table-cell>
          <table:table-cell table:style-name="ce7" table:formula="of:=SUM([.E219:.E225])/7" office:value-type="float" office:value="0.790642606516383" calcext:value-type="float">
            <text:p>0,790642606516383</text:p>
          </table:table-cell>
          <table:table-cell table:style-name="ce7" table:formula="of:=SUM([.F219:.F225])/7" office:value-type="float" office:value="0.786531606003028" calcext:value-type="float">
            <text:p>0,786531606003028</text:p>
          </table:table-cell>
          <table:table-cell table:style-name="ce7" table:formula="of:=SUM([.G219:.G225])/7" office:value-type="float" office:value="0.802546624833615" calcext:value-type="float">
            <text:p>0,802546624833615</text:p>
          </table:table-cell>
          <table:table-cell table:style-name="ce7" table:formula="of:=SUM([.H219:.H225])/7" office:value-type="float" office:value="0.78911041027368" calcext:value-type="float">
            <text:p>0,78911041027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7:.D233])/7" office:value-type="float" office:value="0.767083222492465" calcext:value-type="float">
            <text:p>0,767083222492465</text:p>
          </table:table-cell>
          <table:table-cell table:style-name="ce7" table:formula="of:=SUM([.E227:.E233])/7" office:value-type="float" office:value="0.757543397632121" calcext:value-type="float">
            <text:p>0,757543397632121</text:p>
          </table:table-cell>
          <table:table-cell table:style-name="ce7" table:formula="of:=SUM([.F227:.F233])/7" office:value-type="float" office:value="0.756985769957069" calcext:value-type="float">
            <text:p>0,756985769957069</text:p>
          </table:table-cell>
          <table:table-cell table:style-name="ce7" table:formula="of:=SUM([.G227:.G233])/7" office:value-type="float" office:value="0.778504996271765" calcext:value-type="float">
            <text:p>0,778504996271765</text:p>
          </table:table-cell>
          <table:table-cell table:style-name="ce7" table:formula="of:=SUM([.H227:.H233])/7" office:value-type="float" office:value="0.755401094008384" calcext:value-type="float">
            <text:p>0,755401094008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35:.D241])/7" office:value-type="float" office:value="0.810325075570675" calcext:value-type="float">
            <text:p>0,810325075570675</text:p>
          </table:table-cell>
          <table:table-cell table:style-name="ce7" table:formula="of:=SUM([.E235:.E241])/7" office:value-type="float" office:value="0.802121671212849" calcext:value-type="float">
            <text:p>0,802121671212849</text:p>
          </table:table-cell>
          <table:table-cell table:style-name="ce7" table:formula="of:=SUM([.F235:.F241])/7" office:value-type="float" office:value="0.801465042519303" calcext:value-type="float">
            <text:p>0,801465042519303</text:p>
          </table:table-cell>
          <table:table-cell table:style-name="ce7" table:formula="of:=SUM([.G235:.G241])/7" office:value-type="float" office:value="0.819579160046169" calcext:value-type="float">
            <text:p>0,819579160046169</text:p>
          </table:table-cell>
          <table:table-cell table:style-name="ce7" table:formula="of:=SUM([.H235:.H241])/7" office:value-type="float" office:value="0.800932604115675" calcext:value-type="float">
            <text:p>0,800932604115675</text:p>
          </table:table-cell>
        </table:table-row>
      </table:table>
      <table:table table:name="QP1 - ALL" table:style-name="ta1">
        <office:forms form:automatic-focus="false" form:apply-design-mode="false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10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1008" table:default-cell-style-name="Default"/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81.879281" calcext:value-type="float">
            <text:p>281,87928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5713.814794" calcext:value-type="float">
            <text:p>15713,814794</text:p>
          </table:table-cell>
          <table:table-cell table:number-columns-repeated="2" office:value-type="float" office:value="1906.87353515625" calcext:value-type="float">
            <text:p>1906,87353515625</text:p>
          </table:table-cell>
          <table:table-cell office:value-type="float" office:value="38.2236404418945" calcext:value-type="float">
            <text:p>38,2236404418945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102068901062" calcext:value-type="float">
            <text:p>0,998102068901062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1.47" calcext:value-type="float">
            <text:p>31,47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706.40006799999" calcext:value-type="float">
            <text:p>8706,40006799999</text:p>
          </table:table-cell>
          <table:table-cell table:number-columns-repeated="2" office:value-type="float" office:value="152.301330566406" calcext:value-type="float">
            <text:p>152,301330566406</text:p>
          </table:table-cell>
          <table:table-cell office:value-type="float" office:value="11.6966800689697" calcext:value-type="float">
            <text:p>11,6966800689697</text:p>
          </table:table-cell>
          <table:table-cell office:value-type="float" office:value="0.161290317773819" calcext:value-type="float">
            <text:p>0,161290317773819</text:p>
          </table:table-cell>
          <table:table-cell office:value-type="float" office:value="0.902887463569641" calcext:value-type="float">
            <text:p>0,902887463569641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493.865715" calcext:value-type="float">
            <text:p>36493,86571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2987.73143" calcext:value-type="float">
            <text:p>72987,73143</text:p>
          </table:table-cell>
          <table:table-cell table:number-columns-repeated="2" office:value-type="float" office:value="84470744" calcext:value-type="float">
            <text:p>84470744</text:p>
          </table:table-cell>
          <table:table-cell office:value-type="float" office:value="9068.484375" calcext:value-type="float">
            <text:p>9068,484375</text:p>
          </table:table-cell>
          <table:table-cell office:value-type="float" office:value="0.0661938562989235" calcext:value-type="float">
            <text:p>0,066193856298924</text:p>
          </table:table-cell>
          <table:table-cell office:value-type="float" office:value="0.998106420040131" calcext:value-type="float">
            <text:p>0,998106420040131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4.004606" calcext:value-type="float">
            <text:p>244,004606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29164.709118" calcext:value-type="float">
            <text:p>129164,709118</text:p>
          </table:table-cell>
          <table:table-cell table:number-columns-repeated="2" office:value-type="float" office:value="420.935272216797" calcext:value-type="float">
            <text:p>420,935272216797</text:p>
          </table:table-cell>
          <table:table-cell office:value-type="float" office:value="19.3066539764404" calcext:value-type="float">
            <text:p>19,3066539764404</text:p>
          </table:table-cell>
          <table:table-cell office:value-type="float" office:value="0.0806768983602524" calcext:value-type="float">
            <text:p>0,080676898360252</text:p>
          </table:table-cell>
          <table:table-cell office:value-type="float" office:value="0.999475181102753" calcext:value-type="float">
            <text:p>0,999475181102753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6.569995" calcext:value-type="float">
            <text:p>116,569995</text:p>
          </table:table-cell>
          <table:table-cell office:value-type="float" office:value="-4.65" calcext:value-type="float">
            <text:p>-4,65</text:p>
          </table:table-cell>
          <table:table-cell office:value-type="float" office:value="72379.9975619999" calcext:value-type="float">
            <text:p>72379,9975619999</text:p>
          </table:table-cell>
          <table:table-cell table:number-columns-repeated="2" office:value-type="float" office:value="145.581756591797" calcext:value-type="float">
            <text:p>145,581756591797</text:p>
          </table:table-cell>
          <table:table-cell office:value-type="float" office:value="11.6855573654175" calcext:value-type="float">
            <text:p>11,6855573654175</text:p>
          </table:table-cell>
          <table:table-cell office:value-type="float" office:value="0.041247483342886" calcext:value-type="float">
            <text:p>0,041247483342886</text:p>
          </table:table-cell>
          <table:table-cell office:value-type="float" office:value="0.998269319534302" calcext:value-type="float">
            <text:p>0,998269319534302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90.975922" calcext:value-type="float">
            <text:p>990,97592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21346.286101" calcext:value-type="float">
            <text:p>21346,286101</text:p>
          </table:table-cell>
          <table:table-cell table:number-columns-repeated="2" office:value-type="float" office:value="26783.70703125" calcext:value-type="float">
            <text:p>26783,70703125</text:p>
          </table:table-cell>
          <table:table-cell office:value-type="float" office:value="121.967361450195" calcext:value-type="float">
            <text:p>121,967361450195</text:p>
          </table:table-cell>
          <table:table-cell office:value-type="float" office:value="0.0925553292036057" calcext:value-type="float">
            <text:p>0,092555329203606</text:p>
          </table:table-cell>
          <table:table-cell office:value-type="float" office:value="0.995286822319031" calcext:value-type="float">
            <text:p>0,995286822319031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4.63" calcext:value-type="float">
            <text:p>94,6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40167.06" calcext:value-type="float">
            <text:p>40167,06</text:p>
          </table:table-cell>
          <table:table-cell table:number-columns-repeated="2" office:value-type="float" office:value="135.439071655273" calcext:value-type="float">
            <text:p>135,439071655273</text:p>
          </table:table-cell>
          <table:table-cell office:value-type="float" office:value="11.4821138381958" calcext:value-type="float">
            <text:p>11,4821138381958</text:p>
          </table:table-cell>
          <table:table-cell office:value-type="float" office:value="0.0733041539788246" calcext:value-type="float">
            <text:p>0,073304153978825</text:p>
          </table:table-cell>
          <table:table-cell office:value-type="float" office:value="0.99920666217804" calcext:value-type="float">
            <text:p>0,99920666217804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  <table:table-cell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0])/7" office:value-type="float" office:value="5464.77078842857" calcext:value-type="float">
            <text:p>5464,77078842857</text:p>
          </table:table-cell>
          <table:table-cell table:style-name="ce7" table:formula="of:=SUM([.E4:.E10])/7" office:value-type="float" office:value="251.975580428571" calcext:value-type="float">
            <text:p>251,975580428571</text:p>
          </table:table-cell>
          <table:table-cell table:style-name="ce11" table:formula="of:=SUM([.F4:.F10])/7" office:value-type="float" office:value="51495.1427247142" calcext:value-type="float">
            <text:p>51495,1427247142</text:p>
          </table:table-cell>
          <table:table-cell table:style-name="ce7" table:formula="of:=SUM([.G4:.G10])/7" office:value-type="float" office:value="12071469.8339996" calcext:value-type="float">
            <text:p>12071469,8339996</text:p>
          </table:table-cell>
          <table:table-cell table:style-name="ce7" table:formula="of:=SUM([.H4:.H10])/7" office:value-type="float" office:value="12071469.8339996" calcext:value-type="float">
            <text:p>12071469,8339996</text:p>
          </table:table-cell>
          <table:table-cell table:style-name="ce7" table:formula="of:=SUM([.I4:.I10])/7" office:value-type="float" office:value="1326.12091173444" calcext:value-type="float">
            <text:p>1326,12091173444</text:p>
          </table:table-cell>
          <table:table-cell table:style-name="ce7" table:formula="of:=SUM([.J4:.J10])/7" office:value-type="float" office:value="0.0793613913868155" calcext:value-type="float">
            <text:p>0,079361391386816</text:p>
          </table:table-cell>
          <table:table-cell table:style-name="ce7" table:formula="of:=SUM([.K4:.K10])/7" office:value-type="float" office:value="0.984476276806423" calcext:value-type="float">
            <text:p>0,984476276806423</text:p>
          </table:table-cell>
          <table:table-cell table:style-name="ce7" table:formula="of:=SUM([.L4:.L10])/7" office:value-type="float" office:value="0.80752620036281" calcext:value-type="float">
            <text:p>0,80752620036281</text:p>
          </table:table-cell>
          <table:table-cell table:style-name="ce7" table:formula="of:=SUM([.M4:.M10])/7" office:value-type="float" office:value="0.799245592445072" calcext:value-type="float">
            <text:p>0,799245592445072</text:p>
          </table:table-cell>
          <table:table-cell table:style-name="ce7" table:formula="of:=SUM([.N4:.N10])/7" office:value-type="float" office:value="0.795014401068728" calcext:value-type="float">
            <text:p>0,795014401068728</text:p>
          </table:table-cell>
          <table:table-cell table:style-name="ce7" table:formula="of:=SUM([.O4:.O10])/7" office:value-type="float" office:value="0.821804287925656" calcext:value-type="float">
            <text:p>0,821804287925656</text:p>
          </table:table-cell>
          <table:table-cell table:style-name="ce7" table:formula="of:=SUM([.P4:.P10])/7"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33.653213" calcext:value-type="float">
            <text:p>533,653213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70882.6958389999" calcext:value-type="float">
            <text:p>70882,6958389999</text:p>
          </table:table-cell>
          <table:table-cell table:number-columns-repeated="2" office:value-type="float" office:value="1907.61975097656" calcext:value-type="float">
            <text:p>1907,61975097656</text:p>
          </table:table-cell>
          <table:table-cell office:value-type="float" office:value="38.2330055236816" calcext:value-type="float">
            <text:p>38,2330055236816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648583889008" calcext:value-type="float">
            <text:p>0,998648583889008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1.38" calcext:value-type="float">
            <text:p>31,3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326.51003299999" calcext:value-type="float">
            <text:p>8326,51003299999</text:p>
          </table:table-cell>
          <table:table-cell table:number-columns-repeated="2" office:value-type="float" office:value="152.139938354492" calcext:value-type="float">
            <text:p>152,139938354492</text:p>
          </table:table-cell>
          <table:table-cell office:value-type="float" office:value="11.6902303695679" calcext:value-type="float">
            <text:p>11,6902303695679</text:p>
          </table:table-cell>
          <table:table-cell office:value-type="float" office:value="0.141935482621193" calcext:value-type="float">
            <text:p>0,141935482621193</text:p>
          </table:table-cell>
          <table:table-cell office:value-type="float" office:value="0.831190347671509" calcext:value-type="float">
            <text:p>0,83119034767150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58.269035" calcext:value-type="float">
            <text:p>34558,26903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69116.53807" calcext:value-type="float">
            <text:p>69116,53807</text:p>
          </table:table-cell>
          <table:table-cell table:number-columns-repeated="2" office:value-type="float" office:value="84471200" calcext:value-type="float">
            <text:p>84471200</text:p>
          </table:table-cell>
          <table:table-cell office:value-type="float" office:value="9068.5087890625" calcext:value-type="float">
            <text:p>9068,5087890625</text:p>
          </table:table-cell>
          <table:table-cell office:value-type="float" office:value="0.132387712597847" calcext:value-type="float">
            <text:p>0,132387712597847</text:p>
          </table:table-cell>
          <table:table-cell office:value-type="float" office:value="0.997642517089844" calcext:value-type="float">
            <text:p>0,997642517089844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2.588459" calcext:value-type="float">
            <text:p>252,58845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72508.766411" calcext:value-type="float">
            <text:p>172508,766411</text:p>
          </table:table-cell>
          <table:table-cell table:number-columns-repeated="2" office:value-type="float" office:value="421.458190917969" calcext:value-type="float">
            <text:p>421,458190917969</text:p>
          </table:table-cell>
          <table:table-cell office:value-type="float" office:value="19.3183059692383" calcext:value-type="float">
            <text:p>19,3183059692383</text:p>
          </table:table-cell>
          <table:table-cell office:value-type="float" office:value="0.0425029508769512" calcext:value-type="float">
            <text:p>0,042502950876951</text:p>
          </table:table-cell>
          <table:table-cell office:value-type="float" office:value="0.999443233013153" calcext:value-type="float">
            <text:p>0,999443233013153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269991" calcext:value-type="float">
            <text:p>117,269991</text:p>
          </table:table-cell>
          <table:table-cell office:value-type="float" office:value="-4.65" calcext:value-type="float">
            <text:p>-4,65</text:p>
          </table:table-cell>
          <table:table-cell office:value-type="float" office:value="79575.876127" calcext:value-type="float">
            <text:p>79575,876127</text:p>
          </table:table-cell>
          <table:table-cell table:number-columns-repeated="2" office:value-type="float" office:value="145.585968017578" calcext:value-type="float">
            <text:p>145,585968017578</text:p>
          </table:table-cell>
          <table:table-cell office:value-type="float" office:value="11.6855449676514" calcext:value-type="float">
            <text:p>11,685544967651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8219966888428" calcext:value-type="float">
            <text:p>0,998219966888428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326.224047" calcext:value-type="float">
            <text:p>1326,224047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50419.427801" calcext:value-type="float">
            <text:p>50419,427801</text:p>
          </table:table-cell>
          <table:table-cell table:number-columns-repeated="2" office:value-type="float" office:value="26781.595703125" calcext:value-type="float">
            <text:p>26781,595703125</text:p>
          </table:table-cell>
          <table:table-cell office:value-type="float" office:value="121.964576721191" calcext:value-type="float">
            <text:p>121,964576721191</text:p>
          </table:table-cell>
          <table:table-cell office:value-type="float" office:value="0.0684104636311531" calcext:value-type="float">
            <text:p>0,068410463631153</text:p>
          </table:table-cell>
          <table:table-cell office:value-type="float" office:value="0.995461165904999" calcext:value-type="float">
            <text:p>0,995461165904999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2.27" calcext:value-type="float">
            <text:p>102,27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2782.4" calcext:value-type="float">
            <text:p>62782,4</text:p>
          </table:table-cell>
          <table:table-cell table:number-columns-repeated="2" office:value-type="float" office:value="135.417434692383" calcext:value-type="float">
            <text:p>135,417434692383</text:p>
          </table:table-cell>
          <table:table-cell office:value-type="float" office:value="11.4810342788696" calcext:value-type="float">
            <text:p>11,4810342788696</text:p>
          </table:table-cell>
          <table:table-cell office:value-type="float" office:value="0.12910284101963" calcext:value-type="float">
            <text:p>0,12910284101963</text:p>
          </table:table-cell>
          <table:table-cell office:value-type="float" office:value="0.999180316925049" calcext:value-type="float">
            <text:p>0,999180316925049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  <table:table-cell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:.D18])/7" office:value-type="float" office:value="5274.52210642857" calcext:value-type="float">
            <text:p>5274,52210642857</text:p>
          </table:table-cell>
          <table:table-cell table:style-name="ce7" table:formula="of:=SUM([.E12:.E18])/7" office:value-type="float" office:value="251.975580428571" calcext:value-type="float">
            <text:p>251,975580428571</text:p>
          </table:table-cell>
          <table:table-cell table:style-name="ce11" table:formula="of:=SUM([.F12:.F18])/7" office:value-type="float" office:value="73373.1734687143" calcext:value-type="float">
            <text:p>73373,1734687143</text:p>
          </table:table-cell>
          <table:table-cell table:style-name="ce7" table:formula="of:=SUM([.G12:.G18])/7" office:value-type="float" office:value="12071534.830998" calcext:value-type="float">
            <text:p>12071534,830998</text:p>
          </table:table-cell>
          <table:table-cell table:style-name="ce7" table:formula="of:=SUM([.H12:.H18])/7" office:value-type="float" office:value="12071534.830998" calcext:value-type="float">
            <text:p>12071534,830998</text:p>
          </table:table-cell>
          <table:table-cell table:style-name="ce7" table:formula="of:=SUM([.I12:.I18])/7" office:value-type="float" office:value="1326.12592669896" calcext:value-type="float">
            <text:p>1326,12592669896</text:p>
          </table:table-cell>
          <table:table-cell table:style-name="ce7" table:formula="of:=SUM([.J12:.J18])/7" office:value-type="float" office:value="0.0892890984458583" calcext:value-type="float">
            <text:p>0,089289098445858</text:p>
          </table:table-cell>
          <table:table-cell table:style-name="ce7" table:formula="of:=SUM([.K12:.K18])/7" office:value-type="float" office:value="0.974255161625998" calcext:value-type="float">
            <text:p>0,974255161625998</text:p>
          </table:table-cell>
          <table:table-cell table:style-name="ce7" table:formula="of:=SUM([.L12:.L18])/7" office:value-type="float" office:value="0.869720026874339" calcext:value-type="float">
            <text:p>0,869720026874339</text:p>
          </table:table-cell>
          <table:table-cell table:style-name="ce7" table:formula="of:=SUM([.M12:.M18])/7" office:value-type="float" office:value="0.869905233513063" calcext:value-type="float">
            <text:p>0,869905233513063</text:p>
          </table:table-cell>
          <table:table-cell table:style-name="ce7" table:formula="of:=SUM([.N12:.N18])/7" office:value-type="float" office:value="0.864465963743895" calcext:value-type="float">
            <text:p>0,864465963743895</text:p>
          </table:table-cell>
          <table:table-cell table:style-name="ce7" table:formula="of:=SUM([.O12:.O18])/7" office:value-type="float" office:value="0.876104150316402" calcext:value-type="float">
            <text:p>0,876104150316402</text:p>
          </table:table-cell>
          <table:table-cell table:style-name="ce7" table:formula="of:=SUM([.P12:.P18])/7"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566.843192" calcext:value-type="float">
            <text:p>566,843192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26389.003944" calcext:value-type="float">
            <text:p>126389,003944</text:p>
          </table:table-cell>
          <table:table-cell table:number-columns-repeated="2" office:value-type="float" office:value="1906.04382324219" calcext:value-type="float">
            <text:p>1906,04382324219</text:p>
          </table:table-cell>
          <table:table-cell office:value-type="float" office:value="38.2173042297363" calcext:value-type="float">
            <text:p>38,2173042297363</text:p>
          </table:table-cell>
          <table:table-cell office:value-type="float" office:value="0.0931051820516587" calcext:value-type="float">
            <text:p>0,093105182051659</text:p>
          </table:table-cell>
          <table:table-cell office:value-type="float" office:value="0.999476969242096" calcext:value-type="float">
            <text:p>0,999476969242096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5.08" calcext:value-type="float">
            <text:p>35,0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0511.610065" calcext:value-type="float">
            <text:p>10511,610065</text:p>
          </table:table-cell>
          <table:table-cell table:number-columns-repeated="2" office:value-type="float" office:value="152.104385375977" calcext:value-type="float">
            <text:p>152,104385375977</text:p>
          </table:table-cell>
          <table:table-cell office:value-type="float" office:value="11.6841611862183" calcext:value-type="float">
            <text:p>11,6841611862183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971806287765503" calcext:value-type="float">
            <text:p>0,971806287765503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58.5873" calcext:value-type="float">
            <text:p>258,5873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45814.842097" calcext:value-type="float">
            <text:p>245814,842097</text:p>
          </table:table-cell>
          <table:table-cell table:number-columns-repeated="2" office:value-type="float" office:value="421.100219726563" calcext:value-type="float">
            <text:p>421,100219726563</text:p>
          </table:table-cell>
          <table:table-cell office:value-type="float" office:value="19.310245513916" calcext:value-type="float">
            <text:p>19,310245513916</text:p>
          </table:table-cell>
          <table:table-cell office:value-type="float" office:value="0.115702480077744" calcext:value-type="float">
            <text:p>0,115702480077744</text:p>
          </table:table-cell>
          <table:table-cell office:value-type="float" office:value="0.999487042427063" calcext:value-type="float">
            <text:p>0,999487042427063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:.D26])/7" office:value-type="float" office:value="5913.08490371429" calcext:value-type="float">
            <text:p>5913,08490371429</text:p>
          </table:table-cell>
          <table:table-cell table:style-name="ce7" table:formula="of:=SUM([.E20:.E26])/7" office:value-type="float" office:value="251.975580428571" calcext:value-type="float">
            <text:p>251,975580428571</text:p>
          </table:table-cell>
          <table:table-cell table:style-name="ce11" table:formula="of:=SUM([.F20:.F26])/7" office:value-type="float" office:value="95214.8698347143" calcext:value-type="float">
            <text:p>95214,8698347143</text:p>
          </table:table-cell>
          <table:table-cell table:style-name="ce7" table:formula="of:=SUM([.G20:.G26])/7" office:value-type="float" office:value="12071434.3709063" calcext:value-type="float">
            <text:p>12071434,3709063</text:p>
          </table:table-cell>
          <table:table-cell table:style-name="ce7" table:formula="of:=SUM([.H20:.H26])/7" office:value-type="float" office:value="12071434.3709063" calcext:value-type="float">
            <text:p>12071434,3709063</text:p>
          </table:table-cell>
          <table:table-cell table:style-name="ce7" table:formula="of:=SUM([.I20:.I26])/7" office:value-type="float" office:value="1326.12101595742" calcext:value-type="float">
            <text:p>1326,12101595742</text:p>
          </table:table-cell>
          <table:table-cell table:style-name="ce7" table:formula="of:=SUM([.J20:.J26])/7" office:value-type="float" office:value="0.110185910016298" calcext:value-type="float">
            <text:p>0,110185910016298</text:p>
          </table:table-cell>
          <table:table-cell table:style-name="ce7" table:formula="of:=SUM([.K20:.K26])/7" office:value-type="float" office:value="0.994624589170728" calcext:value-type="float">
            <text:p>0,994624589170728</text:p>
          </table:table-cell>
          <table:table-cell table:style-name="ce7" table:formula="of:=SUM([.L20:.L26])/7" office:value-type="float" office:value="0.912004470669819" calcext:value-type="float">
            <text:p>0,912004470669819</text:p>
          </table:table-cell>
          <table:table-cell table:style-name="ce7" table:formula="of:=SUM([.M20:.M26])/7" office:value-type="float" office:value="0.914955219773639" calcext:value-type="float">
            <text:p>0,914955219773639</text:p>
          </table:table-cell>
          <table:table-cell table:style-name="ce7" table:formula="of:=SUM([.N20:.N26])/7" office:value-type="float" office:value="0.913862090605872" calcext:value-type="float">
            <text:p>0,913862090605872</text:p>
          </table:table-cell>
          <table:table-cell table:style-name="ce7" table:formula="of:=SUM([.O20:.O26])/7" office:value-type="float" office:value="0.910274605073181" calcext:value-type="float">
            <text:p>0,910274605073181</text:p>
          </table:table-cell>
          <table:table-cell table:style-name="ce7" table:formula="of:=SUM([.P20:.P26])/7"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55.384976" calcext:value-type="float">
            <text:p>555,384976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99217.8037159999" calcext:value-type="float">
            <text:p>99217,8037159999</text:p>
          </table:table-cell>
          <table:table-cell table:number-columns-repeated="2" office:value-type="float" office:value="1909.53332519531" calcext:value-type="float">
            <text:p>1909,53332519531</text:p>
          </table:table-cell>
          <table:table-cell office:value-type="float" office:value="38.2536087036133" calcext:value-type="float">
            <text:p>38,2536087036133</text:p>
          </table:table-cell>
          <table:table-cell office:value-type="float" office:value="0.129340708255768" calcext:value-type="float">
            <text:p>0,129340708255768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8.509999" calcext:value-type="float">
            <text:p>48,509999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9418.839554" calcext:value-type="float">
            <text:p>19418,839554</text:p>
          </table:table-cell>
          <table:table-cell table:number-columns-repeated="2" office:value-type="float" office:value="151.624893188477" calcext:value-type="float">
            <text:p>151,624893188477</text:p>
          </table:table-cell>
          <table:table-cell office:value-type="float" office:value="11.6581172943115" calcext:value-type="float">
            <text:p>11,6581172943115</text:p>
          </table:table-cell>
          <table:table-cell office:value-type="float" office:value="0.0903225839138031" calcext:value-type="float">
            <text:p>0,090322583913803</text:p>
          </table:table-cell>
          <table:table-cell office:value-type="float" office:value="0.976615965366364" calcext:value-type="float">
            <text:p>0,976615965366364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7.469998" calcext:value-type="float">
            <text:p>257,469998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19157.163752" calcext:value-type="float">
            <text:p>219157,163752</text:p>
          </table:table-cell>
          <table:table-cell table:number-columns-repeated="2" office:value-type="float" office:value="421.155364990234" calcext:value-type="float">
            <text:p>421,155364990234</text:p>
          </table:table-cell>
          <table:table-cell office:value-type="float" office:value="19.3114700317383" calcext:value-type="float">
            <text:p>19,3114700317383</text:p>
          </table:table-cell>
          <table:table-cell office:value-type="float" office:value="0.0570641495287418" calcext:value-type="float">
            <text:p>0,057064149528742</text:p>
          </table:table-cell>
          <table:table-cell office:value-type="float" office:value="0.99947714805603" calcext:value-type="float">
            <text:p>0,99947714805603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8:.D34])/7" office:value-type="float" office:value="5810.182095" calcext:value-type="float">
            <text:p>5810,182095</text:p>
          </table:table-cell>
          <table:table-cell table:style-name="ce7" table:formula="of:=SUM([.E28:.E34])/7" office:value-type="float" office:value="251.975580428571" calcext:value-type="float">
            <text:p>251,975580428571</text:p>
          </table:table-cell>
          <table:table-cell table:style-name="ce11" table:formula="of:=SUM([.F28:.F34])/7" office:value-type="float" office:value="89237.0442415714" calcext:value-type="float">
            <text:p>89237,0442415714</text:p>
          </table:table-cell>
          <table:table-cell table:style-name="ce7" table:formula="of:=SUM([.G28:.G34])/7" office:value-type="float" office:value="12071465.2806484" calcext:value-type="float">
            <text:p>12071465,2806484</text:p>
          </table:table-cell>
          <table:table-cell table:style-name="ce7" table:formula="of:=SUM([.H28:.H34])/7" office:value-type="float" office:value="12071465.2806484" calcext:value-type="float">
            <text:p>12071465,2806484</text:p>
          </table:table-cell>
          <table:table-cell table:style-name="ce7" table:formula="of:=SUM([.I28:.I34])/7" office:value-type="float" office:value="1326.12558378492" calcext:value-type="float">
            <text:p>1326,12558378492</text:p>
          </table:table-cell>
          <table:table-cell table:style-name="ce7" table:formula="of:=SUM([.J28:.J34])/7" office:value-type="float" office:value="0.0911109804042748" calcext:value-type="float">
            <text:p>0,091110980404275</text:p>
          </table:table-cell>
          <table:table-cell table:style-name="ce7" table:formula="of:=SUM([.K28:.K34])/7" office:value-type="float" office:value="0.995192621435438" calcext:value-type="float">
            <text:p>0,995192621435438</text:p>
          </table:table-cell>
          <table:table-cell table:style-name="ce7" table:formula="of:=SUM([.L28:.L34])/7" office:value-type="float" office:value="0.919148695210605" calcext:value-type="float">
            <text:p>0,919148695210605</text:p>
          </table:table-cell>
          <table:table-cell table:style-name="ce7" table:formula="of:=SUM([.M28:.M34])/7" office:value-type="float" office:value="0.919635121531159" calcext:value-type="float">
            <text:p>0,919635121531159</text:p>
          </table:table-cell>
          <table:table-cell table:style-name="ce7" table:formula="of:=SUM([.N28:.N34])/7" office:value-type="float" office:value="0.918960102487344" calcext:value-type="float">
            <text:p>0,918960102487344</text:p>
          </table:table-cell>
          <table:table-cell table:style-name="ce7" table:formula="of:=SUM([.O28:.O34])/7" office:value-type="float" office:value="0.919653830930748" calcext:value-type="float">
            <text:p>0,919653830930748</text:p>
          </table:table-cell>
          <table:table-cell table:style-name="ce7" table:formula="of:=SUM([.P28:.P34])/7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200.20677" calcext:value-type="float">
            <text:p>-200,206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7.59461599999486" calcext:value-type="float">
            <text:p>7,59461599999486</text:p>
          </table:table-cell>
          <table:table-cell table:number-columns-repeated="2" office:value-type="float" office:value="1915.79943847656" calcext:value-type="float">
            <text:p>1915,79943847656</text:p>
          </table:table-cell>
          <table:table-cell office:value-type="float" office:value="38.2832412719727" calcext:value-type="float">
            <text:p>38,2832412719727</text:p>
          </table:table-cell>
          <table:table-cell office:value-type="float" office:value="0.0492709912359715" calcext:value-type="float">
            <text:p>0,049270991235972</text:p>
          </table:table-cell>
          <table:table-cell office:value-type="float" office:value="0.999507367610931" calcext:value-type="float">
            <text:p>0,999507367610931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6.17" calcext:value-type="float">
            <text:p>26,17</text:p>
          </table:table-cell>
          <table:table-cell office:value-type="float" office:value="-25.77" calcext:value-type="float">
            <text:p>-25,77</text:p>
          </table:table-cell>
          <table:table-cell office:value-type="float" office:value="8837.299986" calcext:value-type="float">
            <text:p>8837,299986</text:p>
          </table:table-cell>
          <table:table-cell table:number-columns-repeated="2" office:value-type="float" office:value="160.790679931641" calcext:value-type="float">
            <text:p>160,790679931641</text:p>
          </table:table-cell>
          <table:table-cell office:value-type="float" office:value="11.8788471221924" calcext:value-type="float">
            <text:p>11,8788471221924</text:p>
          </table:table-cell>
          <table:table-cell office:value-type="float" office:value="0.140127390623093" calcext:value-type="float">
            <text:p>0,140127390623093</text:p>
          </table:table-cell>
          <table:table-cell office:value-type="float" office:value="0.983682215213776" calcext:value-type="float">
            <text:p>0,983682215213776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5846.51074" calcext:value-type="float">
            <text:p>35846,51074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1693.02148" calcext:value-type="float">
            <text:p>71693,02148</text:p>
          </table:table-cell>
          <table:table-cell table:number-columns-repeated="2" office:value-type="float" office:value="84608440" calcext:value-type="float">
            <text:p>84608440</text:p>
          </table:table-cell>
          <table:table-cell office:value-type="float" office:value="9075.931640625" calcext:value-type="float">
            <text:p>9075,931640625</text:p>
          </table:table-cell>
          <table:table-cell office:value-type="float" office:value="0.127058818936348" calcext:value-type="float">
            <text:p>0,127058818936348</text:p>
          </table:table-cell>
          <table:table-cell office:value-type="float" office:value="0.998445630073547" calcext:value-type="float">
            <text:p>0,998445630073547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8.438068" calcext:value-type="float">
            <text:p>108,43806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6219.4789389999" calcext:value-type="float">
            <text:p>16219,4789389999</text:p>
          </table:table-cell>
          <table:table-cell table:number-columns-repeated="2" office:value-type="float" office:value="420.776397705078" calcext:value-type="float">
            <text:p>420,776397705078</text:p>
          </table:table-cell>
          <table:table-cell office:value-type="float" office:value="19.3039455413818" calcext:value-type="float">
            <text:p>19,3039455413818</text:p>
          </table:table-cell>
          <table:table-cell office:value-type="float" office:value="0.130947694182396" calcext:value-type="float">
            <text:p>0,130947694182396</text:p>
          </table:table-cell>
          <table:table-cell office:value-type="float" office:value="0.999486446380615" calcext:value-type="float">
            <text:p>0,999486446380615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1.619995" calcext:value-type="float">
            <text:p>71,619995</text:p>
          </table:table-cell>
          <table:table-cell office:value-type="float" office:value="-4.18" calcext:value-type="float">
            <text:p>-4,18</text:p>
          </table:table-cell>
          <table:table-cell office:value-type="float" office:value="17225.818121" calcext:value-type="float">
            <text:p>17225,818121</text:p>
          </table:table-cell>
          <table:table-cell table:number-columns-repeated="2" office:value-type="float" office:value="145.647064208984" calcext:value-type="float">
            <text:p>145,647064208984</text:p>
          </table:table-cell>
          <table:table-cell office:value-type="float" office:value="11.6889791488647" calcext:value-type="float">
            <text:p>11,6889791488647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3933839798" calcext:value-type="float">
            <text:p>0,99823933839798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46.536084" calcext:value-type="float">
            <text:p>1246,53608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3961.833587" calcext:value-type="float">
            <text:p>33961,833587</text:p>
          </table:table-cell>
          <table:table-cell table:number-columns-repeated="2" office:value-type="float" office:value="26703.8828125" calcext:value-type="float">
            <text:p>26703,8828125</text:p>
          </table:table-cell>
          <table:table-cell office:value-type="float" office:value="121.722312927246" calcext:value-type="float">
            <text:p>121,722312927246</text:p>
          </table:table-cell>
          <table:table-cell office:value-type="float" office:value="0.0380761511623859" calcext:value-type="float">
            <text:p>0,038076151162386</text:p>
          </table:table-cell>
          <table:table-cell office:value-type="float" office:value="0.996496796607971" calcext:value-type="float">
            <text:p>0,996496796607971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8.03" calcext:value-type="float">
            <text:p>98,03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634.19" calcext:value-type="float">
            <text:p>51634,19</text:p>
          </table:table-cell>
          <table:table-cell table:number-columns-repeated="2" office:value-type="float" office:value="135.471389770508" calcext:value-type="float">
            <text:p>135,471389770508</text:p>
          </table:table-cell>
          <table:table-cell office:value-type="float" office:value="11.4837207794189" calcext:value-type="float">
            <text:p>11,4837207794189</text:p>
          </table:table-cell>
          <table:table-cell office:value-type="float" office:value="0.158296942710876" calcext:value-type="float">
            <text:p>0,158296942710876</text:p>
          </table:table-cell>
          <table:table-cell office:value-type="float" office:value="0.999227702617645" calcext:value-type="float">
            <text:p>0,999227702617645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6:.D42])/7" office:value-type="float" office:value="5313.87115957143" calcext:value-type="float">
            <text:p>5313,87115957143</text:p>
          </table:table-cell>
          <table:table-cell table:style-name="ce7" table:formula="of:=SUM([.E36:.E42])/7" office:value-type="float" office:value="203.348506428571" calcext:value-type="float">
            <text:p>203,348506428571</text:p>
          </table:table-cell>
          <table:table-cell table:style-name="ce11" table:formula="of:=SUM([.F36:.F42])/7" office:value-type="float" office:value="28511.3195327143" calcext:value-type="float">
            <text:p>28511,3195327143</text:p>
          </table:table-cell>
          <table:table-cell table:style-name="ce7" table:formula="of:=SUM([.G36:.G42])/7" office:value-type="float" office:value="12091131.7668261" calcext:value-type="float">
            <text:p>12091131,7668261</text:p>
          </table:table-cell>
          <table:table-cell table:style-name="ce7" table:formula="of:=SUM([.H36:.H42])/7" office:value-type="float" office:value="12091131.7668261" calcext:value-type="float">
            <text:p>12091131,7668261</text:p>
          </table:table-cell>
          <table:table-cell table:style-name="ce7" table:formula="of:=SUM([.I36:.I42])/7" office:value-type="float" office:value="1327.18466963087" calcext:value-type="float">
            <text:p>1327,18466963087</text:p>
          </table:table-cell>
          <table:table-cell table:style-name="ce7" table:formula="of:=SUM([.J36:.J42])/7" office:value-type="float" office:value="0.100430705185447" calcext:value-type="float">
            <text:p>0,100430705185447</text:p>
          </table:table-cell>
          <table:table-cell table:style-name="ce7" table:formula="of:=SUM([.K36:.K42])/7" office:value-type="float" office:value="0.996440785271781" calcext:value-type="float">
            <text:p>0,996440785271781</text:p>
          </table:table-cell>
          <table:table-cell table:style-name="ce7" table:formula="of:=SUM([.L36:.L42])/7" office:value-type="float" office:value="0.708374942501332" calcext:value-type="float">
            <text:p>0,708374942501332</text:p>
          </table:table-cell>
          <table:table-cell table:style-name="ce7" table:formula="of:=SUM([.M36:.M42])/7" office:value-type="float" office:value="0.705181823710554" calcext:value-type="float">
            <text:p>0,705181823710554</text:p>
          </table:table-cell>
          <table:table-cell table:style-name="ce7" table:formula="of:=SUM([.N36:.N42])/7" office:value-type="float" office:value="0.704086350525689" calcext:value-type="float">
            <text:p>0,704086350525689</text:p>
          </table:table-cell>
          <table:table-cell table:style-name="ce7" table:formula="of:=SUM([.O36:.O42])/7" office:value-type="float" office:value="0.713414547037329" calcext:value-type="float">
            <text:p>0,713414547037329</text:p>
          </table:table-cell>
          <table:table-cell table:style-name="ce7" table:formula="of:=SUM([.P36:.P42])/7"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183.99177" calcext:value-type="float">
            <text:p>-183,991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-66.5545390000152" calcext:value-type="float">
            <text:p>-66,5545390000152</text:p>
          </table:table-cell>
          <table:table-cell table:number-columns-repeated="2" office:value-type="float" office:value="1916.8720703125" calcext:value-type="float">
            <text:p>1916,8720703125</text:p>
          </table:table-cell>
          <table:table-cell office:value-type="float" office:value="38.296028137207" calcext:value-type="float">
            <text:p>38,296028137207</text:p>
          </table:table-cell>
          <table:table-cell office:value-type="float" office:value="0.0975364521145821" calcext:value-type="float">
            <text:p>0,097536452114582</text:p>
          </table:table-cell>
          <table:table-cell office:value-type="float" office:value="0.999346435070038" calcext:value-type="float">
            <text:p>0,999346435070038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8.97" calcext:value-type="float">
            <text:p>28,97</text:p>
          </table:table-cell>
          <table:table-cell office:value-type="float" office:value="-25.77" calcext:value-type="float">
            <text:p>-25,77</text:p>
          </table:table-cell>
          <table:table-cell office:value-type="float" office:value="10944.569994" calcext:value-type="float">
            <text:p>10944,569994</text:p>
          </table:table-cell>
          <table:table-cell table:number-columns-repeated="2" office:value-type="float" office:value="160.027740478516" calcext:value-type="float">
            <text:p>160,027740478516</text:p>
          </table:table-cell>
          <table:table-cell office:value-type="float" office:value="11.8438997268677" calcext:value-type="float">
            <text:p>11,8438997268677</text:p>
          </table:table-cell>
          <table:table-cell office:value-type="float" office:value="0.0445859879255295" calcext:value-type="float">
            <text:p>0,04458598792553</text:p>
          </table:table-cell>
          <table:table-cell office:value-type="float" office:value="0.985847055912018" calcext:value-type="float">
            <text:p>0,985847055912018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06.524405" calcext:value-type="float">
            <text:p>39106,524405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8213.04881" calcext:value-type="float">
            <text:p>78213,04881</text:p>
          </table:table-cell>
          <table:table-cell table:number-columns-repeated="2" office:value-type="float" office:value="84608208" calcext:value-type="float">
            <text:p>84608208</text:p>
          </table:table-cell>
          <table:table-cell office:value-type="float" office:value="9075.91796875" calcext:value-type="float">
            <text:p>9075,91796875</text:p>
          </table:table-cell>
          <table:table-cell office:value-type="float" office:value="0.0823529437184334" calcext:value-type="float">
            <text:p>0,082352943718433</text:p>
          </table:table-cell>
          <table:table-cell office:value-type="float" office:value="0.998273015022278" calcext:value-type="float">
            <text:p>0,998273015022278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573073" calcext:value-type="float">
            <text:p>156,573073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28302.361792" calcext:value-type="float">
            <text:p>28302,361792</text:p>
          </table:table-cell>
          <table:table-cell table:number-columns-repeated="2" office:value-type="float" office:value="421.43310546875" calcext:value-type="float">
            <text:p>421,43310546875</text:p>
          </table:table-cell>
          <table:table-cell office:value-type="float" office:value="19.3182315826416" calcext:value-type="float">
            <text:p>19,3182315826416</text:p>
          </table:table-cell>
          <table:table-cell office:value-type="float" office:value="0.0633110478520393" calcext:value-type="float">
            <text:p>0,063311047852039</text:p>
          </table:table-cell>
          <table:table-cell office:value-type="float" office:value="0.999498069286346" calcext:value-type="float">
            <text:p>0,999498069286346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8.769994" calcext:value-type="float">
            <text:p>98,769994</text:p>
          </table:table-cell>
          <table:table-cell office:value-type="float" office:value="-4.18" calcext:value-type="float">
            <text:p>-4,18</text:p>
          </table:table-cell>
          <table:table-cell office:value-type="float" office:value="39212.74713" calcext:value-type="float">
            <text:p>39212,74713</text:p>
          </table:table-cell>
          <table:table-cell table:number-columns-repeated="2" office:value-type="float" office:value="145.336242675781" calcext:value-type="float">
            <text:p>145,336242675781</text:p>
          </table:table-cell>
          <table:table-cell office:value-type="float" office:value="11.6757478713989" calcext:value-type="float">
            <text:p>11,6757478713989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44285583496" calcext:value-type="float">
            <text:p>0,998244285583496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60.80404" calcext:value-type="float">
            <text:p>1260,8040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9815.904261" calcext:value-type="float">
            <text:p>39815,904261</text:p>
          </table:table-cell>
          <table:table-cell table:number-columns-repeated="2" office:value-type="float" office:value="26714.572265625" calcext:value-type="float">
            <text:p>26714,572265625</text:p>
          </table:table-cell>
          <table:table-cell office:value-type="float" office:value="121.739517211914" calcext:value-type="float">
            <text:p>121,739517211914</text:p>
          </table:table-cell>
          <table:table-cell office:value-type="float" office:value="0.124248497188091" calcext:value-type="float">
            <text:p>0,124248497188091</text:p>
          </table:table-cell>
          <table:table-cell office:value-type="float" office:value="0.996372640132904" calcext:value-type="float">
            <text:p>0,996372640132904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4" calcext:value-type="float">
            <text:p>98,4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834.38" calcext:value-type="float">
            <text:p>51834,38</text:p>
          </table:table-cell>
          <table:table-cell table:number-columns-repeated="2" office:value-type="float" office:value="135.695709228516" calcext:value-type="float">
            <text:p>135,695709228516</text:p>
          </table:table-cell>
          <table:table-cell office:value-type="float" office:value="11.4931859970093" calcext:value-type="float">
            <text:p>11,4931859970093</text:p>
          </table:table-cell>
          <table:table-cell office:value-type="float" office:value="0.0480349361896515" calcext:value-type="float">
            <text:p>0,048034936189652</text:p>
          </table:table-cell>
          <table:table-cell office:value-type="float" office:value="0.999223172664642" calcext:value-type="float">
            <text:p>0,999223172664642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4:.D50])/7" office:value-type="float" office:value="5795.14996314286" calcext:value-type="float">
            <text:p>5795,14996314286</text:p>
          </table:table-cell>
          <table:table-cell table:style-name="ce7" table:formula="of:=SUM([.E44:.E50])/7" office:value-type="float" office:value="203.348506428571" calcext:value-type="float">
            <text:p>203,348506428571</text:p>
          </table:table-cell>
          <table:table-cell table:style-name="ce11" table:formula="of:=SUM([.F44:.F50])/7" office:value-type="float" office:value="35465.2082068571" calcext:value-type="float">
            <text:p>35465,2082068571</text:p>
          </table:table-cell>
          <table:table-cell table:style-name="ce7" table:formula="of:=SUM([.G44:.G50])/7" office:value-type="float" office:value="12091100.2767334" calcext:value-type="float">
            <text:p>12091100,2767334</text:p>
          </table:table-cell>
          <table:table-cell table:style-name="ce7" table:formula="of:=SUM([.H44:.H50])/7" office:value-type="float" office:value="12091100.2767334" calcext:value-type="float">
            <text:p>12091100,2767334</text:p>
          </table:table-cell>
          <table:table-cell table:style-name="ce7" table:formula="of:=SUM([.I44:.I50])/7" office:value-type="float" office:value="1327.18351132529" calcext:value-type="float">
            <text:p>1327,18351132529</text:p>
          </table:table-cell>
          <table:table-cell table:style-name="ce7" table:formula="of:=SUM([.J44:.J50])/7" office:value-type="float" office:value="0.0741866874907698" calcext:value-type="float">
            <text:p>0,07418668749077</text:p>
          </table:table-cell>
          <table:table-cell table:style-name="ce7" table:formula="of:=SUM([.K44:.K50])/7" office:value-type="float" office:value="0.996686381953103" calcext:value-type="float">
            <text:p>0,996686381953103</text:p>
          </table:table-cell>
          <table:table-cell table:style-name="ce7" table:formula="of:=SUM([.L44:.L50])/7" office:value-type="float" office:value="0.741024414419064" calcext:value-type="float">
            <text:p>0,741024414419064</text:p>
          </table:table-cell>
          <table:table-cell table:style-name="ce7" table:formula="of:=SUM([.M44:.M50])/7" office:value-type="float" office:value="0.740451272631493" calcext:value-type="float">
            <text:p>0,740451272631493</text:p>
          </table:table-cell>
          <table:table-cell table:style-name="ce7" table:formula="of:=SUM([.N44:.N50])/7" office:value-type="float" office:value="0.74298786278215" calcext:value-type="float">
            <text:p>0,74298786278215</text:p>
          </table:table-cell>
          <table:table-cell table:style-name="ce7" table:formula="of:=SUM([.O44:.O50])/7" office:value-type="float" office:value="0.739240707062594" calcext:value-type="float">
            <text:p>0,739240707062594</text:p>
          </table:table-cell>
          <table:table-cell table:style-name="ce7" table:formula="of:=SUM([.P44:.P50])/7"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62.4499480000002" calcext:value-type="float">
            <text:p>-62,4499480000002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4738.71494800003" calcext:value-type="float">
            <text:p>4738,71494800003</text:p>
          </table:table-cell>
          <table:table-cell table:number-columns-repeated="2" office:value-type="float" office:value="1915.18969726563" calcext:value-type="float">
            <text:p>1915,18969726563</text:p>
          </table:table-cell>
          <table:table-cell office:value-type="float" office:value="38.2929382324219" calcext:value-type="float">
            <text:p>38,2929382324219</text:p>
          </table:table-cell>
          <table:table-cell office:value-type="float" office:value="0.0917338728904724" calcext:value-type="float">
            <text:p>0,091733872890472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7.65" calcext:value-type="float">
            <text:p>17,65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5152.85997000001" calcext:value-type="float">
            <text:p>5152,85997000001</text:p>
          </table:table-cell>
          <table:table-cell table:number-columns-repeated="2" office:value-type="float" office:value="142.390365600586" calcext:value-type="float">
            <text:p>142,390365600586</text:p>
          </table:table-cell>
          <table:table-cell office:value-type="float" office:value="11.4577150344849" calcext:value-type="float">
            <text:p>11,4577150344849</text:p>
          </table:table-cell>
          <table:table-cell office:value-type="float" office:value="0.105263158679008" calcext:value-type="float">
            <text:p>0,105263158679008</text:p>
          </table:table-cell>
          <table:table-cell office:value-type="float" office:value="0.910858929157257" calcext:value-type="float">
            <text:p>0,910858929157257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798.333494" calcext:value-type="float">
            <text:p>37798,333494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5596.666988" calcext:value-type="float">
            <text:p>75596,666988</text:p>
          </table:table-cell>
          <table:table-cell table:number-columns-repeated="2" office:value-type="float" office:value="84242608" calcext:value-type="float">
            <text:p>84242608</text:p>
          </table:table-cell>
          <table:table-cell office:value-type="float" office:value="9055.734375" calcext:value-type="float">
            <text:p>9055,734375</text:p>
          </table:table-cell>
          <table:table-cell office:value-type="float" office:value="0.145584732294083" calcext:value-type="float">
            <text:p>0,145584732294083</text:p>
          </table:table-cell>
          <table:table-cell office:value-type="float" office:value="0.998390316963196" calcext:value-type="float">
            <text:p>0,998390316963196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60.252686" calcext:value-type="float">
            <text:p>160,25268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1870.6858019999" calcext:value-type="float">
            <text:p>31870,6858019999</text:p>
          </table:table-cell>
          <table:table-cell table:number-columns-repeated="2" office:value-type="float" office:value="421.3525390625" calcext:value-type="float">
            <text:p>421,3525390625</text:p>
          </table:table-cell>
          <table:table-cell office:value-type="float" office:value="19.3161869049072" calcext:value-type="float">
            <text:p>19,3161869049072</text:p>
          </table:table-cell>
          <table:table-cell office:value-type="float" office:value="0.064249113202095" calcext:value-type="float">
            <text:p>0,064249113202095</text:p>
          </table:table-cell>
          <table:table-cell office:value-type="float" office:value="0.99950361251831" calcext:value-type="float">
            <text:p>0,99950361251831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0.179994" calcext:value-type="float">
            <text:p>70,179994</text:p>
          </table:table-cell>
          <table:table-cell office:value-type="float" office:value="-4.95" calcext:value-type="float">
            <text:p>-4,95</text:p>
          </table:table-cell>
          <table:table-cell office:value-type="float" office:value="17743.567987" calcext:value-type="float">
            <text:p>17743,567987</text:p>
          </table:table-cell>
          <table:table-cell table:number-columns-repeated="2" office:value-type="float" office:value="145.664428710938" calcext:value-type="float">
            <text:p>145,664428710938</text:p>
          </table:table-cell>
          <table:table-cell office:value-type="float" office:value="11.6875476837158" calcext:value-type="float">
            <text:p>11,6875476837158</text:p>
          </table:table-cell>
          <table:table-cell office:value-type="float" office:value="0.0393939390778542" calcext:value-type="float">
            <text:p>0,039393939077854</text:p>
          </table:table-cell>
          <table:table-cell office:value-type="float" office:value="0.998060047626495" calcext:value-type="float">
            <text:p>0,998060047626495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7.114014" calcext:value-type="float">
            <text:p>827,114014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5002.674128" calcext:value-type="float">
            <text:p>15002,674128</text:p>
          </table:table-cell>
          <table:table-cell table:number-columns-repeated="2" office:value-type="float" office:value="26977.935546875" calcext:value-type="float">
            <text:p>26977,935546875</text:p>
          </table:table-cell>
          <table:table-cell office:value-type="float" office:value="122.490814208984" calcext:value-type="float">
            <text:p>122,490814208984</text:p>
          </table:table-cell>
          <table:table-cell office:value-type="float" office:value="0.0649087205529213" calcext:value-type="float">
            <text:p>0,064908720552921</text:p>
          </table:table-cell>
          <table:table-cell office:value-type="float" office:value="0.997022211551666" calcext:value-type="float">
            <text:p>0,997022211551666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4.36" calcext:value-type="float">
            <text:p>74,36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21584.73" calcext:value-type="float">
            <text:p>21584,73</text:p>
          </table:table-cell>
          <table:table-cell table:number-columns-repeated="2" office:value-type="float" office:value="135.656433105469" calcext:value-type="float">
            <text:p>135,656433105469</text:p>
          </table:table-cell>
          <table:table-cell office:value-type="float" office:value="11.4910793304443" calcext:value-type="float">
            <text:p>11,4910793304443</text:p>
          </table:table-cell>
          <table:table-cell office:value-type="float" office:value="0.123076923191547" calcext:value-type="float">
            <text:p>0,123076923191547</text:p>
          </table:table-cell>
          <table:table-cell office:value-type="float" office:value="0.999228537082672" calcext:value-type="float">
            <text:p>0,999228537082672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2:.D58])/7" office:value-type="float" office:value="5555.06289142857" calcext:value-type="float">
            <text:p>5555,06289142857</text:p>
          </table:table-cell>
          <table:table-cell table:style-name="ce7" table:formula="of:=SUM([.E52:.E58])/7" office:value-type="float" office:value="425.133323285714" calcext:value-type="float">
            <text:p>425,133323285714</text:p>
          </table:table-cell>
          <table:table-cell table:style-name="ce11" table:formula="of:=SUM([.F52:.F58])/7" office:value-type="float" office:value="24527.1285461429" calcext:value-type="float">
            <text:p>24527,1285461429</text:p>
          </table:table-cell>
          <table:table-cell table:style-name="ce7" table:formula="of:=SUM([.G52:.G58])/7" office:value-type="float" office:value="12038906.5984301" calcext:value-type="float">
            <text:p>12038906,5984301</text:p>
          </table:table-cell>
          <table:table-cell table:style-name="ce7" table:formula="of:=SUM([.H52:.H58])/7" office:value-type="float" office:value="12038906.5984301" calcext:value-type="float">
            <text:p>12038906,5984301</text:p>
          </table:table-cell>
          <table:table-cell table:style-name="ce7" table:formula="of:=SUM([.I52:.I58])/7" office:value-type="float" office:value="1324.35295091357" calcext:value-type="float">
            <text:p>1324,35295091357</text:p>
          </table:table-cell>
          <table:table-cell table:style-name="ce7" table:formula="of:=SUM([.J52:.J58])/7" office:value-type="float" office:value="0.0906014942697116" calcext:value-type="float">
            <text:p>0,090601494269712</text:p>
          </table:table-cell>
          <table:table-cell table:style-name="ce7" table:formula="of:=SUM([.K52:.K58])/7" office:value-type="float" office:value="0.986071118286678" calcext:value-type="float">
            <text:p>0,986071118286678</text:p>
          </table:table-cell>
          <table:table-cell table:style-name="ce7" table:formula="of:=SUM([.L52:.L58])/7" office:value-type="float" office:value="0.694915776580408" calcext:value-type="float">
            <text:p>0,694915776580408</text:p>
          </table:table-cell>
          <table:table-cell table:style-name="ce7" table:formula="of:=SUM([.M52:.M58])/7" office:value-type="float" office:value="0.687169602791484" calcext:value-type="float">
            <text:p>0,687169602791484</text:p>
          </table:table-cell>
          <table:table-cell table:style-name="ce7" table:formula="of:=SUM([.N52:.N58])/7" office:value-type="float" office:value="0.687636747674271" calcext:value-type="float">
            <text:p>0,687636747674271</text:p>
          </table:table-cell>
          <table:table-cell table:style-name="ce7" table:formula="of:=SUM([.O52:.O58])/7" office:value-type="float" office:value="0.702999717747427" calcext:value-type="float">
            <text:p>0,702999717747427</text:p>
          </table:table-cell>
          <table:table-cell table:style-name="ce7" table:formula="of:=SUM([.P52:.P58])/7"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220.420716" calcext:value-type="float">
            <text:p>-220,420716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-938.691582000047" calcext:value-type="float">
            <text:p>-938,691582000047</text:p>
          </table:table-cell>
          <table:table-cell table:number-columns-repeated="2" office:value-type="float" office:value="1917.38134765625" calcext:value-type="float">
            <text:p>1917,38134765625</text:p>
          </table:table-cell>
          <table:table-cell office:value-type="float" office:value="38.3073387145996" calcext:value-type="float">
            <text:p>38,3073387145996</text:p>
          </table:table-cell>
          <table:table-cell office:value-type="float" office:value="0.0594758056104183" calcext:value-type="float">
            <text:p>0,059475805610418</text:p>
          </table:table-cell>
          <table:table-cell office:value-type="float" office:value="0.999376773834228" calcext:value-type="float">
            <text:p>0,999376773834228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19.98" calcext:value-type="float">
            <text:p>19,98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6238.48997600002" calcext:value-type="float">
            <text:p>6238,48997600002</text:p>
          </table:table-cell>
          <table:table-cell table:number-columns-repeated="2" office:value-type="float" office:value="142.051651000977" calcext:value-type="float">
            <text:p>142,051651000977</text:p>
          </table:table-cell>
          <table:table-cell office:value-type="float" office:value="11.440052986145" calcext:value-type="float">
            <text:p>11,440052986145</text:p>
          </table:table-cell>
          <table:table-cell office:value-type="float" office:value="0.111842103302479" calcext:value-type="float">
            <text:p>0,111842103302479</text:p>
          </table:table-cell>
          <table:table-cell office:value-type="float" office:value="0.943211019039154" calcext:value-type="float">
            <text:p>0,943211019039154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604.921867" calcext:value-type="float">
            <text:p>39604,921867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9209.8437340001" calcext:value-type="float">
            <text:p>79209,8437340001</text:p>
          </table:table-cell>
          <table:table-cell table:number-columns-repeated="2" office:value-type="float" office:value="84243000" calcext:value-type="float">
            <text:p>84243000</text:p>
          </table:table-cell>
          <table:table-cell office:value-type="float" office:value="9055.75390625" calcext:value-type="float">
            <text:p>9055,75390625</text:p>
          </table:table-cell>
          <table:table-cell office:value-type="float" office:value="0.124105013906956" calcext:value-type="float">
            <text:p>0,124105013906956</text:p>
          </table:table-cell>
          <table:table-cell office:value-type="float" office:value="0.998372375965118" calcext:value-type="float">
            <text:p>0,998372375965118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73.303456" calcext:value-type="float">
            <text:p>173,30345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9631.6451219999" calcext:value-type="float">
            <text:p>39631,6451219999</text:p>
          </table:table-cell>
          <table:table-cell table:number-columns-repeated="2" office:value-type="float" office:value="421.489440917969" calcext:value-type="float">
            <text:p>421,489440917969</text:p>
          </table:table-cell>
          <table:table-cell office:value-type="float" office:value="19.3186664581299" calcext:value-type="float">
            <text:p>19,3186664581299</text:p>
          </table:table-cell>
          <table:table-cell office:value-type="float" office:value="0.0610957816243172" calcext:value-type="float">
            <text:p>0,061095781624317</text:p>
          </table:table-cell>
          <table:table-cell office:value-type="float" office:value="0.999499976634979" calcext:value-type="float">
            <text:p>0,999499976634979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3.3399909999999" calcext:value-type="float">
            <text:p>93,3399909999999</text:p>
          </table:table-cell>
          <table:table-cell office:value-type="float" office:value="-4.95" calcext:value-type="float">
            <text:p>-4,95</text:p>
          </table:table-cell>
          <table:table-cell office:value-type="float" office:value="32011.046682" calcext:value-type="float">
            <text:p>32011,046682</text:p>
          </table:table-cell>
          <table:table-cell table:number-columns-repeated="2" office:value-type="float" office:value="145.316589355469" calcext:value-type="float">
            <text:p>145,316589355469</text:p>
          </table:table-cell>
          <table:table-cell office:value-type="float" office:value="11.6710233688355" calcext:value-type="float">
            <text:p>11,6710233688355</text:p>
          </table:table-cell>
          <table:table-cell office:value-type="float" office:value="0.0707070678472519" calcext:value-type="float">
            <text:p>0,070707067847252</text:p>
          </table:table-cell>
          <table:table-cell office:value-type="float" office:value="0.998368680477142" calcext:value-type="float">
            <text:p>0,998368680477142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63.537966" calcext:value-type="float">
            <text:p>963,537966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8051.515295" calcext:value-type="float">
            <text:p>18051,515295</text:p>
          </table:table-cell>
          <table:table-cell table:number-columns-repeated="2" office:value-type="float" office:value="26972.822265625" calcext:value-type="float">
            <text:p>26972,822265625</text:p>
          </table:table-cell>
          <table:table-cell office:value-type="float" office:value="122.477935791016" calcext:value-type="float">
            <text:p>122,477935791016</text:p>
          </table:table-cell>
          <table:table-cell office:value-type="float" office:value="0.0831642970442772" calcext:value-type="float">
            <text:p>0,083164297044277</text:p>
          </table:table-cell>
          <table:table-cell office:value-type="float" office:value="0.996874809265137" calcext:value-type="float">
            <text:p>0,996874809265137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86.37" calcext:value-type="float">
            <text:p>86,37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33228.06" calcext:value-type="float">
            <text:p>33228,06</text:p>
          </table:table-cell>
          <table:table-cell table:number-columns-repeated="2" office:value-type="float" office:value="135.499633789063" calcext:value-type="float">
            <text:p>135,499633789063</text:p>
          </table:table-cell>
          <table:table-cell office:value-type="float" office:value="11.4840202331543" calcext:value-type="float">
            <text:p>11,4840202331543</text:p>
          </table:table-cell>
          <table:table-cell office:value-type="float" office:value="0.0758241787552834" calcext:value-type="float">
            <text:p>0,075824178755283</text:p>
          </table:table-cell>
          <table:table-cell office:value-type="float" office:value="0.99921989440918" calcext:value-type="float">
            <text:p>0,99921989440918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0:.D66])/7" office:value-type="float" office:value="5817.29036628572" calcext:value-type="float">
            <text:p>5817,29036628572</text:p>
          </table:table-cell>
          <table:table-cell table:style-name="ce7" table:formula="of:=SUM([.E60:.E66])/7" office:value-type="float" office:value="425.133323285714" calcext:value-type="float">
            <text:p>425,133323285714</text:p>
          </table:table-cell>
          <table:table-cell table:style-name="ce11" table:formula="of:=SUM([.F60:.F66])/7" office:value-type="float" office:value="29633.1298895714" calcext:value-type="float">
            <text:p>29633,1298895714</text:p>
          </table:table-cell>
          <table:table-cell table:style-name="ce7" table:formula="of:=SUM([.G60:.G66])/7" office:value-type="float" office:value="12038962.0801326" calcext:value-type="float">
            <text:p>12038962,0801326</text:p>
          </table:table-cell>
          <table:table-cell table:style-name="ce7" table:formula="of:=SUM([.H60:.H66])/7" office:value-type="float" office:value="12038962.0801326" calcext:value-type="float">
            <text:p>12038962,0801326</text:p>
          </table:table-cell>
          <table:table-cell table:style-name="ce7" table:formula="of:=SUM([.I60:.I66])/7" office:value-type="float" office:value="1324.35042054313" calcext:value-type="float">
            <text:p>1324,35042054313</text:p>
          </table:table-cell>
          <table:table-cell table:style-name="ce7" table:formula="of:=SUM([.J60:.J66])/7" office:value-type="float" office:value="0.0837448925844261" calcext:value-type="float">
            <text:p>0,083744892584426</text:p>
          </table:table-cell>
          <table:table-cell table:style-name="ce7" table:formula="of:=SUM([.K60:.K66])/7" office:value-type="float" office:value="0.990703361374991" calcext:value-type="float">
            <text:p>0,990703361374991</text:p>
          </table:table-cell>
          <table:table-cell table:style-name="ce7" table:formula="of:=SUM([.L60:.L66])/7" office:value-type="float" office:value="0.716605279700456" calcext:value-type="float">
            <text:p>0,716605279700456</text:p>
          </table:table-cell>
          <table:table-cell table:style-name="ce7" table:formula="of:=SUM([.M60:.M66])/7" office:value-type="float" office:value="0.709186288036388" calcext:value-type="float">
            <text:p>0,709186288036388</text:p>
          </table:table-cell>
          <table:table-cell table:style-name="ce7" table:formula="of:=SUM([.N60:.N66])/7" office:value-type="float" office:value="0.708713648636876" calcext:value-type="float">
            <text:p>0,708713648636876</text:p>
          </table:table-cell>
          <table:table-cell table:style-name="ce7" table:formula="of:=SUM([.O60:.O66])/7" office:value-type="float" office:value="0.725307551944586" calcext:value-type="float">
            <text:p>0,725307551944586</text:p>
          </table:table-cell>
          <table:table-cell table:style-name="ce7" table:formula="of:=SUM([.P60:.P66])/7"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1.740011" calcext:value-type="float">
            <text:p>421,74001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4823.435843" calcext:value-type="float">
            <text:p>34823,435843</text:p>
          </table:table-cell>
          <table:table-cell table:number-columns-repeated="2" office:value-type="float" office:value="1934.73413085938" calcext:value-type="float">
            <text:p>1934,73413085938</text:p>
          </table:table-cell>
          <table:table-cell office:value-type="float" office:value="38.3736305236816" calcext:value-type="float">
            <text:p>38,3736305236816</text:p>
          </table:table-cell>
          <table:table-cell office:value-type="float" office:value="0.284142076969147" calcext:value-type="float">
            <text:p>0,284142076969147</text:p>
          </table:table-cell>
          <table:table-cell office:value-type="float" office:value="0.999658644199371" calcext:value-type="float">
            <text:p>0,999658644199371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0.6" calcext:value-type="float">
            <text:p>20,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948.45997499999" calcext:value-type="float">
            <text:p>5948,45997499999</text:p>
          </table:table-cell>
          <table:table-cell table:number-columns-repeated="2" office:value-type="float" office:value="188.038635253906" calcext:value-type="float">
            <text:p>188,038635253906</text:p>
          </table:table-cell>
          <table:table-cell office:value-type="float" office:value="12.5656986236572" calcext:value-type="float">
            <text:p>12,5656986236572</text:p>
          </table:table-cell>
          <table:table-cell office:value-type="float" office:value="0.251497000455856" calcext:value-type="float">
            <text:p>0,251497000455856</text:p>
          </table:table-cell>
          <table:table-cell office:value-type="float" office:value="0.989979565143585" calcext:value-type="float">
            <text:p>0,98997956514358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600.709959" calcext:value-type="float">
            <text:p>36600,709959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3201.419918" calcext:value-type="float">
            <text:p>73201,419918</text:p>
          </table:table-cell>
          <table:table-cell table:number-columns-repeated="2" office:value-type="float" office:value="85504696" calcext:value-type="float">
            <text:p>85504696</text:p>
          </table:table-cell>
          <table:table-cell office:value-type="float" office:value="9122.515625" calcext:value-type="float">
            <text:p>9122,515625</text:p>
          </table:table-cell>
          <table:table-cell office:value-type="float" office:value="0.280459761619568" calcext:value-type="float">
            <text:p>0,280459761619568</text:p>
          </table:table-cell>
          <table:table-cell office:value-type="float" office:value="0.999418199062347" calcext:value-type="float">
            <text:p>0,999418199062347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9.872298" calcext:value-type="float">
            <text:p>239,87229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20485.705564" calcext:value-type="float">
            <text:p>120485,705564</text:p>
          </table:table-cell>
          <table:table-cell table:number-columns-repeated="2" office:value-type="float" office:value="419.625335693359" calcext:value-type="float">
            <text:p>419,625335693359</text:p>
          </table:table-cell>
          <table:table-cell office:value-type="float" office:value="19.2687759399414" calcext:value-type="float">
            <text:p>19,2687759399414</text:p>
          </table:table-cell>
          <table:table-cell office:value-type="float" office:value="0.148061111569405" calcext:value-type="float">
            <text:p>0,148061111569405</text:p>
          </table:table-cell>
          <table:table-cell office:value-type="float" office:value="0.999838411808014" calcext:value-type="float">
            <text:p>0,999838411808014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909993" calcext:value-type="float">
            <text:p>94,9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32936.127064" calcext:value-type="float">
            <text:p>32936,127064</text:p>
          </table:table-cell>
          <table:table-cell table:number-columns-repeated="2" office:value-type="float" office:value="145.095565795898" calcext:value-type="float">
            <text:p>145,095565795898</text:p>
          </table:table-cell>
          <table:table-cell office:value-type="float" office:value="11.6650238037109" calcext:value-type="float">
            <text:p>11,6650238037109</text:p>
          </table:table-cell>
          <table:table-cell office:value-type="float" office:value="0.204771369695663" calcext:value-type="float">
            <text:p>0,204771369695663</text:p>
          </table:table-cell>
          <table:table-cell office:value-type="float" office:value="0.999513268470764" calcext:value-type="float">
            <text:p>0,999513268470764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0.290064" calcext:value-type="float">
            <text:p>1220,29006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2464.642753" calcext:value-type="float">
            <text:p>32464,642753</text:p>
          </table:table-cell>
          <table:table-cell table:number-columns-repeated="2" office:value-type="float" office:value="28066.4921875" calcext:value-type="float">
            <text:p>28066,4921875</text:p>
          </table:table-cell>
          <table:table-cell office:value-type="float" office:value="124.11109161377" calcext:value-type="float">
            <text:p>124,11109161377</text:p>
          </table:table-cell>
          <table:table-cell office:value-type="float" office:value="0.200392931699753" calcext:value-type="float">
            <text:p>0,200392931699753</text:p>
          </table:table-cell>
          <table:table-cell office:value-type="float" office:value="0.998872101306915" calcext:value-type="float">
            <text:p>0,998872101306915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3.5" calcext:value-type="float">
            <text:p>93,5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39335.28" calcext:value-type="float">
            <text:p>39335,28</text:p>
          </table:table-cell>
          <table:table-cell table:number-columns-repeated="2" office:value-type="float" office:value="135.166076660156" calcext:value-type="float">
            <text:p>135,166076660156</text:p>
          </table:table-cell>
          <table:table-cell office:value-type="float" office:value="11.4721355438232" calcext:value-type="float">
            <text:p>11,4721355438232</text:p>
          </table:table-cell>
          <table:table-cell office:value-type="float" office:value="0.24946004152298" calcext:value-type="float">
            <text:p>0,24946004152298</text:p>
          </table:table-cell>
          <table:table-cell office:value-type="float" office:value="0.999689042568207" calcext:value-type="float">
            <text:p>0,999689042568207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8:.D74])/7" office:value-type="float" office:value="5527.37461785715" calcext:value-type="float">
            <text:p>5527,37461785715</text:p>
          </table:table-cell>
          <table:table-cell table:style-name="ce7" table:formula="of:=SUM([.E68:.E74])/7" office:value-type="float" office:value="203.348506428571" calcext:value-type="float">
            <text:p>203,348506428571</text:p>
          </table:table-cell>
          <table:table-cell table:style-name="ce11" table:formula="of:=SUM([.F68:.F74])/7" office:value-type="float" office:value="48456.438731" calcext:value-type="float">
            <text:p>48456,438731</text:p>
          </table:table-cell>
          <table:table-cell table:style-name="ce7" table:formula="of:=SUM([.G68:.G74])/7" office:value-type="float" office:value="12219369.3074188" calcext:value-type="float">
            <text:p>12219369,3074188</text:p>
          </table:table-cell>
          <table:table-cell table:style-name="ce7" table:formula="of:=SUM([.H68:.H74])/7" office:value-type="float" office:value="12219369.3074188" calcext:value-type="float">
            <text:p>12219369,3074188</text:p>
          </table:table-cell>
          <table:table-cell table:style-name="ce7" table:formula="of:=SUM([.I68:.I74])/7" office:value-type="float" office:value="1334.28171157837" calcext:value-type="float">
            <text:p>1334,28171157837</text:p>
          </table:table-cell>
          <table:table-cell table:style-name="ce7" table:formula="of:=SUM([.J68:.J74])/7" office:value-type="float" office:value="0.231254899076053" calcext:value-type="float">
            <text:p>0,231254899076053</text:p>
          </table:table-cell>
          <table:table-cell table:style-name="ce7" table:formula="of:=SUM([.K68:.K74])/7" office:value-type="float" office:value="0.998138461794172" calcext:value-type="float">
            <text:p>0,998138461794172</text:p>
          </table:table-cell>
          <table:table-cell table:style-name="ce7" table:formula="of:=SUM([.L68:.L74])/7" office:value-type="float" office:value="0.79522018722756" calcext:value-type="float">
            <text:p>0,79522018722756</text:p>
          </table:table-cell>
          <table:table-cell table:style-name="ce7" table:formula="of:=SUM([.M68:.M74])/7" office:value-type="float" office:value="0.791342913022566" calcext:value-type="float">
            <text:p>0,791342913022566</text:p>
          </table:table-cell>
          <table:table-cell table:style-name="ce7" table:formula="of:=SUM([.N68:.N74])/7" office:value-type="float" office:value="0.784497538644137" calcext:value-type="float">
            <text:p>0,784497538644137</text:p>
          </table:table-cell>
          <table:table-cell table:style-name="ce7" table:formula="of:=SUM([.O68:.O74])/7" office:value-type="float" office:value="0.806963896406629" calcext:value-type="float">
            <text:p>0,806963896406629</text:p>
          </table:table-cell>
          <table:table-cell table:style-name="ce7" table:formula="of:=SUM([.P68:.P74])/7"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7.559637" calcext:value-type="float">
            <text:p>387,5596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5056.688721" calcext:value-type="float">
            <text:p>35056,688721</text:p>
          </table:table-cell>
          <table:table-cell table:number-columns-repeated="2" office:value-type="float" office:value="1936.5771484375" calcext:value-type="float">
            <text:p>1936,5771484375</text:p>
          </table:table-cell>
          <table:table-cell office:value-type="float" office:value="38.3883209228516" calcext:value-type="float">
            <text:p>38,3883209228516</text:p>
          </table:table-cell>
          <table:table-cell office:value-type="float" office:value="0.151075541973114" calcext:value-type="float">
            <text:p>0,151075541973114</text:p>
          </table:table-cell>
          <table:table-cell office:value-type="float" office:value="0.999679923057556" calcext:value-type="float">
            <text:p>0,999679923057556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66" calcext:value-type="float">
            <text:p>27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7736.08001399999" calcext:value-type="float">
            <text:p>7736,08001399999</text:p>
          </table:table-cell>
          <table:table-cell table:number-columns-repeated="2" office:value-type="float" office:value="187.647308349609" calcext:value-type="float">
            <text:p>187,647308349609</text:p>
          </table:table-cell>
          <table:table-cell office:value-type="float" office:value="12.5483283996582" calcext:value-type="float">
            <text:p>12,5483283996582</text:p>
          </table:table-cell>
          <table:table-cell office:value-type="float" office:value="0.239520952105522" calcext:value-type="float">
            <text:p>0,239520952105522</text:p>
          </table:table-cell>
          <table:table-cell office:value-type="float" office:value="0.990598499774933" calcext:value-type="float">
            <text:p>0,990598499774933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168.499997" calcext:value-type="float">
            <text:p>36168,499997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2336.999994" calcext:value-type="float">
            <text:p>72336,999994</text:p>
          </table:table-cell>
          <table:table-cell table:number-columns-repeated="2" office:value-type="float" office:value="85504600" calcext:value-type="float">
            <text:p>85504600</text:p>
          </table:table-cell>
          <table:table-cell office:value-type="float" office:value="9122.509765625" calcext:value-type="float">
            <text:p>9122,509765625</text:p>
          </table:table-cell>
          <table:table-cell office:value-type="float" office:value="0.193103447556496" calcext:value-type="float">
            <text:p>0,193103447556496</text:p>
          </table:table-cell>
          <table:table-cell office:value-type="float" office:value="0.99944144487381" calcext:value-type="float">
            <text:p>0,99944144487381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3.394604" calcext:value-type="float">
            <text:p>243,394604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34622.123409" calcext:value-type="float">
            <text:p>134622,123409</text:p>
          </table:table-cell>
          <table:table-cell table:number-columns-repeated="2" office:value-type="float" office:value="419.827423095703" calcext:value-type="float">
            <text:p>419,827423095703</text:p>
          </table:table-cell>
          <table:table-cell office:value-type="float" office:value="19.2732677459717" calcext:value-type="float">
            <text:p>19,2732677459717</text:p>
          </table:table-cell>
          <table:table-cell office:value-type="float" office:value="0.274187237024307" calcext:value-type="float">
            <text:p>0,274187237024307</text:p>
          </table:table-cell>
          <table:table-cell office:value-type="float" office:value="0.999839723110199" calcext:value-type="float">
            <text:p>0,999839723110199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5.009993" calcext:value-type="float">
            <text:p>105,0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43814.476697" calcext:value-type="float">
            <text:p>43814,476697</text:p>
          </table:table-cell>
          <table:table-cell table:number-columns-repeated="2" office:value-type="float" office:value="145.145217895508" calcext:value-type="float">
            <text:p>145,145217895508</text:p>
          </table:table-cell>
          <table:table-cell office:value-type="float" office:value="11.6671113967896" calcext:value-type="float">
            <text:p>11,6671113967896</text:p>
          </table:table-cell>
          <table:table-cell office:value-type="float" office:value="0.152087479829788" calcext:value-type="float">
            <text:p>0,152087479829788</text:p>
          </table:table-cell>
          <table:table-cell office:value-type="float" office:value="0.99946916103363" calcext:value-type="float">
            <text:p>0,99946916103363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8.454046" calcext:value-type="float">
            <text:p>1288,454046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44910.184049" calcext:value-type="float">
            <text:p>44910,184049</text:p>
          </table:table-cell>
          <table:table-cell table:number-columns-repeated="2" office:value-type="float" office:value="28077.4609375" calcext:value-type="float">
            <text:p>28077,4609375</text:p>
          </table:table-cell>
          <table:table-cell office:value-type="float" office:value="124.126335144043" calcext:value-type="float">
            <text:p>124,126335144043</text:p>
          </table:table-cell>
          <table:table-cell office:value-type="float" office:value="0.22396856546402" calcext:value-type="float">
            <text:p>0,22396856546402</text:p>
          </table:table-cell>
          <table:table-cell office:value-type="float" office:value="0.998827517032623" calcext:value-type="float">
            <text:p>0,998827517032623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51" calcext:value-type="float">
            <text:p>98,51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48306.22" calcext:value-type="float">
            <text:p>48306,22</text:p>
          </table:table-cell>
          <table:table-cell table:number-columns-repeated="2" office:value-type="float" office:value="135.440383911133" calcext:value-type="float">
            <text:p>135,440383911133</text:p>
          </table:table-cell>
          <table:table-cell office:value-type="float" office:value="11.4841661453247" calcext:value-type="float">
            <text:p>11,4841661453247</text:p>
          </table:table-cell>
          <table:table-cell office:value-type="float" office:value="0.161987036466598" calcext:value-type="float">
            <text:p>0,161987036466598</text:p>
          </table:table-cell>
          <table:table-cell office:value-type="float" office:value="0.999706625938416" calcext:value-type="float">
            <text:p>0,999706625938416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6:.D82])/7" office:value-type="float" office:value="5474.15546814286" calcext:value-type="float">
            <text:p>5474,15546814286</text:p>
          </table:table-cell>
          <table:table-cell table:style-name="ce7" table:formula="of:=SUM([.E76:.E82])/7" office:value-type="float" office:value="203.348506428571" calcext:value-type="float">
            <text:p>203,348506428571</text:p>
          </table:table-cell>
          <table:table-cell table:style-name="ce11" table:formula="of:=SUM([.F76:.F82])/7" office:value-type="float" office:value="55254.6818405714" calcext:value-type="float">
            <text:p>55254,6818405714</text:p>
          </table:table-cell>
          <table:table-cell table:style-name="ce7" table:formula="of:=SUM([.G76:.G82])/7" office:value-type="float" office:value="12219357.4426313" calcext:value-type="float">
            <text:p>12219357,4426313</text:p>
          </table:table-cell>
          <table:table-cell table:style-name="ce7" table:formula="of:=SUM([.H76:.H82])/7" office:value-type="float" office:value="12219357.4426313" calcext:value-type="float">
            <text:p>12219357,4426313</text:p>
          </table:table-cell>
          <table:table-cell table:style-name="ce7" table:formula="of:=SUM([.I76:.I82])/7" office:value-type="float" office:value="1334.28532791138" calcext:value-type="float">
            <text:p>1334,28532791138</text:p>
          </table:table-cell>
          <table:table-cell table:style-name="ce7" table:formula="of:=SUM([.J76:.J82])/7" office:value-type="float" office:value="0.199418608631407" calcext:value-type="float">
            <text:p>0,199418608631407</text:p>
          </table:table-cell>
          <table:table-cell table:style-name="ce7" table:formula="of:=SUM([.K76:.K82])/7" office:value-type="float" office:value="0.998223270688738" calcext:value-type="float">
            <text:p>0,998223270688738</text:p>
          </table:table-cell>
          <table:table-cell table:style-name="ce7" table:formula="of:=SUM([.L76:.L82])/7" office:value-type="float" office:value="0.824648932237462" calcext:value-type="float">
            <text:p>0,824648932237462</text:p>
          </table:table-cell>
          <table:table-cell table:style-name="ce7" table:formula="of:=SUM([.M76:.M82])/7" office:value-type="float" office:value="0.82248340216914" calcext:value-type="float">
            <text:p>0,82248340216914</text:p>
          </table:table-cell>
          <table:table-cell table:style-name="ce7" table:formula="of:=SUM([.N76:.N82])/7" office:value-type="float" office:value="0.815088324325652" calcext:value-type="float">
            <text:p>0,815088324325652</text:p>
          </table:table-cell>
          <table:table-cell table:style-name="ce7" table:formula="of:=SUM([.O76:.O82])/7" office:value-type="float" office:value="0.834670988514669" calcext:value-type="float">
            <text:p>0,834670988514669</text:p>
          </table:table-cell>
          <table:table-cell table:style-name="ce7" table:formula="of:=SUM([.P76:.P82])/7"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5.028193" calcext:value-type="float">
            <text:p>425,028193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7725.5760689999" calcext:value-type="float">
            <text:p>27725,5760689999</text:p>
          </table:table-cell>
          <table:table-cell table:number-columns-repeated="2" office:value-type="float" office:value="1937.40600585938" calcext:value-type="float">
            <text:p>1937,40600585938</text:p>
          </table:table-cell>
          <table:table-cell office:value-type="float" office:value="38.3782157897949" calcext:value-type="float">
            <text:p>38,3782157897949</text:p>
          </table:table-cell>
          <table:table-cell office:value-type="float" office:value="0.400997519493103" calcext:value-type="float">
            <text:p>0,400997519493103</text:p>
          </table:table-cell>
          <table:table-cell office:value-type="float" office:value="0.999921381473541" calcext:value-type="float">
            <text:p>0,999921381473541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8.249998" calcext:value-type="float">
            <text:p>28,24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8952.14933299998" calcext:value-type="float">
            <text:p>8952,14933299998</text:p>
          </table:table-cell>
          <table:table-cell table:number-columns-repeated="2" office:value-type="float" office:value="226.690185546875" calcext:value-type="float">
            <text:p>226,690185546875</text:p>
          </table:table-cell>
          <table:table-cell office:value-type="float" office:value="13.3431587219238" calcext:value-type="float">
            <text:p>13,3431587219238</text:p>
          </table:table-cell>
          <table:table-cell office:value-type="float" office:value="0.37572255730629" calcext:value-type="float">
            <text:p>0,37572255730629</text:p>
          </table:table-cell>
          <table:table-cell office:value-type="float" office:value="0.997930109500885" calcext:value-type="float">
            <text:p>0,997930109500885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319.761231" calcext:value-type="float">
            <text:p>33319,76123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6639.522462" calcext:value-type="float">
            <text:p>66639,522462</text:p>
          </table:table-cell>
          <table:table-cell table:number-columns-repeated="2" office:value-type="float" office:value="86224240" calcext:value-type="float">
            <text:p>86224240</text:p>
          </table:table-cell>
          <table:table-cell office:value-type="float" office:value="9158.408203125" calcext:value-type="float">
            <text:p>9158,408203125</text:p>
          </table:table-cell>
          <table:table-cell office:value-type="float" office:value="0.276643991470337" calcext:value-type="float">
            <text:p>0,276643991470337</text:p>
          </table:table-cell>
          <table:table-cell office:value-type="float" office:value="0.99969607591629" calcext:value-type="float">
            <text:p>0,99969607591629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55.801153" calcext:value-type="float">
            <text:p>155,801153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27488.9536989998" calcext:value-type="float">
            <text:p>27488,9536989998</text:p>
          </table:table-cell>
          <table:table-cell table:number-columns-repeated="2" office:value-type="float" office:value="418.782043457031" calcext:value-type="float">
            <text:p>418,782043457031</text:p>
          </table:table-cell>
          <table:table-cell office:value-type="float" office:value="19.2473583221436" calcext:value-type="float">
            <text:p>19,2473583221436</text:p>
          </table:table-cell>
          <table:table-cell office:value-type="float" office:value="0.385697543621063" calcext:value-type="float">
            <text:p>0,385697543621063</text:p>
          </table:table-cell>
          <table:table-cell office:value-type="float" office:value="0.999894678592682" calcext:value-type="float">
            <text:p>0,999894678592682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5.869994" calcext:value-type="float">
            <text:p>65,86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14832.387958" calcext:value-type="float">
            <text:p>14832,387958</text:p>
          </table:table-cell>
          <table:table-cell table:number-columns-repeated="2" office:value-type="float" office:value="144.878005981445" calcext:value-type="float">
            <text:p>144,878005981445</text:p>
          </table:table-cell>
          <table:table-cell office:value-type="float" office:value="11.6572875976563" calcext:value-type="float">
            <text:p>11,6572875976563</text:p>
          </table:table-cell>
          <table:table-cell office:value-type="float" office:value="0.318181812763214" calcext:value-type="float">
            <text:p>0,318181812763214</text:p>
          </table:table-cell>
          <table:table-cell office:value-type="float" office:value="0.999738156795502" calcext:value-type="float">
            <text:p>0,999738156795502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173.954043" calcext:value-type="float">
            <text:p>1173,954043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131.893026" calcext:value-type="float">
            <text:p>31131,893026</text:p>
          </table:table-cell>
          <table:table-cell table:number-columns-repeated="2" office:value-type="float" office:value="28155.693359375" calcext:value-type="float">
            <text:p>28155,693359375</text:p>
          </table:table-cell>
          <table:table-cell office:value-type="float" office:value="124.062728881836" calcext:value-type="float">
            <text:p>124,062728881836</text:p>
          </table:table-cell>
          <table:table-cell office:value-type="float" office:value="0.396116495132446" calcext:value-type="float">
            <text:p>0,396116495132446</text:p>
          </table:table-cell>
          <table:table-cell office:value-type="float" office:value="0.999528050422668" calcext:value-type="float">
            <text:p>0,999528050422668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58.0900000000001" calcext:value-type="float">
            <text:p>58,0900000000001</text:p>
          </table:table-cell>
          <table:table-cell office:value-type="float" office:value="1.53" calcext:value-type="float">
            <text:p>1,53</text:p>
          </table:table-cell>
          <table:table-cell office:value-type="float" office:value="13722.62" calcext:value-type="float">
            <text:p>13722,62</text:p>
          </table:table-cell>
          <table:table-cell table:number-columns-repeated="2" office:value-type="float" office:value="135.227325439453" calcext:value-type="float">
            <text:p>135,227325439453</text:p>
          </table:table-cell>
          <table:table-cell office:value-type="float" office:value="11.4751653671265" calcext:value-type="float">
            <text:p>11,4751653671265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159809112" calcext:value-type="float">
            <text:p>0,999828159809112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84:.D90])/7" office:value-type="float" office:value="5032.393516" calcext:value-type="float">
            <text:p>5032,393516</text:p>
          </table:table-cell>
          <table:table-cell table:style-name="ce7" table:formula="of:=SUM([.E84:.E90])/7" office:value-type="float" office:value="210.010220285714" calcext:value-type="float">
            <text:p>210,010220285714</text:p>
          </table:table-cell>
          <table:table-cell table:style-name="ce11" table:formula="of:=SUM([.F84:.F90])/7" office:value-type="float" office:value="27213.3003638571" calcext:value-type="float">
            <text:p>27213,3003638571</text:p>
          </table:table-cell>
          <table:table-cell table:style-name="ce7" table:formula="of:=SUM([.G84:.G90])/7" office:value-type="float" office:value="12322179.8109894" calcext:value-type="float">
            <text:p>12322179,8109894</text:p>
          </table:table-cell>
          <table:table-cell table:style-name="ce7" table:formula="of:=SUM([.H84:.H90])/7" office:value-type="float" office:value="12322179.8109894" calcext:value-type="float">
            <text:p>12322179,8109894</text:p>
          </table:table-cell>
          <table:table-cell table:style-name="ce7" table:formula="of:=SUM([.I84:.I90])/7" office:value-type="float" office:value="1339.51030254364" calcext:value-type="float">
            <text:p>1339,51030254364</text:p>
          </table:table-cell>
          <table:table-cell table:style-name="ce7" table:formula="of:=SUM([.J84:.J90])/7" office:value-type="float" office:value="0.362190595694951" calcext:value-type="float">
            <text:p>0,362190595694951</text:p>
          </table:table-cell>
          <table:table-cell table:style-name="ce7" table:formula="of:=SUM([.K84:.K90])/7" office:value-type="float" office:value="0.999505230358669" calcext:value-type="float">
            <text:p>0,999505230358669</text:p>
          </table:table-cell>
          <table:table-cell table:style-name="ce7" table:formula="of:=SUM([.L84:.L90])/7" office:value-type="float" office:value="0.717019955195806" calcext:value-type="float">
            <text:p>0,717019955195806</text:p>
          </table:table-cell>
          <table:table-cell table:style-name="ce7" table:formula="of:=SUM([.M84:.M90])/7" office:value-type="float" office:value="0.711661846500835" calcext:value-type="float">
            <text:p>0,711661846500835</text:p>
          </table:table-cell>
          <table:table-cell table:style-name="ce7" table:formula="of:=SUM([.N84:.N90])/7" office:value-type="float" office:value="0.706371968674016" calcext:value-type="float">
            <text:p>0,706371968674016</text:p>
          </table:table-cell>
          <table:table-cell table:style-name="ce7" table:formula="of:=SUM([.O84:.O90])/7" office:value-type="float" office:value="0.728595265863674" calcext:value-type="float">
            <text:p>0,728595265863674</text:p>
          </table:table-cell>
          <table:table-cell table:style-name="ce7" table:formula="of:=SUM([.P84:.P90])/7"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33.710012" calcext:value-type="float">
            <text:p>333,710012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3401.608561" calcext:value-type="float">
            <text:p>23401,608561</text:p>
          </table:table-cell>
          <table:table-cell table:number-columns-repeated="2" office:value-type="float" office:value="1938.92321777344" calcext:value-type="float">
            <text:p>1938,92321777344</text:p>
          </table:table-cell>
          <table:table-cell office:value-type="float" office:value="38.3901596069336" calcext:value-type="float">
            <text:p>38,3901596069336</text:p>
          </table:table-cell>
          <table:table-cell office:value-type="float" office:value="0.358603477478027" calcext:value-type="float">
            <text:p>0,358603477478027</text:p>
          </table:table-cell>
          <table:table-cell office:value-type="float" office:value="0.999929070472717" calcext:value-type="float">
            <text:p>0,999929070472717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0.829998" calcext:value-type="float">
            <text:p>30,82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11007.1393" calcext:value-type="float">
            <text:p>11007,1393</text:p>
          </table:table-cell>
          <table:table-cell table:number-columns-repeated="2" office:value-type="float" office:value="225.499328613281" calcext:value-type="float">
            <text:p>225,499328613281</text:p>
          </table:table-cell>
          <table:table-cell office:value-type="float" office:value="13.284764289856" calcext:value-type="float">
            <text:p>13,284764289856</text:p>
          </table:table-cell>
          <table:table-cell office:value-type="float" office:value="0.33526012301445" calcext:value-type="float">
            <text:p>0,33526012301445</text:p>
          </table:table-cell>
          <table:table-cell office:value-type="float" office:value="0.998057723045349" calcext:value-type="float">
            <text:p>0,998057723045349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5403.320311" calcext:value-type="float">
            <text:p>35403,32031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0806.640622" calcext:value-type="float">
            <text:p>70806,640622</text:p>
          </table:table-cell>
          <table:table-cell table:number-columns-repeated="2" office:value-type="float" office:value="86224368" calcext:value-type="float">
            <text:p>86224368</text:p>
          </table:table-cell>
          <table:table-cell office:value-type="float" office:value="9158.4140625" calcext:value-type="float">
            <text:p>9158,41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707162380218" calcext:value-type="float">
            <text:p>0,999707162380218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85.666526" calcext:value-type="float">
            <text:p>185,666526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42559.415912" calcext:value-type="float">
            <text:p>42559,415912</text:p>
          </table:table-cell>
          <table:table-cell table:number-columns-repeated="2" office:value-type="float" office:value="418.764739990234" calcext:value-type="float">
            <text:p>418,764739990234</text:p>
          </table:table-cell>
          <table:table-cell office:value-type="float" office:value="19.2436828613281" calcext:value-type="float">
            <text:p>19,2436828613281</text:p>
          </table:table-cell>
          <table:table-cell office:value-type="float" office:value="0.360687762498856" calcext:value-type="float">
            <text:p>0,360687762498856</text:p>
          </table:table-cell>
          <table:table-cell office:value-type="float" office:value="0.999911487102508" calcext:value-type="float">
            <text:p>0,999911487102508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7.0299929999999" calcext:value-type="float">
            <text:p>77,0299929999999</text:p>
          </table:table-cell>
          <table:table-cell office:value-type="float" office:value="-3.46" calcext:value-type="float">
            <text:p>-3,46</text:p>
          </table:table-cell>
          <table:table-cell office:value-type="float" office:value="19226.407634" calcext:value-type="float">
            <text:p>19226,407634</text:p>
          </table:table-cell>
          <table:table-cell table:number-columns-repeated="2" office:value-type="float" office:value="144.783843994141" calcext:value-type="float">
            <text:p>144,783843994141</text:p>
          </table:table-cell>
          <table:table-cell office:value-type="float" office:value="11.6520843505859" calcext:value-type="float">
            <text:p>11,6520843505859</text:p>
          </table:table-cell>
          <table:table-cell office:value-type="float" office:value="0.24604743719101" calcext:value-type="float">
            <text:p>0,24604743719101</text:p>
          </table:table-cell>
          <table:table-cell office:value-type="float" office:value="0.999730825424194" calcext:value-type="float">
            <text:p>0,999730825424194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87.83609" calcext:value-type="float">
            <text:p>1187,83609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511.902437" calcext:value-type="float">
            <text:p>31511,902437</text:p>
          </table:table-cell>
          <table:table-cell table:number-columns-repeated="2" office:value-type="float" office:value="28159.30078125" calcext:value-type="float">
            <text:p>28159,30078125</text:p>
          </table:table-cell>
          <table:table-cell office:value-type="float" office:value="124.070709228516" calcext:value-type="float">
            <text:p>124,070709228516</text:p>
          </table:table-cell>
          <table:table-cell office:value-type="float" office:value="0.312621355056763" calcext:value-type="float">
            <text:p>0,312621355056763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0.69" calcext:value-type="float">
            <text:p>70,69</text:p>
          </table:table-cell>
          <table:table-cell office:value-type="float" office:value="1.53" calcext:value-type="float">
            <text:p>1,53</text:p>
          </table:table-cell>
          <table:table-cell office:value-type="float" office:value="20006.72" calcext:value-type="float">
            <text:p>20006,72</text:p>
          </table:table-cell>
          <table:table-cell table:number-columns-repeated="2" office:value-type="float" office:value="134.750427246094" calcext:value-type="float">
            <text:p>134,750427246094</text:p>
          </table:table-cell>
          <table:table-cell office:value-type="float" office:value="11.4541625976563" calcext:value-type="float">
            <text:p>11,4541625976563</text:p>
          </table:table-cell>
          <table:table-cell office:value-type="float" office:value="0.371244639158249" calcext:value-type="float">
            <text:p>0,371244639158249</text:p>
          </table:table-cell>
          <table:table-cell office:value-type="float" office:value="0.999821066856384" calcext:value-type="float">
            <text:p>0,999821066856384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2:.D98])/7" office:value-type="float" office:value="5327.01184714286" calcext:value-type="float">
            <text:p>5327,01184714286</text:p>
          </table:table-cell>
          <table:table-cell table:style-name="ce7" table:formula="of:=SUM([.E92:.E98])/7" office:value-type="float" office:value="210.010220285714" calcext:value-type="float">
            <text:p>210,010220285714</text:p>
          </table:table-cell>
          <table:table-cell table:style-name="ce11" table:formula="of:=SUM([.F92:.F98])/7" office:value-type="float" office:value="31217.1192094286" calcext:value-type="float">
            <text:p>31217,1192094286</text:p>
          </table:table-cell>
          <table:table-cell table:style-name="ce7" table:formula="of:=SUM([.G92:.G98])/7" office:value-type="float" office:value="12322198.5746198" calcext:value-type="float">
            <text:p>12322198,5746198</text:p>
          </table:table-cell>
          <table:table-cell table:style-name="ce7" table:formula="of:=SUM([.H92:.H98])/7" office:value-type="float" office:value="12322198.5746198" calcext:value-type="float">
            <text:p>12322198,5746198</text:p>
          </table:table-cell>
          <table:table-cell table:style-name="ce7" table:formula="of:=SUM([.I92:.I98])/7" office:value-type="float" office:value="1339.50137506213" calcext:value-type="float">
            <text:p>1339,50137506213</text:p>
          </table:table-cell>
          <table:table-cell table:style-name="ce7" table:formula="of:=SUM([.J92:.J98])/7" office:value-type="float" office:value="0.337916740349361" calcext:value-type="float">
            <text:p>0,337916740349361</text:p>
          </table:table-cell>
          <table:table-cell table:style-name="ce7" table:formula="of:=SUM([.K92:.K98])/7" office:value-type="float" office:value="0.999521119253976" calcext:value-type="float">
            <text:p>0,999521119253976</text:p>
          </table:table-cell>
          <table:table-cell table:style-name="ce7" table:formula="of:=SUM([.L92:.L98])/7" office:value-type="float" office:value="0.745014180494208" calcext:value-type="float">
            <text:p>0,745014180494208</text:p>
          </table:table-cell>
          <table:table-cell table:style-name="ce7" table:formula="of:=SUM([.M92:.M98])/7" office:value-type="float" office:value="0.740093870013309" calcext:value-type="float">
            <text:p>0,740093870013309</text:p>
          </table:table-cell>
          <table:table-cell table:style-name="ce7" table:formula="of:=SUM([.N92:.N98])/7" office:value-type="float" office:value="0.735204174180099" calcext:value-type="float">
            <text:p>0,735204174180099</text:p>
          </table:table-cell>
          <table:table-cell table:style-name="ce7" table:formula="of:=SUM([.O92:.O98])/7" office:value-type="float" office:value="0.755802536348676" calcext:value-type="float">
            <text:p>0,755802536348676</text:p>
          </table:table-cell>
          <table:table-cell table:style-name="ce7" table:formula="of:=SUM([.P92:.P98])/7"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41.942854" calcext:value-type="float">
            <text:p>141,942854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9414.12580499997" calcext:value-type="float">
            <text:p>9414,12580499997</text:p>
          </table:table-cell>
          <table:table-cell table:number-columns-repeated="2" office:value-type="float" office:value="1941.25183105469" calcext:value-type="float">
            <text:p>1941,25183105469</text:p>
          </table:table-cell>
          <table:table-cell office:value-type="float" office:value="38.4705810546875" calcext:value-type="float">
            <text:p>38,4705810546875</text:p>
          </table:table-cell>
          <table:table-cell office:value-type="float" office:value="0.278309017419815" calcext:value-type="float">
            <text:p>0,278309017419815</text:p>
          </table:table-cell>
          <table:table-cell office:value-type="float" office:value="0.999864876270294" calcext:value-type="float">
            <text:p>0,999864876270294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.42" calcext:value-type="float">
            <text:p>2,42</text:p>
          </table:table-cell>
          <table:table-cell office:value-type="float" office:value="-10.61" calcext:value-type="float">
            <text:p>-10,61</text:p>
          </table:table-cell>
          <table:table-cell office:value-type="float" office:value="1551.44002900001" calcext:value-type="float">
            <text:p>1551,44002900001</text:p>
          </table:table-cell>
          <table:table-cell table:number-columns-repeated="2" office:value-type="float" office:value="134.883819580078" calcext:value-type="float">
            <text:p>134,883819580078</text:p>
          </table:table-cell>
          <table:table-cell office:value-type="float" office:value="11.295334815979" calcext:value-type="float">
            <text:p>11,295334815979</text:p>
          </table:table-cell>
          <table:table-cell office:value-type="float" office:value="0.174193546175957" calcext:value-type="float">
            <text:p>0,174193546175957</text:p>
          </table:table-cell>
          <table:table-cell office:value-type="float" office:value="0.976837456226349" calcext:value-type="float">
            <text:p>0,976837456226349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696.789549" calcext:value-type="float">
            <text:p>33696,789549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7393.5790980001" calcext:value-type="float">
            <text:p>67393,5790980001</text:p>
          </table:table-cell>
          <table:table-cell table:number-columns-repeated="2" office:value-type="float" office:value="84735944" calcext:value-type="float">
            <text:p>84735944</text:p>
          </table:table-cell>
          <table:table-cell office:value-type="float" office:value="9080.5810546875" calcext:value-type="float">
            <text:p>9080,5810546875</text:p>
          </table:table-cell>
          <table:table-cell office:value-type="float" office:value="0.163120567798615" calcext:value-type="float">
            <text:p>0,163120567798615</text:p>
          </table:table-cell>
          <table:table-cell office:value-type="float" office:value="0.999471604824066" calcext:value-type="float">
            <text:p>0,999471604824066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7.016524" calcext:value-type="float">
            <text:p>107,016524</text:p>
          </table:table-cell>
          <table:table-cell office:value-type="float" office:value="-8.285" calcext:value-type="float">
            <text:p>-8,285</text:p>
          </table:table-cell>
          <table:table-cell office:value-type="float" office:value="15664.338485" calcext:value-type="float">
            <text:p>15664,338485</text:p>
          </table:table-cell>
          <table:table-cell table:number-columns-repeated="2" office:value-type="float" office:value="420.531280517578" calcext:value-type="float">
            <text:p>420,531280517578</text:p>
          </table:table-cell>
          <table:table-cell office:value-type="float" office:value="19.2902355194092" calcext:value-type="float">
            <text:p>19,2902355194092</text:p>
          </table:table-cell>
          <table:table-cell office:value-type="float" office:value="0.176702082157135" calcext:value-type="float">
            <text:p>0,176702082157135</text:p>
          </table:table-cell>
          <table:table-cell office:value-type="float" office:value="0.999840438365936" calcext:value-type="float">
            <text:p>0,999840438365936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49996" calcext:value-type="float">
            <text:p>56,749996</text:p>
          </table:table-cell>
          <table:table-cell office:value-type="float" office:value="-3.5" calcext:value-type="float">
            <text:p>-3,5</text:p>
          </table:table-cell>
          <table:table-cell office:value-type="float" office:value="12175.828913" calcext:value-type="float">
            <text:p>12175,828913</text:p>
          </table:table-cell>
          <table:table-cell table:number-columns-repeated="2" office:value-type="float" office:value="145.167327880859" calcext:value-type="float">
            <text:p>145,167327880859</text:p>
          </table:table-cell>
          <table:table-cell office:value-type="float" office:value="11.6636915206909" calcext:value-type="float">
            <text:p>11,6636915206909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526679515839" calcext:value-type="float">
            <text:p>0,999526679515839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74.776006000001" calcext:value-type="float">
            <text:p>674,776006000001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1259.908057" calcext:value-type="float">
            <text:p>11259,908057</text:p>
          </table:table-cell>
          <table:table-cell table:number-columns-repeated="2" office:value-type="float" office:value="28677.990234375" calcext:value-type="float">
            <text:p>28677,990234375</text:p>
          </table:table-cell>
          <table:table-cell office:value-type="float" office:value="125.802352905273" calcext:value-type="float">
            <text:p>125,802352905273</text:p>
          </table:table-cell>
          <table:table-cell office:value-type="float" office:value="0.175050303339958" calcext:value-type="float">
            <text:p>0,175050303339958</text:p>
          </table:table-cell>
          <table:table-cell office:value-type="float" office:value="0.999078273773193" calcext:value-type="float">
            <text:p>0,999078273773193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2.9300000000001" calcext:value-type="float">
            <text:p>62,9300000000001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6295.59" calcext:value-type="float">
            <text:p>16295,59</text:p>
          </table:table-cell>
          <table:table-cell table:number-columns-repeated="2" office:value-type="float" office:value="135.52375793457" calcext:value-type="float">
            <text:p>135,52375793457</text:p>
          </table:table-cell>
          <table:table-cell office:value-type="float" office:value="11.4861335754395" calcext:value-type="float">
            <text:p>11,4861335754395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1646308899" calcext:value-type="float">
            <text:p>0,999721646308899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0:.D106])/7" office:value-type="float" office:value="4963.23213271429" calcext:value-type="float">
            <text:p>4963,23213271429</text:p>
          </table:table-cell>
          <table:table-cell table:style-name="ce7" table:formula="of:=SUM([.E100:.E106])/7" office:value-type="float" office:value="450.734033285714" calcext:value-type="float">
            <text:p>450,734033285714</text:p>
          </table:table-cell>
          <table:table-cell table:style-name="ce11" table:formula="of:=SUM([.F100:.F106])/7" office:value-type="float" office:value="19107.8300552857" calcext:value-type="float">
            <text:p>19107,8300552857</text:p>
          </table:table-cell>
          <table:table-cell table:style-name="ce7" table:formula="of:=SUM([.G100:.G106])/7" office:value-type="float" office:value="12109628.4783216" calcext:value-type="float">
            <text:p>12109628,4783216</text:p>
          </table:table-cell>
          <table:table-cell table:style-name="ce7" table:formula="of:=SUM([.H100:.H106])/7" office:value-type="float" office:value="12109628.4783216" calcext:value-type="float">
            <text:p>12109628,4783216</text:p>
          </table:table-cell>
          <table:table-cell table:style-name="ce7" table:formula="of:=SUM([.I100:.I106])/7" office:value-type="float" office:value="1328.36991201128" calcext:value-type="float">
            <text:p>1328,36991201128</text:p>
          </table:table-cell>
          <table:table-cell table:style-name="ce7" table:formula="of:=SUM([.J100:.J106])/7" office:value-type="float" office:value="0.198829131467002" calcext:value-type="float">
            <text:p>0,198829131467002</text:p>
          </table:table-cell>
          <table:table-cell table:style-name="ce7" table:formula="of:=SUM([.K100:.K106])/7" office:value-type="float" office:value="0.996334425040654" calcext:value-type="float">
            <text:p>0,996334425040654</text:p>
          </table:table-cell>
          <table:table-cell table:style-name="ce7" table:formula="of:=SUM([.L100:.L106])/7" office:value-type="float" office:value="0.650612155074264" calcext:value-type="float">
            <text:p>0,650612155074264</text:p>
          </table:table-cell>
          <table:table-cell table:style-name="ce7" table:formula="of:=SUM([.M100:.M106])/7" office:value-type="float" office:value="0.637803698005225" calcext:value-type="float">
            <text:p>0,637803698005225</text:p>
          </table:table-cell>
          <table:table-cell table:style-name="ce7" table:formula="of:=SUM([.N100:.N106])/7" office:value-type="float" office:value="0.636916842801618" calcext:value-type="float">
            <text:p>0,636916842801618</text:p>
          </table:table-cell>
          <table:table-cell table:style-name="ce7" table:formula="of:=SUM([.O100:.O106])/7" office:value-type="float" office:value="0.666086143149736" calcext:value-type="float">
            <text:p>0,666086143149736</text:p>
          </table:table-cell>
          <table:table-cell table:style-name="ce7" table:formula="of:=SUM([.P100:.P106])/7"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4.24282900000007" calcext:value-type="float">
            <text:p>-4,24282900000007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5993.67617599996" calcext:value-type="float">
            <text:p>5993,67617599996</text:p>
          </table:table-cell>
          <table:table-cell table:number-columns-repeated="2" office:value-type="float" office:value="1944.24230957031" calcext:value-type="float">
            <text:p>1944,24230957031</text:p>
          </table:table-cell>
          <table:table-cell office:value-type="float" office:value="38.4945907592773" calcext:value-type="float">
            <text:p>38,4945907592773</text:p>
          </table:table-cell>
          <table:table-cell office:value-type="float" office:value="0.180171117186546" calcext:value-type="float">
            <text:p>0,180171117186546</text:p>
          </table:table-cell>
          <table:table-cell office:value-type="float" office:value="0.999872386455536" calcext:value-type="float">
            <text:p>0,999872386455536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.55" calcext:value-type="float">
            <text:p>5,55</text:p>
          </table:table-cell>
          <table:table-cell office:value-type="float" office:value="-10.61" calcext:value-type="float">
            <text:p>-10,61</text:p>
          </table:table-cell>
          <table:table-cell office:value-type="float" office:value="2136.02997699999" calcext:value-type="float">
            <text:p>2136,02997699999</text:p>
          </table:table-cell>
          <table:table-cell table:number-columns-repeated="2" office:value-type="float" office:value="135.422836303711" calcext:value-type="float">
            <text:p>135,422836303711</text:p>
          </table:table-cell>
          <table:table-cell office:value-type="float" office:value="11.3183946609497" calcext:value-type="float">
            <text:p>11,3183946609497</text:p>
          </table:table-cell>
          <table:table-cell office:value-type="float" office:value="0.20645160973072" calcext:value-type="float">
            <text:p>0,20645160973072</text:p>
          </table:table-cell>
          <table:table-cell office:value-type="float" office:value="0.963299632072449" calcext:value-type="float">
            <text:p>0,963299632072449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60.999021" calcext:value-type="float">
            <text:p>34560,999021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9121.9980420001" calcext:value-type="float">
            <text:p>69121,9980420001</text:p>
          </table:table-cell>
          <table:table-cell table:number-columns-repeated="2" office:value-type="float" office:value="84736384" calcext:value-type="float">
            <text:p>84736384</text:p>
          </table:table-cell>
          <table:table-cell office:value-type="float" office:value="9080.60546875" calcext:value-type="float">
            <text:p>9080,60546875</text:p>
          </table:table-cell>
          <table:table-cell office:value-type="float" office:value="0.274231672286987" calcext:value-type="float">
            <text:p>0,274231672286987</text:p>
          </table:table-cell>
          <table:table-cell office:value-type="float" office:value="0.999449372291565" calcext:value-type="float">
            <text:p>0,999449372291565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0.866535" calcext:value-type="float">
            <text:p>130,866535</text:p>
          </table:table-cell>
          <table:table-cell office:value-type="float" office:value="-8.285" calcext:value-type="float">
            <text:p>-8,285</text:p>
          </table:table-cell>
          <table:table-cell office:value-type="float" office:value="21797.097254" calcext:value-type="float">
            <text:p>21797,097254</text:p>
          </table:table-cell>
          <table:table-cell table:number-columns-repeated="2" office:value-type="float" office:value="420.755126953125" calcext:value-type="float">
            <text:p>420,755126953125</text:p>
          </table:table-cell>
          <table:table-cell office:value-type="float" office:value="19.2928333282471" calcext:value-type="float">
            <text:p>19,2928333282471</text:p>
          </table:table-cell>
          <table:table-cell office:value-type="float" office:value="0.284533649682999" calcext:value-type="float">
            <text:p>0,284533649682999</text:p>
          </table:table-cell>
          <table:table-cell office:value-type="float" office:value="0.999843657016754" calcext:value-type="float">
            <text:p>0,999843657016754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2.1499959999999" calcext:value-type="float">
            <text:p>72,1499959999999</text:p>
          </table:table-cell>
          <table:table-cell office:value-type="float" office:value="-3.5" calcext:value-type="float">
            <text:p>-3,5</text:p>
          </table:table-cell>
          <table:table-cell office:value-type="float" office:value="16824.248535" calcext:value-type="float">
            <text:p>16824,248535</text:p>
          </table:table-cell>
          <table:table-cell table:number-columns-repeated="2" office:value-type="float" office:value="145.439666748047" calcext:value-type="float">
            <text:p>145,439666748047</text:p>
          </table:table-cell>
          <table:table-cell office:value-type="float" office:value="11.6750144958496" calcext:value-type="float">
            <text:p>11,6750144958496</text:p>
          </table:table-cell>
          <table:table-cell office:value-type="float" office:value="0.266599595546722" calcext:value-type="float">
            <text:p>0,266599595546722</text:p>
          </table:table-cell>
          <table:table-cell office:value-type="float" office:value="0.999523341655731" calcext:value-type="float">
            <text:p>0,999523341655731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39.59602" calcext:value-type="float">
            <text:p>739,59602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2561.170411" calcext:value-type="float">
            <text:p>12561,170411</text:p>
          </table:table-cell>
          <table:table-cell table:number-columns-repeated="2" office:value-type="float" office:value="28677.591796875" calcext:value-type="float">
            <text:p>28677,591796875</text:p>
          </table:table-cell>
          <table:table-cell office:value-type="float" office:value="125.80101776123" calcext:value-type="float">
            <text:p>125,80101776123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032974243164" calcext:value-type="float">
            <text:p>0,99903297424316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1.75" calcext:value-type="float">
            <text:p>71,75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20544.95" calcext:value-type="float">
            <text:p>20544,95</text:p>
          </table:table-cell>
          <table:table-cell table:number-columns-repeated="2" office:value-type="float" office:value="135.810729980469" calcext:value-type="float">
            <text:p>135,810729980469</text:p>
          </table:table-cell>
          <table:table-cell office:value-type="float" office:value="11.4986295700073" calcext:value-type="float">
            <text:p>11,4986295700073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265958786" calcext:value-type="float">
            <text:p>0,99972265958786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8:.D114])/7" office:value-type="float" office:value="5082.38124900001" calcext:value-type="float">
            <text:p>5082,38124900001</text:p>
          </table:table-cell>
          <table:table-cell table:style-name="ce7" table:formula="of:=SUM([.E108:.E114])/7" office:value-type="float" office:value="450.734033285714" calcext:value-type="float">
            <text:p>450,734033285714</text:p>
          </table:table-cell>
          <table:table-cell table:style-name="ce11" table:formula="of:=SUM([.F108:.F114])/7" office:value-type="float" office:value="21282.7386278571" calcext:value-type="float">
            <text:p>21282,7386278571</text:p>
          </table:table-cell>
          <table:table-cell table:style-name="ce7" table:formula="of:=SUM([.G108:.G114])/7" office:value-type="float" office:value="12109691.8946381" calcext:value-type="float">
            <text:p>12109691,8946381</text:p>
          </table:table-cell>
          <table:table-cell table:style-name="ce7" table:formula="of:=SUM([.H108:.H114])/7" office:value-type="float" office:value="12109691.8946381" calcext:value-type="float">
            <text:p>12109691,8946381</text:p>
          </table:table-cell>
          <table:table-cell table:style-name="ce7" table:formula="of:=SUM([.I108:.I114])/7" office:value-type="float" office:value="1328.38370704651" calcext:value-type="float">
            <text:p>1328,38370704651</text:p>
          </table:table-cell>
          <table:table-cell table:style-name="ce7" table:formula="of:=SUM([.J108:.J114])/7" office:value-type="float" office:value="0.23377372111593" calcext:value-type="float">
            <text:p>0,23377372111593</text:p>
          </table:table-cell>
          <table:table-cell table:style-name="ce7" table:formula="of:=SUM([.K108:.K114])/7" office:value-type="float" office:value="0.994392003331866" calcext:value-type="float">
            <text:p>0,994392003331866</text:p>
          </table:table-cell>
          <table:table-cell table:style-name="ce7" table:formula="of:=SUM([.L108:.L114])/7" office:value-type="float" office:value="0.674091306711235" calcext:value-type="float">
            <text:p>0,674091306711235</text:p>
          </table:table-cell>
          <table:table-cell table:style-name="ce7" table:formula="of:=SUM([.M108:.M114])/7" office:value-type="float" office:value="0.659571909246377" calcext:value-type="float">
            <text:p>0,659571909246377</text:p>
          </table:table-cell>
          <table:table-cell table:style-name="ce7" table:formula="of:=SUM([.N108:.N114])/7" office:value-type="float" office:value="0.659043828104926" calcext:value-type="float">
            <text:p>0,659043828104926</text:p>
          </table:table-cell>
          <table:table-cell table:style-name="ce7" table:formula="of:=SUM([.O108:.O114])/7" office:value-type="float" office:value="0.690798226644492" calcext:value-type="float">
            <text:p>0,690798226644492</text:p>
          </table:table-cell>
          <table:table-cell table:style-name="ce7" table:formula="of:=SUM([.P108:.P114])/7"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69.267137" calcext:value-type="float">
            <text:p>169,267137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1215.3892079999" calcext:value-type="float">
            <text:p>11215,3892079999</text:p>
          </table:table-cell>
          <table:table-cell table:number-columns-repeated="2" office:value-type="float" office:value="1933.22534179688" calcext:value-type="float">
            <text:p>1933,22534179688</text:p>
          </table:table-cell>
          <table:table-cell office:value-type="float" office:value="38.3413009643555" calcext:value-type="float">
            <text:p>38,3413009643555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7282333374" calcext:value-type="float">
            <text:p>0,999927282333374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4.460002" calcext:value-type="float">
            <text:p>34,460002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1566.470247" calcext:value-type="float">
            <text:p>11566,470247</text:p>
          </table:table-cell>
          <table:table-cell office:value-type="float" office:value="234.753005981445" calcext:value-type="float">
            <text:p>234,753005981445</text:p>
          </table:table-cell>
          <table:table-cell table:style-name="Default" office:value-type="float" office:value="234.753005981445" calcext:value-type="float">
            <text:p>234,753005981445</text:p>
          </table:table-cell>
          <table:table-cell office:value-type="float" office:value="13.5134239196777" calcext:value-type="float">
            <text:p>13,5134239196777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215509414673" calcext:value-type="float">
            <text:p>0,997215509414673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08.246093" calcext:value-type="float">
            <text:p>37308,246093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4616.492186" calcext:value-type="float">
            <text:p>74616,492186</text:p>
          </table:table-cell>
          <table:table-cell table:number-columns-repeated="2" office:value-type="float" office:value="86224256" calcext:value-type="float">
            <text:p>86224256</text:p>
          </table:table-cell>
          <table:table-cell office:value-type="float" office:value="9158.4091796875" calcext:value-type="float">
            <text:p>9158,4091796875</text:p>
          </table:table-cell>
          <table:table-cell office:value-type="float" office:value="0.344671189785004" calcext:value-type="float">
            <text:p>0,344671189785004</text:p>
          </table:table-cell>
          <table:table-cell office:value-type="float" office:value="0.999704301357269" calcext:value-type="float">
            <text:p>0,999704301357269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80.047695" calcext:value-type="float">
            <text:p>180,047695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39553.0953869999" calcext:value-type="float">
            <text:p>39553,0953869999</text:p>
          </table:table-cell>
          <table:table-cell table:number-columns-repeated="2" office:value-type="float" office:value="419.073913574219" calcext:value-type="float">
            <text:p>419,073913574219</text:p>
          </table:table-cell>
          <table:table-cell office:value-type="float" office:value="19.2548313140869" calcext:value-type="float">
            <text:p>19,2548313140869</text:p>
          </table:table-cell>
          <table:table-cell office:value-type="float" office:value="0.253515630960464" calcext:value-type="float">
            <text:p>0,253515630960464</text:p>
          </table:table-cell>
          <table:table-cell office:value-type="float" office:value="0.999913692474365" calcext:value-type="float">
            <text:p>0,999913692474365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739994" calcext:value-type="float">
            <text:p>89,73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8838.357238" calcext:value-type="float">
            <text:p>28838,357238</text:p>
          </table:table-cell>
          <table:table-cell table:number-columns-repeated="2" office:value-type="float" office:value="144.801879882813" calcext:value-type="float">
            <text:p>144,801879882813</text:p>
          </table:table-cell>
          <table:table-cell office:value-type="float" office:value="11.6538772583008" calcext:value-type="float">
            <text:p>11,6538772583008</text:p>
          </table:table-cell>
          <table:table-cell office:value-type="float" office:value="0.274703562259674" calcext:value-type="float">
            <text:p>0,274703562259674</text:p>
          </table:table-cell>
          <table:table-cell office:value-type="float" office:value="0.999743044376373" calcext:value-type="float">
            <text:p>0,999743044376373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5.134047" calcext:value-type="float">
            <text:p>825,134047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5460.814722" calcext:value-type="float">
            <text:p>15460,814722</text:p>
          </table:table-cell>
          <table:table-cell table:number-columns-repeated="2" office:value-type="float" office:value="28085.677734375" calcext:value-type="float">
            <text:p>28085,677734375</text:p>
          </table:table-cell>
          <table:table-cell office:value-type="float" office:value="123.906860351563" calcext:value-type="float">
            <text:p>123,906860351563</text:p>
          </table:table-cell>
          <table:table-cell office:value-type="float" office:value="0.286821693181992" calcext:value-type="float">
            <text:p>0,286821693181992</text:p>
          </table:table-cell>
          <table:table-cell office:value-type="float" office:value="0.999522745609283" calcext:value-type="float">
            <text:p>0,999522745609283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25" calcext:value-type="float">
            <text:p>89,25</text:p>
          </table:table-cell>
          <table:table-cell office:value-type="float" office:value="1.53" calcext:value-type="float">
            <text:p>1,53</text:p>
          </table:table-cell>
          <table:table-cell office:value-type="float" office:value="33513.54" calcext:value-type="float">
            <text:p>33513,54</text:p>
          </table:table-cell>
          <table:table-cell table:number-columns-repeated="2" office:value-type="float" office:value="135.039443969727" calcext:value-type="float">
            <text:p>135,039443969727</text:p>
          </table:table-cell>
          <table:table-cell office:value-type="float" office:value="11.4672756195068" calcext:value-type="float">
            <text:p>11,4672756195068</text:p>
          </table:table-cell>
          <table:table-cell office:value-type="float" office:value="0.255364805459976" calcext:value-type="float">
            <text:p>0,255364805459976</text:p>
          </table:table-cell>
          <table:table-cell office:value-type="float" office:value="0.999827563762665" calcext:value-type="float">
            <text:p>0,999827563762665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6:.D122])/7" office:value-type="float" office:value="5528.02070971429" calcext:value-type="float">
            <text:p>5528,02070971429</text:p>
          </table:table-cell>
          <table:table-cell table:style-name="ce7" table:formula="of:=SUM([.E116:.E122])/7" office:value-type="float" office:value="209.714693142857" calcext:value-type="float">
            <text:p>209,714693142857</text:p>
          </table:table-cell>
          <table:table-cell table:style-name="ce11" table:formula="of:=SUM([.F116:.F122])/7" office:value-type="float" office:value="30680.5941411428" calcext:value-type="float">
            <text:p>30680,5941411428</text:p>
          </table:table-cell>
          <table:table-cell table:style-name="ce7" table:formula="of:=SUM([.G116:.G122])/7" office:value-type="float" office:value="12322172.6530457" calcext:value-type="float">
            <text:p>12322172,6530457</text:p>
          </table:table-cell>
          <table:table-cell table:style-name="ce7" table:formula="of:=SUM([.H116:.H122])/7" office:value-type="float" office:value="12322172.6530457" calcext:value-type="float">
            <text:p>12322172,6530457</text:p>
          </table:table-cell>
          <table:table-cell table:style-name="ce7" table:formula="of:=SUM([.I116:.I122])/7" office:value-type="float" office:value="1339.506678445" calcext:value-type="float">
            <text:p>1339,506678445</text:p>
          </table:table-cell>
          <table:table-cell table:style-name="ce7" table:formula="of:=SUM([.J116:.J122])/7" office:value-type="float" office:value="0.307850705725806" calcext:value-type="float">
            <text:p>0,307850705725806</text:p>
          </table:table-cell>
          <table:table-cell table:style-name="ce7" table:formula="of:=SUM([.K116:.K122])/7" office:value-type="float" office:value="0.999407734189715" calcext:value-type="float">
            <text:p>0,999407734189715</text:p>
          </table:table-cell>
          <table:table-cell table:style-name="ce7" table:formula="of:=SUM([.L116:.L122])/7" office:value-type="float" office:value="0.745579886416381" calcext:value-type="float">
            <text:p>0,745579886416381</text:p>
          </table:table-cell>
          <table:table-cell table:style-name="ce7" table:formula="of:=SUM([.M116:.M122])/7" office:value-type="float" office:value="0.737312133208866" calcext:value-type="float">
            <text:p>0,737312133208866</text:p>
          </table:table-cell>
          <table:table-cell table:style-name="ce7" table:formula="of:=SUM([.N116:.N122])/7" office:value-type="float" office:value="0.735792554201979" calcext:value-type="float">
            <text:p>0,735792554201979</text:p>
          </table:table-cell>
          <table:table-cell table:style-name="ce7" table:formula="of:=SUM([.O116:.O122])/7" office:value-type="float" office:value="0.756753181810007" calcext:value-type="float">
            <text:p>0,756753181810007</text:p>
          </table:table-cell>
          <table:table-cell table:style-name="ce7" table:formula="of:=SUM([.P116:.P122])/7"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09.407515" calcext:value-type="float">
            <text:p>209,407515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4417.170568" calcext:value-type="float">
            <text:p>14417,170568</text:p>
          </table:table-cell>
          <table:table-cell table:number-columns-repeated="2" office:value-type="float" office:value="1935.70141601563" calcext:value-type="float">
            <text:p>1935,70141601563</text:p>
          </table:table-cell>
          <table:table-cell office:value-type="float" office:value="38.3656463623047" calcext:value-type="float">
            <text:p>38,3656463623047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0129776001" calcext:value-type="float">
            <text:p>0,999920129776001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2.200003" calcext:value-type="float">
            <text:p>42,200003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4299.940364" calcext:value-type="float">
            <text:p>14299,940364</text:p>
          </table:table-cell>
          <table:table-cell table:number-columns-repeated="2" office:value-type="float" office:value="234.76611328125" calcext:value-type="float">
            <text:p>234,76611328125</text:p>
          </table:table-cell>
          <table:table-cell office:value-type="float" office:value="13.509747505188" calcext:value-type="float">
            <text:p>13,509747505188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490465641022" calcext:value-type="float">
            <text:p>0,997490465641022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67.170896" calcext:value-type="float">
            <text:p>38067,17089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6134.3417920001" calcext:value-type="float">
            <text:p>76134,3417920001</text:p>
          </table:table-cell>
          <table:table-cell table:number-columns-repeated="2" office:value-type="float" office:value="86223760" calcext:value-type="float">
            <text:p>86223760</text:p>
          </table:table-cell>
          <table:table-cell office:value-type="float" office:value="9158.3818359375" calcext:value-type="float">
            <text:p>9158,3818359375</text:p>
          </table:table-cell>
          <table:table-cell office:value-type="float" office:value="0.378684818744659" calcext:value-type="float">
            <text:p>0,378684818744659</text:p>
          </table:table-cell>
          <table:table-cell office:value-type="float" office:value="0.999698638916016" calcext:value-type="float">
            <text:p>0,999698638916016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90.59846" calcext:value-type="float">
            <text:p>190,5984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5198.6681360001" calcext:value-type="float">
            <text:p>45198,6681360001</text:p>
          </table:table-cell>
          <table:table-cell table:number-columns-repeated="2" office:value-type="float" office:value="419.191650390625" calcext:value-type="float">
            <text:p>419,191650390625</text:p>
          </table:table-cell>
          <table:table-cell office:value-type="float" office:value="19.2583885192871" calcext:value-type="float">
            <text:p>19,2583885192871</text:p>
          </table:table-cell>
          <table:table-cell office:value-type="float" office:value="0.360546886920929" calcext:value-type="float">
            <text:p>0,360546886920929</text:p>
          </table:table-cell>
          <table:table-cell office:value-type="float" office:value="0.999910354614258" calcext:value-type="float">
            <text:p>0,999910354614258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5.939993" calcext:value-type="float">
            <text:p>95,93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31260.8869769999" calcext:value-type="float">
            <text:p>31260,8869769999</text:p>
          </table:table-cell>
          <table:table-cell table:number-columns-repeated="2" office:value-type="float" office:value="144.968688964844" calcext:value-type="float">
            <text:p>144,968688964844</text:p>
          </table:table-cell>
          <table:table-cell office:value-type="float" office:value="11.6612300872803" calcext:value-type="float">
            <text:p>11,6612300872803</text:p>
          </table:table-cell>
          <table:table-cell office:value-type="float" office:value="0.374505937099457" calcext:value-type="float">
            <text:p>0,374505937099457</text:p>
          </table:table-cell>
          <table:table-cell office:value-type="float" office:value="0.999733746051788" calcext:value-type="float">
            <text:p>0,999733746051788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16.120009000001" calcext:value-type="float">
            <text:p>916,120009000001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8620.872072" calcext:value-type="float">
            <text:p>18620,872072</text:p>
          </table:table-cell>
          <table:table-cell table:number-columns-repeated="2" office:value-type="float" office:value="28088.89453125" calcext:value-type="float">
            <text:p>28088,89453125</text:p>
          </table:table-cell>
          <table:table-cell office:value-type="float" office:value="123.915237426758" calcext:value-type="float">
            <text:p>123,915237426758</text:p>
          </table:table-cell>
          <table:table-cell office:value-type="float" office:value="0.426356583833694" calcext:value-type="float">
            <text:p>0,426356583833694</text:p>
          </table:table-cell>
          <table:table-cell office:value-type="float" office:value="0.999538004398346" calcext:value-type="float">
            <text:p>0,999538004398346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74" calcext:value-type="float">
            <text:p>93,74</text:p>
          </table:table-cell>
          <table:table-cell office:value-type="float" office:value="1.53" calcext:value-type="float">
            <text:p>1,53</text:p>
          </table:table-cell>
          <table:table-cell office:value-type="float" office:value="40566.39" calcext:value-type="float">
            <text:p>40566,39</text:p>
          </table:table-cell>
          <table:table-cell table:number-columns-repeated="2" office:value-type="float" office:value="135.094451904297" calcext:value-type="float">
            <text:p>135,094451904297</text:p>
          </table:table-cell>
          <table:table-cell office:value-type="float" office:value="11.4694538116455" calcext:value-type="float">
            <text:p>11,4694538116455</text:p>
          </table:table-cell>
          <table:table-cell office:value-type="float" office:value="0.30257511138916" calcext:value-type="float">
            <text:p>0,30257511138916</text:p>
          </table:table-cell>
          <table:table-cell office:value-type="float" office:value="0.999829530715942" calcext:value-type="float">
            <text:p>0,999829530715942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4:.D130])/7" office:value-type="float" office:value="5659.31098228571" calcext:value-type="float">
            <text:p>5659,31098228571</text:p>
          </table:table-cell>
          <table:table-cell table:style-name="ce7" table:formula="of:=SUM([.E124:.E130])/7" office:value-type="float" office:value="209.714693142857" calcext:value-type="float">
            <text:p>209,714693142857</text:p>
          </table:table-cell>
          <table:table-cell table:style-name="ce11" table:formula="of:=SUM([.F124:.F130])/7" office:value-type="float" office:value="34356.8957012857" calcext:value-type="float">
            <text:p>34356,8957012857</text:p>
          </table:table-cell>
          <table:table-cell table:style-name="ce7" table:formula="of:=SUM([.G124:.G130])/7" office:value-type="float" office:value="12322102.6595503" calcext:value-type="float">
            <text:p>12322102,6595503</text:p>
          </table:table-cell>
          <table:table-cell table:style-name="ce7" table:formula="of:=SUM([.H124:.H130])/7" office:value-type="float" office:value="12322102.6595503" calcext:value-type="float">
            <text:p>12322102,6595503</text:p>
          </table:table-cell>
          <table:table-cell table:style-name="ce7" table:formula="of:=SUM([.I124:.I130])/7" office:value-type="float" office:value="1339.50879137857" calcext:value-type="float">
            <text:p>1339,50879137857</text:p>
          </table:table-cell>
          <table:table-cell table:style-name="ce7" table:formula="of:=SUM([.J124:.J130])/7" office:value-type="float" office:value="0.368935342345919" calcext:value-type="float">
            <text:p>0,368935342345919</text:p>
          </table:table-cell>
          <table:table-cell table:style-name="ce7" table:formula="of:=SUM([.K124:.K130])/7" office:value-type="float" office:value="0.999445838587625" calcext:value-type="float">
            <text:p>0,999445838587625</text:p>
          </table:table-cell>
          <table:table-cell table:style-name="ce7" table:formula="of:=SUM([.L124:.L130])/7" office:value-type="float" office:value="0.776291458997638" calcext:value-type="float">
            <text:p>0,776291458997638</text:p>
          </table:table-cell>
          <table:table-cell table:style-name="ce7" table:formula="of:=SUM([.M124:.M130])/7" office:value-type="float" office:value="0.76767182551857" calcext:value-type="float">
            <text:p>0,76767182551857</text:p>
          </table:table-cell>
          <table:table-cell table:style-name="ce7" table:formula="of:=SUM([.N124:.N130])/7" office:value-type="float" office:value="0.763089571701996" calcext:value-type="float">
            <text:p>0,763089571701996</text:p>
          </table:table-cell>
          <table:table-cell table:style-name="ce7" table:formula="of:=SUM([.O124:.O130])/7" office:value-type="float" office:value="0.791354147619584" calcext:value-type="float">
            <text:p>0,791354147619584</text:p>
          </table:table-cell>
          <table:table-cell table:style-name="ce7" table:formula="of:=SUM([.P124:.P130])/7"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74.621071" calcext:value-type="float">
            <text:p>474,621071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2221.824538" calcext:value-type="float">
            <text:p>42221,824538</text:p>
          </table:table-cell>
          <table:table-cell table:number-columns-repeated="2" office:value-type="float" office:value="1934.68420410156" calcext:value-type="float">
            <text:p>1934,68420410156</text:p>
          </table:table-cell>
          <table:table-cell office:value-type="float" office:value="38.3519821166992" calcext:value-type="float">
            <text:p>38,3519821166992</text:p>
          </table:table-cell>
          <table:table-cell office:value-type="float" office:value="0.34047856926918" calcext:value-type="float">
            <text:p>0,34047856926918</text:p>
          </table:table-cell>
          <table:table-cell office:value-type="float" office:value="0.999921023845673" calcext:value-type="float">
            <text:p>0,999921023845673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0.680001" calcext:value-type="float">
            <text:p>50,68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9226.139823" calcext:value-type="float">
            <text:p>19226,139823</text:p>
          </table:table-cell>
          <table:table-cell table:number-columns-repeated="2" office:value-type="float" office:value="234.590606689453" calcext:value-type="float">
            <text:p>234,590606689453</text:p>
          </table:table-cell>
          <table:table-cell office:value-type="float" office:value="13.5035409927368" calcext:value-type="float">
            <text:p>13,5035409927368</text:p>
          </table:table-cell>
          <table:table-cell office:value-type="float" office:value="0.333333343267441" calcext:value-type="float">
            <text:p>0,333333343267441</text:p>
          </table:table-cell>
          <table:table-cell office:value-type="float" office:value="0.997294366359711" calcext:value-type="float">
            <text:p>0,997294366359711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385.848146" calcext:value-type="float">
            <text:p>34385,84814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8771.696292" calcext:value-type="float">
            <text:p>68771,696292</text:p>
          </table:table-cell>
          <table:table-cell table:number-columns-repeated="2" office:value-type="float" office:value="86224216" calcext:value-type="float">
            <text:p>86224216</text:p>
          </table:table-cell>
          <table:table-cell office:value-type="float" office:value="9158.40625" calcext:value-type="float">
            <text:p>9158,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696135520935" calcext:value-type="float">
            <text:p>0,999696135520935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2.283836" calcext:value-type="float">
            <text:p>192,28383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3884.567739" calcext:value-type="float">
            <text:p>43884,567739</text:p>
          </table:table-cell>
          <table:table-cell table:number-columns-repeated="2" office:value-type="float" office:value="419.298919677734" calcext:value-type="float">
            <text:p>419,298919677734</text:p>
          </table:table-cell>
          <table:table-cell office:value-type="float" office:value="19.2601280212402" calcext:value-type="float">
            <text:p>19,2601280212402</text:p>
          </table:table-cell>
          <table:table-cell office:value-type="float" office:value="0.385937511920929" calcext:value-type="float">
            <text:p>0,385937511920929</text:p>
          </table:table-cell>
          <table:table-cell office:value-type="float" office:value="0.999909043312073" calcext:value-type="float">
            <text:p>0,999909043312073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6.479993" calcext:value-type="float">
            <text:p>86,47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24419.187244" calcext:value-type="float">
            <text:p>24419,187244</text:p>
          </table:table-cell>
          <table:table-cell table:number-columns-repeated="2" office:value-type="float" office:value="144.847732543945" calcext:value-type="float">
            <text:p>144,847732543945</text:p>
          </table:table-cell>
          <table:table-cell office:value-type="float" office:value="11.6560688018799" calcext:value-type="float">
            <text:p>11,6560688018799</text:p>
          </table:table-cell>
          <table:table-cell office:value-type="float" office:value="0.305335968732834" calcext:value-type="float">
            <text:p>0,305335968732834</text:p>
          </table:table-cell>
          <table:table-cell office:value-type="float" office:value="0.999737441539764" calcext:value-type="float">
            <text:p>0,999737441539764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16.590039" calcext:value-type="float">
            <text:p>1216,590039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35370.710861" calcext:value-type="float">
            <text:p>35370,710861</text:p>
          </table:table-cell>
          <table:table-cell table:number-columns-repeated="2" office:value-type="float" office:value="28091.236328125" calcext:value-type="float">
            <text:p>28091,236328125</text:p>
          </table:table-cell>
          <table:table-cell office:value-type="float" office:value="123.913558959961" calcext:value-type="float">
            <text:p>123,913558959961</text:p>
          </table:table-cell>
          <table:table-cell office:value-type="float" office:value="0.277131795883179" calcext:value-type="float">
            <text:p>0,277131795883179</text:p>
          </table:table-cell>
          <table:table-cell office:value-type="float" office:value="0.99951583147049" calcext:value-type="float">
            <text:p>0,99951583147049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2.85" calcext:value-type="float">
            <text:p>92,85</text:p>
          </table:table-cell>
          <table:table-cell office:value-type="float" office:value="1.53" calcext:value-type="float">
            <text:p>1,53</text:p>
          </table:table-cell>
          <table:table-cell office:value-type="float" office:value="38041.91" calcext:value-type="float">
            <text:p>38041,91</text:p>
          </table:table-cell>
          <table:table-cell table:number-columns-repeated="2" office:value-type="float" office:value="135.097244262695" calcext:value-type="float">
            <text:p>135,097244262695</text:p>
          </table:table-cell>
          <table:table-cell office:value-type="float" office:value="11.4698123931885" calcext:value-type="float">
            <text:p>11,4698123931885</text:p>
          </table:table-cell>
          <table:table-cell office:value-type="float" office:value="0.395922750234604" calcext:value-type="float">
            <text:p>0,395922750234604</text:p>
          </table:table-cell>
          <table:table-cell office:value-type="float" office:value="0.999829649925232" calcext:value-type="float">
            <text:p>0,999829649925232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2:.D138])/7" office:value-type="float" office:value="5214.19329800001" calcext:value-type="float">
            <text:p>5214,19329800001</text:p>
          </table:table-cell>
          <table:table-cell table:style-name="ce7" table:formula="of:=SUM([.E132:.E138])/7" office:value-type="float" office:value="209.714693142857" calcext:value-type="float">
            <text:p>209,714693142857</text:p>
          </table:table-cell>
          <table:table-cell table:style-name="ce11" table:formula="of:=SUM([.F132:.F138])/7" office:value-type="float" office:value="38848.0052138571" calcext:value-type="float">
            <text:p>38848,0052138571</text:p>
          </table:table-cell>
          <table:table-cell table:style-name="ce7" table:formula="of:=SUM([.G132:.G138])/7" office:value-type="float" office:value="12322167.9650051" calcext:value-type="float">
            <text:p>12322167,9650051</text:p>
          </table:table-cell>
          <table:table-cell table:style-name="ce7" table:formula="of:=SUM([.H132:.H138])/7" office:value-type="float" office:value="12322167.9650051" calcext:value-type="float">
            <text:p>12322167,9650051</text:p>
          </table:table-cell>
          <table:table-cell table:style-name="ce7" table:formula="of:=SUM([.I132:.I138])/7" office:value-type="float" office:value="1339.50876304082" calcext:value-type="float">
            <text:p>1339,50876304082</text:p>
          </table:table-cell>
          <table:table-cell table:style-name="ce7" table:formula="of:=SUM([.J132:.J138])/7" office:value-type="float" office:value="0.345584618193763" calcext:value-type="float">
            <text:p>0,345584618193763</text:p>
          </table:table-cell>
          <table:table-cell table:style-name="ce7" table:formula="of:=SUM([.K132:.K138])/7" office:value-type="float" office:value="0.999414784567697" calcext:value-type="float">
            <text:p>0,999414784567697</text:p>
          </table:table-cell>
          <table:table-cell table:style-name="ce7" table:formula="of:=SUM([.L132:.L138])/7" office:value-type="float" office:value="0.796273640632096" calcext:value-type="float">
            <text:p>0,796273640632096</text:p>
          </table:table-cell>
          <table:table-cell table:style-name="ce7" table:formula="of:=SUM([.M132:.M138])/7" office:value-type="float" office:value="0.791430599636821" calcext:value-type="float">
            <text:p>0,791430599636821</text:p>
          </table:table-cell>
          <table:table-cell table:style-name="ce7" table:formula="of:=SUM([.N132:.N138])/7" office:value-type="float" office:value="0.785477643664025" calcext:value-type="float">
            <text:p>0,785477643664025</text:p>
          </table:table-cell>
          <table:table-cell table:style-name="ce7" table:formula="of:=SUM([.O132:.O138])/7" office:value-type="float" office:value="0.807908723596199" calcext:value-type="float">
            <text:p>0,807908723596199</text:p>
          </table:table-cell>
          <table:table-cell table:style-name="ce7" table:formula="of:=SUM([.P132:.P138])/7"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481.409652" calcext:value-type="float">
            <text:p>481,409652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3027.927196" calcext:value-type="float">
            <text:p>43027,927196</text:p>
          </table:table-cell>
          <table:table-cell table:number-columns-repeated="2" office:value-type="float" office:value="1936.55261230469" calcext:value-type="float">
            <text:p>1936,55261230469</text:p>
          </table:table-cell>
          <table:table-cell office:value-type="float" office:value="38.3672714233398" calcext:value-type="float">
            <text:p>38,3672714233398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6686286926" calcext:value-type="float">
            <text:p>0,999926686286926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1.660001" calcext:value-type="float">
            <text:p>51,66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21061.69977" calcext:value-type="float">
            <text:p>21061,69977</text:p>
          </table:table-cell>
          <table:table-cell table:number-columns-repeated="2" office:value-type="float" office:value="234.416931152344" calcext:value-type="float">
            <text:p>234,416931152344</text:p>
          </table:table-cell>
          <table:table-cell office:value-type="float" office:value="13.4965877532959" calcext:value-type="float">
            <text:p>13,4965877532959</text:p>
          </table:table-cell>
          <table:table-cell office:value-type="float" office:value="0.281609207391739" calcext:value-type="float">
            <text:p>0,281609207391739</text:p>
          </table:table-cell>
          <table:table-cell office:value-type="float" office:value="0.997974514961243" calcext:value-type="float">
            <text:p>0,9979745149612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342.957517" calcext:value-type="float">
            <text:p>39342,957517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8685.9150340001" calcext:value-type="float">
            <text:p>78685,9150340001</text:p>
          </table:table-cell>
          <table:table-cell table:number-columns-repeated="2" office:value-type="float" office:value="86224680" calcext:value-type="float">
            <text:p>86224680</text:p>
          </table:table-cell>
          <table:table-cell office:value-type="float" office:value="9158.4306640625" calcext:value-type="float">
            <text:p>9158,4306640625</text:p>
          </table:table-cell>
          <table:table-cell office:value-type="float" office:value="0.346938788890839" calcext:value-type="float">
            <text:p>0,346938788890839</text:p>
          </table:table-cell>
          <table:table-cell office:value-type="float" office:value="0.999653995037079" calcext:value-type="float">
            <text:p>0,999653995037079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10.36921" calcext:value-type="float">
            <text:p>210,36921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59834.3301170001" calcext:value-type="float">
            <text:p>59834,3301170001</text:p>
          </table:table-cell>
          <table:table-cell table:number-columns-repeated="2" office:value-type="float" office:value="419.473205566406" calcext:value-type="float">
            <text:p>419,473205566406</text:p>
          </table:table-cell>
          <table:table-cell office:value-type="float" office:value="19.2640171051025" calcext:value-type="float">
            <text:p>19,2640171051025</text:p>
          </table:table-cell>
          <table:table-cell office:value-type="float" office:value="0.372265636920929" calcext:value-type="float">
            <text:p>0,372265636920929</text:p>
          </table:table-cell>
          <table:table-cell office:value-type="float" office:value="0.999910652637482" calcext:value-type="float">
            <text:p>0,999910652637482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999994" calcext:value-type="float">
            <text:p>79,99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0458.6178319999" calcext:value-type="float">
            <text:p>20458,6178319999</text:p>
          </table:table-cell>
          <table:table-cell table:number-columns-repeated="2" office:value-type="float" office:value="144.922760009766" calcext:value-type="float">
            <text:p>144,922760009766</text:p>
          </table:table-cell>
          <table:table-cell office:value-type="float" office:value="11.6593923568726" calcext:value-type="float">
            <text:p>11,6593923568726</text:p>
          </table:table-cell>
          <table:table-cell office:value-type="float" office:value="0.323122531175613" calcext:value-type="float">
            <text:p>0,323122531175613</text:p>
          </table:table-cell>
          <table:table-cell office:value-type="float" office:value="0.999665021896362" calcext:value-type="float">
            <text:p>0,999665021896362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5.02605" calcext:value-type="float">
            <text:p>1285,02605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43685.48181" calcext:value-type="float">
            <text:p>43685,48181</text:p>
          </table:table-cell>
          <table:table-cell table:number-columns-repeated="2" office:value-type="float" office:value="28102.298828125" calcext:value-type="float">
            <text:p>28102,298828125</text:p>
          </table:table-cell>
          <table:table-cell office:value-type="float" office:value="123.933044433594" calcext:value-type="float">
            <text:p>123,933044433594</text:p>
          </table:table-cell>
          <table:table-cell office:value-type="float" office:value="0.281007766723633" calcext:value-type="float">
            <text:p>0,281007766723633</text:p>
          </table:table-cell>
          <table:table-cell office:value-type="float" office:value="0.999404072761535" calcext:value-type="float">
            <text:p>0,99940407276153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9.36" calcext:value-type="float">
            <text:p>99,36</text:p>
          </table:table-cell>
          <table:table-cell office:value-type="float" office:value="1.53" calcext:value-type="float">
            <text:p>1,53</text:p>
          </table:table-cell>
          <table:table-cell office:value-type="float" office:value="51789.9" calcext:value-type="float">
            <text:p>51789,9</text:p>
          </table:table-cell>
          <table:table-cell table:number-columns-repeated="2" office:value-type="float" office:value="134.767456054688" calcext:value-type="float">
            <text:p>134,767456054688</text:p>
          </table:table-cell>
          <table:table-cell office:value-type="float" office:value="11.4548311233521" calcext:value-type="float">
            <text:p>11,4548311233521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040599823" calcext:value-type="float">
            <text:p>0,999828040599823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0:.D146])/7" office:value-type="float" office:value="5935.82606057143" calcext:value-type="float">
            <text:p>5935,82606057143</text:p>
          </table:table-cell>
          <table:table-cell table:style-name="ce7" table:formula="of:=SUM([.E140:.E146])/7" office:value-type="float" office:value="209.714693142857" calcext:value-type="float">
            <text:p>209,714693142857</text:p>
          </table:table-cell>
          <table:table-cell table:style-name="ce11" table:formula="of:=SUM([.F140:.F146])/7" office:value-type="float" office:value="45506.2673941429" calcext:value-type="float">
            <text:p>45506,2673941429</text:p>
          </table:table-cell>
          <table:table-cell table:style-name="ce7" table:formula="of:=SUM([.G140:.G146])/7" office:value-type="float" office:value="12322236.0616847" calcext:value-type="float">
            <text:p>12322236,0616847</text:p>
          </table:table-cell>
          <table:table-cell table:style-name="ce7" table:formula="of:=SUM([.H140:.H146])/7" office:value-type="float" office:value="12322236.0616847" calcext:value-type="float">
            <text:p>12322236,0616847</text:p>
          </table:table-cell>
          <table:table-cell table:style-name="ce7" table:formula="of:=SUM([.I140:.I146])/7" office:value-type="float" office:value="1339.51511546544" calcext:value-type="float">
            <text:p>1339,51511546544</text:p>
          </table:table-cell>
          <table:table-cell table:style-name="ce7" table:formula="of:=SUM([.J140:.J146])/7" office:value-type="float" office:value="0.341102255242211" calcext:value-type="float">
            <text:p>0,341102255242211</text:p>
          </table:table-cell>
          <table:table-cell table:style-name="ce7" table:formula="of:=SUM([.K140:.K146])/7" office:value-type="float" office:value="0.999480426311493" calcext:value-type="float">
            <text:p>0,999480426311493</text:p>
          </table:table-cell>
          <table:table-cell table:style-name="ce7" table:formula="of:=SUM([.L140:.L146])/7" office:value-type="float" office:value="0.829064792210922" calcext:value-type="float">
            <text:p>0,829064792210922</text:p>
          </table:table-cell>
          <table:table-cell table:style-name="ce7" table:formula="of:=SUM([.M140:.M146])/7" office:value-type="float" office:value="0.825333977817006" calcext:value-type="float">
            <text:p>0,825333977817006</text:p>
          </table:table-cell>
          <table:table-cell table:style-name="ce7" table:formula="of:=SUM([.N140:.N146])/7" office:value-type="float" office:value="0.820720049338782" calcext:value-type="float">
            <text:p>0,820720049338782</text:p>
          </table:table-cell>
          <table:table-cell table:style-name="ce7" table:formula="of:=SUM([.O140:.O146])/7" office:value-type="float" office:value="0.837961256001783" calcext:value-type="float">
            <text:p>0,837961256001783</text:p>
          </table:table-cell>
          <table:table-cell table:style-name="ce7" table:formula="of:=SUM([.P140:.P146])/7"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3.050723" calcext:value-type="float">
            <text:p>273,050723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5922.177452" calcext:value-type="float">
            <text:p>15922,177452</text:p>
          </table:table-cell>
          <table:table-cell table:number-columns-repeated="2" office:value-type="float" office:value="1926.77087402344" calcext:value-type="float">
            <text:p>1926,77087402344</text:p>
          </table:table-cell>
          <table:table-cell office:value-type="float" office:value="38.3102722167969" calcext:value-type="float">
            <text:p>38,3102722167969</text:p>
          </table:table-cell>
          <table:table-cell office:value-type="float" office:value="0.318681329488754" calcext:value-type="float">
            <text:p>0,318681329488754</text:p>
          </table:table-cell>
          <table:table-cell office:value-type="float" office:value="0.999874830245972" calcext:value-type="float">
            <text:p>0,999874830245972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7.470002" calcext:value-type="float">
            <text:p>37,4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1745.27028" calcext:value-type="float">
            <text:p>11745,27028</text:p>
          </table:table-cell>
          <table:table-cell table:number-columns-repeated="2" office:value-type="float" office:value="211.249908447266" calcext:value-type="float">
            <text:p>211,249908447266</text:p>
          </table:table-cell>
          <table:table-cell office:value-type="float" office:value="13.0446977615356" calcext:value-type="float">
            <text:p>13,0446977615356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48076248169" calcext:value-type="float">
            <text:p>0,995948076248169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688.148928" calcext:value-type="float">
            <text:p>34688,148928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69376.2978560001" calcext:value-type="float">
            <text:p>69376,2978560001</text:p>
          </table:table-cell>
          <table:table-cell table:number-columns-repeated="2" office:value-type="float" office:value="85855184" calcext:value-type="float">
            <text:p>85855184</text:p>
          </table:table-cell>
          <table:table-cell office:value-type="float" office:value="9140.0859375" calcext:value-type="float">
            <text:p>9140,0859375</text:p>
          </table:table-cell>
          <table:table-cell office:value-type="float" office:value="0.262557089328766" calcext:value-type="float">
            <text:p>0,262557089328766</text:p>
          </table:table-cell>
          <table:table-cell office:value-type="float" office:value="0.999472141265869" calcext:value-type="float">
            <text:p>0,999472141265869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6.109215" calcext:value-type="float">
            <text:p>106,109215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15178.8195659999" calcext:value-type="float">
            <text:p>15178,8195659999</text:p>
          </table:table-cell>
          <table:table-cell table:number-columns-repeated="2" office:value-type="float" office:value="419.703094482422" calcext:value-type="float">
            <text:p>419,703094482422</text:p>
          </table:table-cell>
          <table:table-cell office:value-type="float" office:value="19.2712173461914" calcext:value-type="float">
            <text:p>19,2712173461914</text:p>
          </table:table-cell>
          <table:table-cell office:value-type="float" office:value="0.282863855361938" calcext:value-type="float">
            <text:p>0,282863855361938</text:p>
          </table:table-cell>
          <table:table-cell office:value-type="float" office:value="0.999844431877136" calcext:value-type="float">
            <text:p>0,999844431877136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2.7999939999999" calcext:value-type="float">
            <text:p>82,7999939999999</text:p>
          </table:table-cell>
          <table:table-cell office:value-type="float" office:value="-3.43" calcext:value-type="float">
            <text:p>-3,43</text:p>
          </table:table-cell>
          <table:table-cell office:value-type="float" office:value="24832.43766" calcext:value-type="float">
            <text:p>24832,43766</text:p>
          </table:table-cell>
          <table:table-cell table:number-columns-repeated="2" office:value-type="float" office:value="144.970550537109" calcext:value-type="float">
            <text:p>144,970550537109</text:p>
          </table:table-cell>
          <table:table-cell office:value-type="float" office:value="11.6610670089722" calcext:value-type="float">
            <text:p>11,6610670089722</text:p>
          </table:table-cell>
          <table:table-cell office:value-type="float" office:value="0.143706634640694" calcext:value-type="float">
            <text:p>0,143706634640694</text:p>
          </table:table-cell>
          <table:table-cell office:value-type="float" office:value="0.999543011188507" calcext:value-type="float">
            <text:p>0,999543011188507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10.812025" calcext:value-type="float">
            <text:p>810,812025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4194.814385" calcext:value-type="float">
            <text:p>14194,814385</text:p>
          </table:table-cell>
          <table:table-cell table:number-columns-repeated="2" office:value-type="float" office:value="27922.73046875" calcext:value-type="float">
            <text:p>27922,73046875</text:p>
          </table:table-cell>
          <table:table-cell office:value-type="float" office:value="123.699859619141" calcext:value-type="float">
            <text:p>123,699859619141</text:p>
          </table:table-cell>
          <table:table-cell office:value-type="float" office:value="0.224609375" calcext:value-type="float">
            <text:p>0,224609375</text:p>
          </table:table-cell>
          <table:table-cell office:value-type="float" office:value="0.999092280864716" calcext:value-type="float">
            <text:p>0,999092280864716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9.22" calcext:value-type="float">
            <text:p>79,22</text:p>
          </table:table-cell>
          <table:table-cell office:value-type="float" office:value="1.46" calcext:value-type="float">
            <text:p>1,46</text:p>
          </table:table-cell>
          <table:table-cell office:value-type="float" office:value="24674.61" calcext:value-type="float">
            <text:p>24674,61</text:p>
          </table:table-cell>
          <table:table-cell table:number-columns-repeated="2" office:value-type="float" office:value="135.062225341797" calcext:value-type="float">
            <text:p>135,062225341797</text:p>
          </table:table-cell>
          <table:table-cell office:value-type="float" office:value="11.4680480957031" calcext:value-type="float">
            <text:p>11,4680480957031</text:p>
          </table:table-cell>
          <table:table-cell office:value-type="float" office:value="0.276641547679901" calcext:value-type="float">
            <text:p>0,276641547679901</text:p>
          </table:table-cell>
          <table:table-cell office:value-type="float" office:value="0.999717354774475" calcext:value-type="float">
            <text:p>0,999717354774475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8:.D154])/7" office:value-type="float" office:value="5153.94441242858" calcext:value-type="float">
            <text:p>5153,94441242858</text:p>
          </table:table-cell>
          <table:table-cell table:style-name="ce7" table:formula="of:=SUM([.E148:.E154])/7" office:value-type="float" office:value="257.052555428571" calcext:value-type="float">
            <text:p>257,052555428571</text:p>
          </table:table-cell>
          <table:table-cell table:style-name="ce11" table:formula="of:=SUM([.F148:.F154])/7" office:value-type="float" office:value="25132.0610284286" calcext:value-type="float">
            <text:p>25132,0610284286</text:p>
          </table:table-cell>
          <table:table-cell table:style-name="ce7" table:formula="of:=SUM([.G148:.G154])/7" office:value-type="float" office:value="12269420.6410174" calcext:value-type="float">
            <text:p>12269420,6410174</text:p>
          </table:table-cell>
          <table:table-cell table:style-name="ce7" table:formula="of:=SUM([.H148:.H154])/7" office:value-type="float" office:value="12269420.6410174" calcext:value-type="float">
            <text:p>12269420,6410174</text:p>
          </table:table-cell>
          <table:table-cell table:style-name="ce7" table:formula="of:=SUM([.I148:.I154])/7" office:value-type="float" office:value="1336.79158564976" calcext:value-type="float">
            <text:p>1336,79158564976</text:p>
          </table:table-cell>
          <table:table-cell table:style-name="ce7" table:formula="of:=SUM([.J148:.J154])/7" office:value-type="float" office:value="0.255075776151248" calcext:value-type="float">
            <text:p>0,255075776151248</text:p>
          </table:table-cell>
          <table:table-cell table:style-name="ce7" table:formula="of:=SUM([.K148:.K154])/7" office:value-type="float" office:value="0.999070303780692" calcext:value-type="float">
            <text:p>0,999070303780692</text:p>
          </table:table-cell>
          <table:table-cell table:style-name="ce7" table:formula="of:=SUM([.L148:.L154])/7" office:value-type="float" office:value="0.720937078086481" calcext:value-type="float">
            <text:p>0,720937078086481</text:p>
          </table:table-cell>
          <table:table-cell table:style-name="ce7" table:formula="of:=SUM([.M148:.M154])/7" office:value-type="float" office:value="0.711551755851179" calcext:value-type="float">
            <text:p>0,711551755851179</text:p>
          </table:table-cell>
          <table:table-cell table:style-name="ce7" table:formula="of:=SUM([.N148:.N154])/7" office:value-type="float" office:value="0.70878135696269" calcext:value-type="float">
            <text:p>0,70878135696269</text:p>
          </table:table-cell>
          <table:table-cell table:style-name="ce7" table:formula="of:=SUM([.O148:.O154])/7" office:value-type="float" office:value="0.734502696134779" calcext:value-type="float">
            <text:p>0,734502696134779</text:p>
          </table:table-cell>
          <table:table-cell table:style-name="ce7" table:formula="of:=SUM([.P148:.P154])/7"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4.316779" calcext:value-type="float">
            <text:p>274,316779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8674.2703609999" calcext:value-type="float">
            <text:p>18674,2703609999</text:p>
          </table:table-cell>
          <table:table-cell table:number-columns-repeated="2" office:value-type="float" office:value="1925.9033203125" calcext:value-type="float">
            <text:p>1925,9033203125</text:p>
          </table:table-cell>
          <table:table-cell office:value-type="float" office:value="38.2980194091797" calcext:value-type="float">
            <text:p>38,2980194091797</text:p>
          </table:table-cell>
          <table:table-cell office:value-type="float" office:value="0.13586413860321" calcext:value-type="float">
            <text:p>0,13586413860321</text:p>
          </table:table-cell>
          <table:table-cell office:value-type="float" office:value="0.99987667798996" calcext:value-type="float">
            <text:p>0,99987667798996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0.970002" calcext:value-type="float">
            <text:p>40,9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2589.180282" calcext:value-type="float">
            <text:p>12589,180282</text:p>
          </table:table-cell>
          <table:table-cell table:number-columns-repeated="2" office:value-type="float" office:value="211.239700317383" calcext:value-type="float">
            <text:p>211,239700317383</text:p>
          </table:table-cell>
          <table:table-cell office:value-type="float" office:value="13.0415325164795" calcext:value-type="float">
            <text:p>13,0415325164795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3323469162" calcext:value-type="float">
            <text:p>0,99593323469162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830.229003" calcext:value-type="float">
            <text:p>36830,229003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73660.458006" calcext:value-type="float">
            <text:p>73660,458006</text:p>
          </table:table-cell>
          <table:table-cell table:number-columns-repeated="2" office:value-type="float" office:value="85855256" calcext:value-type="float">
            <text:p>85855256</text:p>
          </table:table-cell>
          <table:table-cell office:value-type="float" office:value="9140.08984375" calcext:value-type="float">
            <text:p>9140,08984375</text:p>
          </table:table-cell>
          <table:table-cell office:value-type="float" office:value="0.260273963212967" calcext:value-type="float">
            <text:p>0,260273963212967</text:p>
          </table:table-cell>
          <table:table-cell office:value-type="float" office:value="0.999480724334717" calcext:value-type="float">
            <text:p>0,999480724334717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466536" calcext:value-type="float">
            <text:p>156,466536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28590.561442" calcext:value-type="float">
            <text:p>28590,561442</text:p>
          </table:table-cell>
          <table:table-cell table:number-columns-repeated="2" office:value-type="float" office:value="419.913330078125" calcext:value-type="float">
            <text:p>419,913330078125</text:p>
          </table:table-cell>
          <table:table-cell office:value-type="float" office:value="19.2748718261719" calcext:value-type="float">
            <text:p>19,2748718261719</text:p>
          </table:table-cell>
          <table:table-cell office:value-type="float" office:value="0.206964001059532" calcext:value-type="float">
            <text:p>0,206964001059532</text:p>
          </table:table-cell>
          <table:table-cell office:value-type="float" office:value="0.999844193458557" calcext:value-type="float">
            <text:p>0,999844193458557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4.389993" calcext:value-type="float">
            <text:p>94,389993</text:p>
          </table:table-cell>
          <table:table-cell office:value-type="float" office:value="-3.43" calcext:value-type="float">
            <text:p>-3,43</text:p>
          </table:table-cell>
          <table:table-cell office:value-type="float" office:value="30943.8369889999" calcext:value-type="float">
            <text:p>30943,8369889999</text:p>
          </table:table-cell>
          <table:table-cell table:number-columns-repeated="2" office:value-type="float" office:value="145.061370849609" calcext:value-type="float">
            <text:p>145,061370849609</text:p>
          </table:table-cell>
          <table:table-cell office:value-type="float" office:value="11.6652498245239" calcext:value-type="float">
            <text:p>11,6652498245239</text:p>
          </table:table-cell>
          <table:table-cell office:value-type="float" office:value="0.189296334981918" calcext:value-type="float">
            <text:p>0,189296334981918</text:p>
          </table:table-cell>
          <table:table-cell office:value-type="float" office:value="0.999528288841248" calcext:value-type="float">
            <text:p>0,999528288841248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892.565964" calcext:value-type="float">
            <text:p>892,565964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7595.669531" calcext:value-type="float">
            <text:p>17595,669531</text:p>
          </table:table-cell>
          <table:table-cell table:number-columns-repeated="2" office:value-type="float" office:value="27921.44921875" calcext:value-type="float">
            <text:p>27921,44921875</text:p>
          </table:table-cell>
          <table:table-cell office:value-type="float" office:value="123.69783782959" calcext:value-type="float">
            <text:p>123,6978378295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999128699302673" calcext:value-type="float">
            <text:p>0,999128699302673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46" calcext:value-type="float">
            <text:p>90,46</text:p>
          </table:table-cell>
          <table:table-cell office:value-type="float" office:value="1.46" calcext:value-type="float">
            <text:p>1,46</text:p>
          </table:table-cell>
          <table:table-cell office:value-type="float" office:value="35502.25" calcext:value-type="float">
            <text:p>35502,25</text:p>
          </table:table-cell>
          <table:table-cell table:number-columns-repeated="2" office:value-type="float" office:value="135.076690673828" calcext:value-type="float">
            <text:p>135,076690673828</text:p>
          </table:table-cell>
          <table:table-cell office:value-type="float" office:value="11.4682855606079" calcext:value-type="float">
            <text:p>11,4682855606079</text:p>
          </table:table-cell>
          <table:table-cell office:value-type="float" office:value="0.282023668289185" calcext:value-type="float">
            <text:p>0,282023668289185</text:p>
          </table:table-cell>
          <table:table-cell office:value-type="float" office:value="0.999715030193329" calcext:value-type="float">
            <text:p>0,999715030193329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56:.D162])/7" office:value-type="float" office:value="5482.77118242857" calcext:value-type="float">
            <text:p>5482,77118242857</text:p>
          </table:table-cell>
          <table:table-cell table:style-name="ce7" table:formula="of:=SUM([.E156:.E162])/7" office:value-type="float" office:value="257.052555428571" calcext:value-type="float">
            <text:p>257,052555428571</text:p>
          </table:table-cell>
          <table:table-cell table:style-name="ce11" table:formula="of:=SUM([.F156:.F162])/7" office:value-type="float" office:value="31079.4609444285" calcext:value-type="float">
            <text:p>31079,4609444285</text:p>
          </table:table-cell>
          <table:table-cell table:style-name="ce7" table:formula="of:=SUM([.G156:.G162])/7" office:value-type="float" office:value="12269430.6633759" calcext:value-type="float">
            <text:p>12269430,6633759</text:p>
          </table:table-cell>
          <table:table-cell table:style-name="ce7" table:formula="of:=SUM([.H156:.H162])/7" office:value-type="float" office:value="12269430.6633759" calcext:value-type="float">
            <text:p>12269430,6633759</text:p>
          </table:table-cell>
          <table:table-cell table:style-name="ce7" table:formula="of:=SUM([.I156:.I162])/7" office:value-type="float" office:value="1336.79080581665" calcext:value-type="float">
            <text:p>1336,79080581665</text:p>
          </table:table-cell>
          <table:table-cell table:style-name="ce7" table:formula="of:=SUM([.J156:.J162])/7" office:value-type="float" office:value="0.217538243957928" calcext:value-type="float">
            <text:p>0,217538243957928</text:p>
          </table:table-cell>
          <table:table-cell table:style-name="ce7" table:formula="of:=SUM([.K156:.K162])/7" office:value-type="float" office:value="0.999072406973158" calcext:value-type="float">
            <text:p>0,999072406973158</text:p>
          </table:table-cell>
          <table:table-cell table:style-name="ce7" table:formula="of:=SUM([.L156:.L162])/7" office:value-type="float" office:value="0.76210081580261" calcext:value-type="float">
            <text:p>0,76210081580261</text:p>
          </table:table-cell>
          <table:table-cell table:style-name="ce7" table:formula="of:=SUM([.M156:.M162])/7" office:value-type="float" office:value="0.752040448947188" calcext:value-type="float">
            <text:p>0,752040448947188</text:p>
          </table:table-cell>
          <table:table-cell table:style-name="ce7" table:formula="of:=SUM([.N156:.N162])/7" office:value-type="float" office:value="0.747303380018694" calcext:value-type="float">
            <text:p>0,747303380018694</text:p>
          </table:table-cell>
          <table:table-cell table:style-name="ce7" table:formula="of:=SUM([.O156:.O162])/7" office:value-type="float" office:value="0.778352716422708" calcext:value-type="float">
            <text:p>0,778352716422708</text:p>
          </table:table-cell>
          <table:table-cell table:style-name="ce7" table:formula="of:=SUM([.P156:.P162])/7"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84.533212" calcext:value-type="float">
            <text:p>384,533212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10.146943" calcext:value-type="float">
            <text:p>41810,146943</text:p>
          </table:table-cell>
          <table:table-cell table:number-columns-repeated="2" office:value-type="float" office:value="1346.75354003906" calcext:value-type="float">
            <text:p>1346,75354003906</text:p>
          </table:table-cell>
          <table:table-cell office:value-type="float" office:value="29.4506549835205" calcext:value-type="float">
            <text:p>29,4506549835205</text:p>
          </table:table-cell>
          <table:table-cell office:value-type="float" office:value="0.144481599330902" calcext:value-type="float">
            <text:p>0,144481599330902</text:p>
          </table:table-cell>
          <table:table-cell office:value-type="float" office:value="0.999835312366486" calcext:value-type="float">
            <text:p>0,999835312366486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9.800008" calcext:value-type="float">
            <text:p>59,800008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1633.51078" calcext:value-type="float">
            <text:p>11633,51078</text:p>
          </table:table-cell>
          <table:table-cell table:number-columns-repeated="2" office:value-type="float" office:value="615.062194824219" calcext:value-type="float">
            <text:p>615,062194824219</text:p>
          </table:table-cell>
          <table:table-cell office:value-type="float" office:value="20.9485321044922" calcext:value-type="float">
            <text:p>20,9485321044922</text:p>
          </table:table-cell>
          <table:table-cell office:value-type="float" office:value="0.148760333657265" calcext:value-type="float">
            <text:p>0,148760333657265</text:p>
          </table:table-cell>
          <table:table-cell office:value-type="float" office:value="0.972390472888946" calcext:value-type="float">
            <text:p>0,972390472888946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6.043826" calcext:value-type="float">
            <text:p>236,043826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44502.9634720001" calcext:value-type="float">
            <text:p>44502,9634720001</text:p>
          </table:table-cell>
          <table:table-cell table:number-columns-repeated="2" office:value-type="float" office:value="531.188110351563" calcext:value-type="float">
            <text:p>531,188110351563</text:p>
          </table:table-cell>
          <table:table-cell office:value-type="float" office:value="21.4409980773926" calcext:value-type="float">
            <text:p>21,4409980773926</text:p>
          </table:table-cell>
          <table:table-cell office:value-type="float" office:value="0.1772251278162" calcext:value-type="float">
            <text:p>0,1772251278162</text:p>
          </table:table-cell>
          <table:table-cell office:value-type="float" office:value="0.999777376651764" calcext:value-type="float">
            <text:p>0,999777376651764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64:.D170])/7" office:value-type="float" office:value="6905.51726014286" calcext:value-type="float">
            <text:p>6905,51726014286</text:p>
          </table:table-cell>
          <table:table-cell table:style-name="ce7" table:formula="of:=SUM([.E164:.E170])/7" office:value-type="float" office:value="1372.25816814286" calcext:value-type="float">
            <text:p>1372,25816814286</text:p>
          </table:table-cell>
          <table:table-cell table:style-name="ce11" table:formula="of:=SUM([.F164:.F170])/7" office:value-type="float" office:value="48635.7901331429" calcext:value-type="float">
            <text:p>48635,7901331429</text:p>
          </table:table-cell>
          <table:table-cell table:style-name="ce7" table:formula="of:=SUM([.G164:.G170])/7" office:value-type="float" office:value="10733341.1289389" calcext:value-type="float">
            <text:p>10733341,1289389</text:p>
          </table:table-cell>
          <table:table-cell table:style-name="ce7" table:formula="of:=SUM([.H164:.H170])/7" office:value-type="float" office:value="10733341.1289389" calcext:value-type="float">
            <text:p>10733341,1289389</text:p>
          </table:table-cell>
          <table:table-cell table:style-name="ce7" table:formula="of:=SUM([.I164:.I170])/7" office:value-type="float" office:value="1218.90019021715" calcext:value-type="float">
            <text:p>1218,90019021715</text:p>
          </table:table-cell>
          <table:table-cell table:style-name="ce7" table:formula="of:=SUM([.J164:.J170])/7" office:value-type="float" office:value="0.159083388745785" calcext:value-type="float">
            <text:p>0,159083388745785</text:p>
          </table:table-cell>
          <table:table-cell table:style-name="ce7" table:formula="of:=SUM([.K164:.K170])/7" office:value-type="float" office:value="0.995575947420938" calcext:value-type="float">
            <text:p>0,995575947420938</text:p>
          </table:table-cell>
          <table:table-cell table:style-name="ce7" table:formula="of:=SUM([.L164:.L170])/7" office:value-type="float" office:value="0.716723889337445" calcext:value-type="float">
            <text:p>0,716723889337445</text:p>
          </table:table-cell>
          <table:table-cell table:style-name="ce7" table:formula="of:=SUM([.M164:.M170])/7" office:value-type="float" office:value="0.708042067237979" calcext:value-type="float">
            <text:p>0,708042067237979</text:p>
          </table:table-cell>
          <table:table-cell table:style-name="ce7" table:formula="of:=SUM([.N164:.N170])/7" office:value-type="float" office:value="0.707504964570297" calcext:value-type="float">
            <text:p>0,707504964570297</text:p>
          </table:table-cell>
          <table:table-cell table:style-name="ce7" table:formula="of:=SUM([.O164:.O170])/7" office:value-type="float" office:value="0.726825924868116" calcext:value-type="float">
            <text:p>0,726825924868116</text:p>
          </table:table-cell>
          <table:table-cell table:style-name="ce7" table:formula="of:=SUM([.P164:.P170])/7"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0.973933" calcext:value-type="float">
            <text:p>380,973933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76.930843" calcext:value-type="float">
            <text:p>41876,930843</text:p>
          </table:table-cell>
          <table:table-cell table:number-columns-repeated="2" office:value-type="float" office:value="1347.82861328125" calcext:value-type="float">
            <text:p>1347,82861328125</text:p>
          </table:table-cell>
          <table:table-cell office:value-type="float" office:value="29.4634284973145" calcext:value-type="float">
            <text:p>29,4634284973145</text:p>
          </table:table-cell>
          <table:table-cell office:value-type="float" office:value="0.198662206530571" calcext:value-type="float">
            <text:p>0,198662206530571</text:p>
          </table:table-cell>
          <table:table-cell office:value-type="float" office:value="0.99981677532196" calcext:value-type="float">
            <text:p>0,99981677532196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6.420007" calcext:value-type="float">
            <text:p>66,420007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6709.000842" calcext:value-type="float">
            <text:p>16709,000842</text:p>
          </table:table-cell>
          <table:table-cell table:number-columns-repeated="2" office:value-type="float" office:value="614.760864257813" calcext:value-type="float">
            <text:p>614,760864257813</text:p>
          </table:table-cell>
          <table:table-cell office:value-type="float" office:value="20.9318370819092" calcext:value-type="float">
            <text:p>20,9318370819092</text:p>
          </table:table-cell>
          <table:table-cell office:value-type="float" office:value="0.219008266925812" calcext:value-type="float">
            <text:p>0,219008266925812</text:p>
          </table:table-cell>
          <table:table-cell office:value-type="float" office:value="0.996059238910675" calcext:value-type="float">
            <text:p>0,996059238910675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90.572684" calcext:value-type="float">
            <text:p>290,572684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68616.4677409999" calcext:value-type="float">
            <text:p>68616,4677409999</text:p>
          </table:table-cell>
          <table:table-cell table:number-columns-repeated="2" office:value-type="float" office:value="530.695495605469" calcext:value-type="float">
            <text:p>530,695495605469</text:p>
          </table:table-cell>
          <table:table-cell office:value-type="float" office:value="21.4310455322266" calcext:value-type="float">
            <text:p>21,4310455322266</text:p>
          </table:table-cell>
          <table:table-cell office:value-type="float" office:value="0.252356022596359" calcext:value-type="float">
            <text:p>0,252356022596359</text:p>
          </table:table-cell>
          <table:table-cell office:value-type="float" office:value="0.999778687953949" calcext:value-type="float">
            <text:p>0,999778687953949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2:.D178])/7" office:value-type="float" office:value="8101.63248885714" calcext:value-type="float">
            <text:p>8101,63248885714</text:p>
          </table:table-cell>
          <table:table-cell table:style-name="ce7" table:formula="of:=SUM([.E172:.E178])/7" office:value-type="float" office:value="1372.25816814286" calcext:value-type="float">
            <text:p>1372,25816814286</text:p>
          </table:table-cell>
          <table:table-cell table:style-name="ce11" table:formula="of:=SUM([.F172:.F178])/7" office:value-type="float" office:value="60434.6882172857" calcext:value-type="float">
            <text:p>60434,6882172857</text:p>
          </table:table-cell>
          <table:table-cell table:style-name="ce7" table:formula="of:=SUM([.G172:.G178])/7" office:value-type="float" office:value="10733380.1322817" calcext:value-type="float">
            <text:p>10733380,1322817</text:p>
          </table:table-cell>
          <table:table-cell table:style-name="ce7" table:formula="of:=SUM([.H172:.H178])/7" office:value-type="float" office:value="10733380.1322817" calcext:value-type="float">
            <text:p>10733380,1322817</text:p>
          </table:table-cell>
          <table:table-cell table:style-name="ce7" table:formula="of:=SUM([.I172:.I178])/7" office:value-type="float" office:value="1218.8995256424" calcext:value-type="float">
            <text:p>1218,8995256424</text:p>
          </table:table-cell>
          <table:table-cell table:style-name="ce7" table:formula="of:=SUM([.J172:.J178])/7" office:value-type="float" office:value="0.174950730587755" calcext:value-type="float">
            <text:p>0,174950730587755</text:p>
          </table:table-cell>
          <table:table-cell table:style-name="ce7" table:formula="of:=SUM([.K172:.K178])/7" office:value-type="float" office:value="0.998957225254604" calcext:value-type="float">
            <text:p>0,998957225254604</text:p>
          </table:table-cell>
          <table:table-cell table:style-name="ce7" table:formula="of:=SUM([.L172:.L178])/7" office:value-type="float" office:value="0.752307232313765" calcext:value-type="float">
            <text:p>0,752307232313765</text:p>
          </table:table-cell>
          <table:table-cell table:style-name="ce7" table:formula="of:=SUM([.M172:.M178])/7" office:value-type="float" office:value="0.744213940808325" calcext:value-type="float">
            <text:p>0,744213940808325</text:p>
          </table:table-cell>
          <table:table-cell table:style-name="ce7" table:formula="of:=SUM([.N172:.N178])/7" office:value-type="float" office:value="0.743890659326897" calcext:value-type="float">
            <text:p>0,743890659326897</text:p>
          </table:table-cell>
          <table:table-cell table:style-name="ce7" table:formula="of:=SUM([.O172:.O178])/7" office:value-type="float" office:value="0.761672954204834" calcext:value-type="float">
            <text:p>0,761672954204834</text:p>
          </table:table-cell>
          <table:table-cell table:style-name="ce7" table:formula="of:=SUM([.P172:.P178])/7"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33.05644" calcext:value-type="float">
            <text:p>133,05644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8996.67408800004" calcext:value-type="float">
            <text:p>8996,67408800004</text:p>
          </table:table-cell>
          <table:table-cell table:number-columns-repeated="2" office:value-type="float" office:value="1917.59411621094" calcext:value-type="float">
            <text:p>1917,59411621094</text:p>
          </table:table-cell>
          <table:table-cell office:value-type="float" office:value="38.2648849487305" calcext:value-type="float">
            <text:p>38,2648849487305</text:p>
          </table:table-cell>
          <table:table-cell office:value-type="float" office:value="0.1312625259161" calcext:value-type="float">
            <text:p>0,1312625259161</text:p>
          </table:table-cell>
          <table:table-cell office:value-type="float" office:value="0.999730110168457" calcext:value-type="float">
            <text:p>0,999730110168457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.54" calcext:value-type="float">
            <text:p>4,54</text:p>
          </table:table-cell>
          <table:table-cell office:value-type="float" office:value="-27.47" calcext:value-type="float">
            <text:p>-27,47</text:p>
          </table:table-cell>
          <table:table-cell office:value-type="float" office:value="1997.89002100001" calcext:value-type="float">
            <text:p>1997,89002100001</text:p>
          </table:table-cell>
          <table:table-cell table:number-columns-repeated="2" office:value-type="float" office:value="186.330032348633" calcext:value-type="float">
            <text:p>186,330032348633</text:p>
          </table:table-cell>
          <table:table-cell office:value-type="float" office:value="12.5114803314209" calcext:value-type="float">
            <text:p>12,5114803314209</text:p>
          </table:table-cell>
          <table:table-cell office:value-type="float" office:value="0.182926833629608" calcext:value-type="float">
            <text:p>0,182926833629608</text:p>
          </table:table-cell>
          <table:table-cell office:value-type="float" office:value="0.967360079288483" calcext:value-type="float">
            <text:p>0,967360079288483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15477.873044" calcext:value-type="float">
            <text:p>15477,873044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0955.746088" calcext:value-type="float">
            <text:p>30955,746088</text:p>
          </table:table-cell>
          <table:table-cell table:number-columns-repeated="2" office:value-type="float" office:value="85213272" calcext:value-type="float">
            <text:p>85213272</text:p>
          </table:table-cell>
          <table:table-cell office:value-type="float" office:value="9107.5302734375" calcext:value-type="float">
            <text:p>9107,5302734375</text:p>
          </table:table-cell>
          <table:table-cell office:value-type="float" office:value="0.0740740746259689" calcext:value-type="float">
            <text:p>0,074074074625969</text:p>
          </table:table-cell>
          <table:table-cell office:value-type="float" office:value="0.998894929885864" calcext:value-type="float">
            <text:p>0,998894929885864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88.179606" calcext:value-type="float">
            <text:p>88,179606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3127.65507" calcext:value-type="float">
            <text:p>13127,65507</text:p>
          </table:table-cell>
          <table:table-cell table:number-columns-repeated="2" office:value-type="float" office:value="419.843872070313" calcext:value-type="float">
            <text:p>419,843872070313</text:p>
          </table:table-cell>
          <table:table-cell office:value-type="float" office:value="19.2772769927979" calcext:value-type="float">
            <text:p>19,2772769927979</text:p>
          </table:table-cell>
          <table:table-cell office:value-type="float" office:value="0.0752941146492958" calcext:value-type="float">
            <text:p>0,075294114649296</text:p>
          </table:table-cell>
          <table:table-cell office:value-type="float" office:value="0.999671339988708" calcext:value-type="float">
            <text:p>0,999671339988708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19995" calcext:value-type="float">
            <text:p>56,71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2289.6786039999" calcext:value-type="float">
            <text:p>12289,6786039999</text:p>
          </table:table-cell>
          <table:table-cell table:number-columns-repeated="2" office:value-type="float" office:value="145.273071289063" calcext:value-type="float">
            <text:p>145,273071289063</text:p>
          </table:table-cell>
          <table:table-cell office:value-type="float" office:value="11.673397064209" calcext:value-type="float">
            <text:p>11,673397064209</text:p>
          </table:table-cell>
          <table:table-cell office:value-type="float" office:value="0.146560326218605" calcext:value-type="float">
            <text:p>0,146560326218605</text:p>
          </table:table-cell>
          <table:table-cell office:value-type="float" office:value="0.998987913131714" calcext:value-type="float">
            <text:p>0,998987913131714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48.997999" calcext:value-type="float">
            <text:p>648,997999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002.36788" calcext:value-type="float">
            <text:p>11002,36788</text:p>
          </table:table-cell>
          <table:table-cell table:number-columns-repeated="2" office:value-type="float" office:value="27265.453125" calcext:value-type="float">
            <text:p>27265,453125</text:p>
          </table:table-cell>
          <table:table-cell office:value-type="float" office:value="122.619018554688" calcext:value-type="float">
            <text:p>122,619018554688</text:p>
          </table:table-cell>
          <table:table-cell office:value-type="float" office:value="0.0750988125801086" calcext:value-type="float">
            <text:p>0,075098812580109</text:p>
          </table:table-cell>
          <table:table-cell office:value-type="float" office:value="0.998003482818604" calcext:value-type="float">
            <text:p>0,998003482818604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34.18" calcext:value-type="float">
            <text:p>34,18</text:p>
          </table:table-cell>
          <table:table-cell office:value-type="float" office:value="1.32" calcext:value-type="float">
            <text:p>1,32</text:p>
          </table:table-cell>
          <table:table-cell office:value-type="float" office:value="6550.70999999998" calcext:value-type="float">
            <text:p>6550,70999999998</text:p>
          </table:table-cell>
          <table:table-cell table:number-columns-repeated="2" office:value-type="float" office:value="135.253616333008" calcext:value-type="float">
            <text:p>135,253616333008</text:p>
          </table:table-cell>
          <table:table-cell office:value-type="float" office:value="11.4751682281494" calcext:value-type="float">
            <text:p>11,4751682281494</text:p>
          </table:table-cell>
          <table:table-cell office:value-type="float" office:value="0.186348855495453" calcext:value-type="float">
            <text:p>0,186348855495453</text:p>
          </table:table-cell>
          <table:table-cell office:value-type="float" office:value="0.999474823474884" calcext:value-type="float">
            <text:p>0,999474823474884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0:.D186])/7" office:value-type="float" office:value="2349.07815485714" calcext:value-type="float">
            <text:p>2349,07815485714</text:p>
          </table:table-cell>
          <table:table-cell table:style-name="ce7" table:formula="of:=SUM([.E180:.E186])/7" office:value-type="float" office:value="191.065956571429" calcext:value-type="float">
            <text:p>191,065956571429</text:p>
          </table:table-cell>
          <table:table-cell table:style-name="ce11" table:formula="of:=SUM([.F180:.F186])/7" office:value-type="float" office:value="12131.5316787143" calcext:value-type="float">
            <text:p>12131,5316787143</text:p>
          </table:table-cell>
          <table:table-cell table:style-name="ce7" table:formula="of:=SUM([.G180:.G186])/7" office:value-type="float" office:value="12177620.2496905" calcext:value-type="float">
            <text:p>12177620,2496905</text:p>
          </table:table-cell>
          <table:table-cell table:style-name="ce7" table:formula="of:=SUM([.H180:.H186])/7" office:value-type="float" office:value="12177620.2496905" calcext:value-type="float">
            <text:p>12177620,2496905</text:p>
          </table:table-cell>
          <table:table-cell table:style-name="ce7" table:formula="of:=SUM([.I180:.I186])/7" office:value-type="float" office:value="1331.90735707964" calcext:value-type="float">
            <text:p>1331,90735707964</text:p>
          </table:table-cell>
          <table:table-cell table:style-name="ce7" table:formula="of:=SUM([.J180:.J186])/7" office:value-type="float" office:value="0.124509363302163" calcext:value-type="float">
            <text:p>0,124509363302163</text:p>
          </table:table-cell>
          <table:table-cell table:style-name="ce7" table:formula="of:=SUM([.K180:.K186])/7" office:value-type="float" office:value="0.994588954108102" calcext:value-type="float">
            <text:p>0,994588954108102</text:p>
          </table:table-cell>
          <table:table-cell table:style-name="ce7" table:formula="of:=SUM([.L180:.L186])/7" office:value-type="float" office:value="0.603549612086594" calcext:value-type="float">
            <text:p>0,603549612086594</text:p>
          </table:table-cell>
          <table:table-cell table:style-name="ce7" table:formula="of:=SUM([.M180:.M186])/7" office:value-type="float" office:value="0.593378245179786" calcext:value-type="float">
            <text:p>0,593378245179786</text:p>
          </table:table-cell>
          <table:table-cell table:style-name="ce7" table:formula="of:=SUM([.N180:.N186])/7" office:value-type="float" office:value="0.58947245602944" calcext:value-type="float">
            <text:p>0,58947245602944</text:p>
          </table:table-cell>
          <table:table-cell table:style-name="ce7" table:formula="of:=SUM([.O180:.O186])/7" office:value-type="float" office:value="0.619314066729997" calcext:value-type="float">
            <text:p>0,619314066729997</text:p>
          </table:table-cell>
          <table:table-cell table:style-name="ce7" table:formula="of:=SUM([.P180:.P186])/7"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4.861451" calcext:value-type="float">
            <text:p>54,861451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7766.51291800004" calcext:value-type="float">
            <text:p>7766,51291800004</text:p>
          </table:table-cell>
          <table:table-cell table:number-columns-repeated="2" office:value-type="float" office:value="1917.71704101563" calcext:value-type="float">
            <text:p>1917,71704101563</text:p>
          </table:table-cell>
          <table:table-cell office:value-type="float" office:value="38.2572479248047" calcext:value-type="float">
            <text:p>38,2572479248047</text:p>
          </table:table-cell>
          <table:table-cell office:value-type="float" office:value="0.088176354765892" calcext:value-type="float">
            <text:p>0,088176354765892</text:p>
          </table:table-cell>
          <table:table-cell office:value-type="float" office:value="0.999728739261627" calcext:value-type="float">
            <text:p>0,999728739261627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.37" calcext:value-type="float">
            <text:p>4,37</text:p>
          </table:table-cell>
          <table:table-cell office:value-type="float" office:value="-27.47" calcext:value-type="float">
            <text:p>-27,47</text:p>
          </table:table-cell>
          <table:table-cell office:value-type="float" office:value="1824.27997199999" calcext:value-type="float">
            <text:p>1824,27997199999</text:p>
          </table:table-cell>
          <table:table-cell table:number-columns-repeated="2" office:value-type="float" office:value="186.403671264648" calcext:value-type="float">
            <text:p>186,403671264648</text:p>
          </table:table-cell>
          <table:table-cell office:value-type="float" office:value="12.5222387313843" calcext:value-type="float">
            <text:p>12,5222387313843</text:p>
          </table:table-cell>
          <table:table-cell office:value-type="float" office:value="0.219512194395065" calcext:value-type="float">
            <text:p>0,219512194395065</text:p>
          </table:table-cell>
          <table:table-cell office:value-type="float" office:value="0.900979936122894" calcext:value-type="float">
            <text:p>0,900979936122894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8815.183102" calcext:value-type="float">
            <text:p>18815,183102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7630.366204" calcext:value-type="float">
            <text:p>37630,366204</text:p>
          </table:table-cell>
          <table:table-cell table:number-columns-repeated="2" office:value-type="float" office:value="85213736" calcext:value-type="float">
            <text:p>85213736</text:p>
          </table:table-cell>
          <table:table-cell office:value-type="float" office:value="9107.5546875" calcext:value-type="float">
            <text:p>9107,5546875</text:p>
          </table:table-cell>
          <table:table-cell office:value-type="float" office:value="0.0856481492519379" calcext:value-type="float">
            <text:p>0,085648149251938</text:p>
          </table:table-cell>
          <table:table-cell office:value-type="float" office:value="0.998953580856323" calcext:value-type="float">
            <text:p>0,998953580856323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93.094601" calcext:value-type="float">
            <text:p>93,094601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4552.804762" calcext:value-type="float">
            <text:p>14552,804762</text:p>
          </table:table-cell>
          <table:table-cell table:number-columns-repeated="2" office:value-type="float" office:value="418.556030273438" calcext:value-type="float">
            <text:p>418,556030273438</text:p>
          </table:table-cell>
          <table:table-cell office:value-type="float" office:value="19.2476749420166" calcext:value-type="float">
            <text:p>19,2476749420166</text:p>
          </table:table-cell>
          <table:table-cell office:value-type="float" office:value="0.098431371152401" calcext:value-type="float">
            <text:p>0,098431371152401</text:p>
          </table:table-cell>
          <table:table-cell office:value-type="float" office:value="0.999671220779419" calcext:value-type="float">
            <text:p>0,999671220779419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62.699995" calcext:value-type="float">
            <text:p>62,69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4502.658438" calcext:value-type="float">
            <text:p>14502,658438</text:p>
          </table:table-cell>
          <table:table-cell table:number-columns-repeated="2" office:value-type="float" office:value="145.402389526367" calcext:value-type="float">
            <text:p>145,402389526367</text:p>
          </table:table-cell>
          <table:table-cell office:value-type="float" office:value="11.6786060333252" calcext:value-type="float">
            <text:p>11,6786060333252</text:p>
          </table:table-cell>
          <table:table-cell office:value-type="float" office:value="0.105682954192162" calcext:value-type="float">
            <text:p>0,105682954192162</text:p>
          </table:table-cell>
          <table:table-cell office:value-type="float" office:value="0.998992562294006" calcext:value-type="float">
            <text:p>0,998992562294006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684.046026" calcext:value-type="float">
            <text:p>684,046026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765.498404" calcext:value-type="float">
            <text:p>11765,498404</text:p>
          </table:table-cell>
          <table:table-cell table:number-columns-repeated="2" office:value-type="float" office:value="27270.43359375" calcext:value-type="float">
            <text:p>27270,43359375</text:p>
          </table:table-cell>
          <table:table-cell office:value-type="float" office:value="122.630836486816" calcext:value-type="float">
            <text:p>122,630836486816</text:p>
          </table:table-cell>
          <table:table-cell office:value-type="float" office:value="0.110671937465668" calcext:value-type="float">
            <text:p>0,110671937465668</text:p>
          </table:table-cell>
          <table:table-cell office:value-type="float" office:value="0.998048424720764" calcext:value-type="float">
            <text:p>0,998048424720764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37.93" calcext:value-type="float">
            <text:p>37,93</text:p>
          </table:table-cell>
          <table:table-cell office:value-type="float" office:value="1.32" calcext:value-type="float">
            <text:p>1,32</text:p>
          </table:table-cell>
          <table:table-cell office:value-type="float" office:value="7547.67000000001" calcext:value-type="float">
            <text:p>7547,67000000001</text:p>
          </table:table-cell>
          <table:table-cell table:number-columns-repeated="2" office:value-type="float" office:value="135.118637084961" calcext:value-type="float">
            <text:p>135,118637084961</text:p>
          </table:table-cell>
          <table:table-cell office:value-type="float" office:value="11.4691343307495" calcext:value-type="float">
            <text:p>11,4691343307495</text:p>
          </table:table-cell>
          <table:table-cell office:value-type="float" office:value="0.146262183785439" calcext:value-type="float">
            <text:p>0,146262183785439</text:p>
          </table:table-cell>
          <table:table-cell office:value-type="float" office:value="0.999473750591278" calcext:value-type="float">
            <text:p>0,999473750591278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8:.D194])/7" office:value-type="float" office:value="2821.74073928572" calcext:value-type="float">
            <text:p>2821,74073928572</text:p>
          </table:table-cell>
          <table:table-cell table:style-name="ce7" table:formula="of:=SUM([.E188:.E194])/7" office:value-type="float" office:value="191.065956571429" calcext:value-type="float">
            <text:p>191,065956571429</text:p>
          </table:table-cell>
          <table:table-cell table:style-name="ce11" table:formula="of:=SUM([.F188:.F194])/7" office:value-type="float" office:value="13655.6843854286" calcext:value-type="float">
            <text:p>13655,6843854286</text:p>
          </table:table-cell>
          <table:table-cell table:style-name="ce7" table:formula="of:=SUM([.G188:.G194])/7" office:value-type="float" office:value="12177687.0901947" calcext:value-type="float">
            <text:p>12177687,0901947</text:p>
          </table:table-cell>
          <table:table-cell table:style-name="ce7" table:formula="of:=SUM([.H188:.H194])/7" office:value-type="float" office:value="12177687.0901947" calcext:value-type="float">
            <text:p>12177687,0901947</text:p>
          </table:table-cell>
          <table:table-cell table:style-name="ce7" table:formula="of:=SUM([.I188:.I194])/7" office:value-type="float" office:value="1331.90863227844" calcext:value-type="float">
            <text:p>1331,90863227844</text:p>
          </table:table-cell>
          <table:table-cell table:style-name="ce7" table:formula="of:=SUM([.J188:.J194])/7" office:value-type="float" office:value="0.122055020715509" calcext:value-type="float">
            <text:p>0,122055020715509</text:p>
          </table:table-cell>
          <table:table-cell table:style-name="ce7" table:formula="of:=SUM([.K188:.K194])/7" office:value-type="float" office:value="0.985121173518045" calcext:value-type="float">
            <text:p>0,985121173518045</text:p>
          </table:table-cell>
          <table:table-cell table:style-name="ce7" table:formula="of:=SUM([.L188:.L194])/7" office:value-type="float" office:value="0.614831185729406" calcext:value-type="float">
            <text:p>0,614831185729406</text:p>
          </table:table-cell>
          <table:table-cell table:style-name="ce7" table:formula="of:=SUM([.M188:.M194])/7" office:value-type="float" office:value="0.602752724441747" calcext:value-type="float">
            <text:p>0,602752724441747</text:p>
          </table:table-cell>
          <table:table-cell table:style-name="ce7" table:formula="of:=SUM([.N188:.N194])/7" office:value-type="float" office:value="0.59855988978915" calcext:value-type="float">
            <text:p>0,59855988978915</text:p>
          </table:table-cell>
          <table:table-cell table:style-name="ce7" table:formula="of:=SUM([.O188:.O194])/7" office:value-type="float" office:value="0.632832781734035" calcext:value-type="float">
            <text:p>0,632832781734035</text:p>
          </table:table-cell>
          <table:table-cell table:style-name="ce7" table:formula="of:=SUM([.P188:.P194])/7"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30.701415" calcext:value-type="float">
            <text:p>230,701415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2505.848314" calcext:value-type="float">
            <text:p>12505,848314</text:p>
          </table:table-cell>
          <table:table-cell table:number-columns-repeated="2" office:value-type="float" office:value="1902.27197265625" calcext:value-type="float">
            <text:p>1902,27197265625</text:p>
          </table:table-cell>
          <table:table-cell office:value-type="float" office:value="38.181079864502" calcext:value-type="float">
            <text:p>38,181079864502</text:p>
          </table:table-cell>
          <table:table-cell office:value-type="float" office:value="0.0382101573050022" calcext:value-type="float">
            <text:p>0,038210157305002</text:p>
          </table:table-cell>
          <table:table-cell office:value-type="float" office:value="0.99961131811142" calcext:value-type="float">
            <text:p>0,99961131811142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1.95" calcext:value-type="float">
            <text:p>21,95</text:p>
          </table:table-cell>
          <table:table-cell office:value-type="float" office:value="-25.77" calcext:value-type="float">
            <text:p>-25,77</text:p>
          </table:table-cell>
          <table:table-cell office:value-type="float" office:value="5129.75999100001" calcext:value-type="float">
            <text:p>5129,75999100001</text:p>
          </table:table-cell>
          <table:table-cell table:number-columns-repeated="2" office:value-type="float" office:value="162.169250488281" calcext:value-type="float">
            <text:p>162,169250488281</text:p>
          </table:table-cell>
          <table:table-cell office:value-type="float" office:value="11.9432783126831" calcext:value-type="float">
            <text:p>11,9432783126831</text:p>
          </table:table-cell>
          <table:table-cell office:value-type="float" office:value="0.184713378548622" calcext:value-type="float">
            <text:p>0,184713378548622</text:p>
          </table:table-cell>
          <table:table-cell office:value-type="float" office:value="0.926112353801727" calcext:value-type="float">
            <text:p>0,926112353801727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2927.536621" calcext:value-type="float">
            <text:p>32927,536621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5855.0732420001" calcext:value-type="float">
            <text:p>65855,0732420001</text:p>
          </table:table-cell>
          <table:table-cell table:number-columns-repeated="2" office:value-type="float" office:value="84536720" calcext:value-type="float">
            <text:p>84536720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167452827095985" calcext:value-type="float">
            <text:p>0,167452827095985</text:p>
          </table:table-cell>
          <table:table-cell office:value-type="float" office:value="0.998513579368591" calcext:value-type="float">
            <text:p>0,998513579368591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1.261912" calcext:value-type="float">
            <text:p>101,26191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14942.7801440001" calcext:value-type="float">
            <text:p>14942,7801440001</text:p>
          </table:table-cell>
          <table:table-cell table:number-columns-repeated="2" office:value-type="float" office:value="420.71533203125" calcext:value-type="float">
            <text:p>420,71533203125</text:p>
          </table:table-cell>
          <table:table-cell office:value-type="float" office:value="19.3012237548828" calcext:value-type="float">
            <text:p>19,3012237548828</text:p>
          </table:table-cell>
          <table:table-cell office:value-type="float" office:value="0.129032254219055" calcext:value-type="float">
            <text:p>0,129032254219055</text:p>
          </table:table-cell>
          <table:table-cell office:value-type="float" office:value="0.999493956565857" calcext:value-type="float">
            <text:p>0,999493956565857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9.499994" calcext:value-type="float">
            <text:p>69,49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16973.637884" calcext:value-type="float">
            <text:p>16973,637884</text:p>
          </table:table-cell>
          <table:table-cell table:number-columns-repeated="2" office:value-type="float" office:value="145.610702514648" calcext:value-type="float">
            <text:p>145,610702514648</text:p>
          </table:table-cell>
          <table:table-cell office:value-type="float" office:value="11.6874723434448" calcext:value-type="float">
            <text:p>11,6874723434448</text:p>
          </table:table-cell>
          <table:table-cell office:value-type="float" office:value="0.164824113249779" calcext:value-type="float">
            <text:p>0,164824113249779</text:p>
          </table:table-cell>
          <table:table-cell office:value-type="float" office:value="0.99829375743866" calcext:value-type="float">
            <text:p>0,99829375743866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65.320006" calcext:value-type="float">
            <text:p>665,32000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1542.247749" calcext:value-type="float">
            <text:p>11542,247749</text:p>
          </table:table-cell>
          <table:table-cell table:number-columns-repeated="2" office:value-type="float" office:value="26737.5859375" calcext:value-type="float">
            <text:p>26737,5859375</text:p>
          </table:table-cell>
          <table:table-cell office:value-type="float" office:value="121.838653564453" calcext:value-type="float">
            <text:p>121,838653564453</text:p>
          </table:table-cell>
          <table:table-cell office:value-type="float" office:value="0.0863453820347786" calcext:value-type="float">
            <text:p>0,086345382034779</text:p>
          </table:table-cell>
          <table:table-cell office:value-type="float" office:value="0.996932327747345" calcext:value-type="float">
            <text:p>0,996932327747345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7.97" calcext:value-type="float">
            <text:p>67,9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17969.7" calcext:value-type="float">
            <text:p>17969,7</text:p>
          </table:table-cell>
          <table:table-cell table:number-columns-repeated="2" office:value-type="float" office:value="135.451416015625" calcext:value-type="float">
            <text:p>135,451416015625</text:p>
          </table:table-cell>
          <table:table-cell office:value-type="float" office:value="11.4826364517212" calcext:value-type="float">
            <text:p>11,4826364517212</text:p>
          </table:table-cell>
          <table:table-cell office:value-type="float" office:value="0.0459016375243664" calcext:value-type="float">
            <text:p>0,045901637524366</text:p>
          </table:table-cell>
          <table:table-cell office:value-type="float" office:value="0.999226868152618" calcext:value-type="float">
            <text:p>0,999226868152618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6:.D202])/7" office:value-type="float" office:value="4869.17713542858" calcext:value-type="float">
            <text:p>4869,17713542858</text:p>
          </table:table-cell>
          <table:table-cell table:style-name="ce7" table:formula="of:=SUM([.E196:.E202])/7" office:value-type="float" office:value="275.532994428571" calcext:value-type="float">
            <text:p>275,532994428571</text:p>
          </table:table-cell>
          <table:table-cell table:style-name="ce11" table:formula="of:=SUM([.F196:.F202])/7" office:value-type="float" office:value="20702.7210462857" calcext:value-type="float">
            <text:p>20702,7210462857</text:p>
          </table:table-cell>
          <table:table-cell table:style-name="ce7" table:formula="of:=SUM([.G196:.G202])/7" office:value-type="float" office:value="12080889.1149445" calcext:value-type="float">
            <text:p>12080889,1149445</text:p>
          </table:table-cell>
          <table:table-cell table:style-name="ce7" table:formula="of:=SUM([.H196:.H202])/7" office:value-type="float" office:value="12080889.1149445" calcext:value-type="float">
            <text:p>12080889,1149445</text:p>
          </table:table-cell>
          <table:table-cell table:style-name="ce7" table:formula="of:=SUM([.I196:.I202])/7" office:value-type="float" office:value="1326.64435945238" calcext:value-type="float">
            <text:p>1326,64435945238</text:p>
          </table:table-cell>
          <table:table-cell table:style-name="ce7" table:formula="of:=SUM([.J196:.J202])/7" office:value-type="float" office:value="0.116639964282513" calcext:value-type="float">
            <text:p>0,116639964282513</text:p>
          </table:table-cell>
          <table:table-cell table:style-name="ce7" table:formula="of:=SUM([.K196:.K202])/7" office:value-type="float" office:value="0.988312023026603" calcext:value-type="float">
            <text:p>0,988312023026603</text:p>
          </table:table-cell>
          <table:table-cell table:style-name="ce7" table:formula="of:=SUM([.L196:.L202])/7" office:value-type="float" office:value="0.673625267049428" calcext:value-type="float">
            <text:p>0,673625267049428</text:p>
          </table:table-cell>
          <table:table-cell table:style-name="ce7" table:formula="of:=SUM([.M196:.M202])/7" office:value-type="float" office:value="0.664167416888755" calcext:value-type="float">
            <text:p>0,664167416888755</text:p>
          </table:table-cell>
          <table:table-cell table:style-name="ce7" table:formula="of:=SUM([.N196:.N202])/7" office:value-type="float" office:value="0.661860529103535" calcext:value-type="float">
            <text:p>0,661860529103535</text:p>
          </table:table-cell>
          <table:table-cell table:style-name="ce7" table:formula="of:=SUM([.O196:.O202])/7" office:value-type="float" office:value="0.687083737620392" calcext:value-type="float">
            <text:p>0,687083737620392</text:p>
          </table:table-cell>
          <table:table-cell table:style-name="ce7" table:formula="of:=SUM([.P196:.P202])/7"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8.191797" calcext:value-type="float">
            <text:p>268,19179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108.52507" calcext:value-type="float">
            <text:p>15108,52507</text:p>
          </table:table-cell>
          <table:table-cell table:number-columns-repeated="2" office:value-type="float" office:value="1904.99243164063" calcext:value-type="float">
            <text:p>1904,99243164063</text:p>
          </table:table-cell>
          <table:table-cell office:value-type="float" office:value="38.2059059143066" calcext:value-type="float">
            <text:p>38,2059059143066</text:p>
          </table:table-cell>
          <table:table-cell office:value-type="float" office:value="0.0542986430227757" calcext:value-type="float">
            <text:p>0,054298643022776</text:p>
          </table:table-cell>
          <table:table-cell office:value-type="float" office:value="0.999612390995025" calcext:value-type="float">
            <text:p>0,999612390995025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3.93" calcext:value-type="float">
            <text:p>23,93</text:p>
          </table:table-cell>
          <table:table-cell office:value-type="float" office:value="-25.77" calcext:value-type="float">
            <text:p>-25,77</text:p>
          </table:table-cell>
          <table:table-cell office:value-type="float" office:value="6387.60997900001" calcext:value-type="float">
            <text:p>6387,60997900001</text:p>
          </table:table-cell>
          <table:table-cell table:number-columns-repeated="2" office:value-type="float" office:value="161.497680664063" calcext:value-type="float">
            <text:p>161,497680664063</text:p>
          </table:table-cell>
          <table:table-cell office:value-type="float" office:value="11.9128389358521" calcext:value-type="float">
            <text:p>11,9128389358521</text:p>
          </table:table-cell>
          <table:table-cell office:value-type="float" office:value="0.159235671162605" calcext:value-type="float">
            <text:p>0,159235671162605</text:p>
          </table:table-cell>
          <table:table-cell office:value-type="float" office:value="0.962877213954926" calcext:value-type="float">
            <text:p>0,962877213954926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289.094727" calcext:value-type="float">
            <text:p>34289,09472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8578.1894540001" calcext:value-type="float">
            <text:p>68578,1894540001</text:p>
          </table:table-cell>
          <table:table-cell table:number-columns-repeated="2" office:value-type="float" office:value="84537032" calcext:value-type="float">
            <text:p>84537032</text:p>
          </table:table-cell>
          <table:table-cell office:value-type="float" office:value="9072.0947265625" calcext:value-type="float">
            <text:p>9072,0947265625</text:p>
          </table:table-cell>
          <table:table-cell office:value-type="float" office:value="0.0566037744283676" calcext:value-type="float">
            <text:p>0,056603774428368</text:p>
          </table:table-cell>
          <table:table-cell office:value-type="float" office:value="0.998520731925964" calcext:value-type="float">
            <text:p>0,998520731925964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4.132304" calcext:value-type="float">
            <text:p>134,13230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23264.5246239999" calcext:value-type="float">
            <text:p>23264,5246239999</text:p>
          </table:table-cell>
          <table:table-cell table:number-columns-repeated="2" office:value-type="float" office:value="420.739868164063" calcext:value-type="float">
            <text:p>420,739868164063</text:p>
          </table:table-cell>
          <table:table-cell office:value-type="float" office:value="19.3016147613525" calcext:value-type="float">
            <text:p>19,3016147613525</text:p>
          </table:table-cell>
          <table:table-cell office:value-type="float" office:value="0.0822187289595604" calcext:value-type="float">
            <text:p>0,08221872895956</text:p>
          </table:table-cell>
          <table:table-cell office:value-type="float" office:value="0.999504923820496" calcext:value-type="float">
            <text:p>0,999504923820496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8999949999999" calcext:value-type="float">
            <text:p>79,8999949999999</text:p>
          </table:table-cell>
          <table:table-cell office:value-type="float" office:value="-4.54" calcext:value-type="float">
            <text:p>-4,54</text:p>
          </table:table-cell>
          <table:table-cell office:value-type="float" office:value="23396.947996" calcext:value-type="float">
            <text:p>23396,947996</text:p>
          </table:table-cell>
          <table:table-cell table:number-columns-repeated="2" office:value-type="float" office:value="145.419342041016" calcext:value-type="float">
            <text:p>145,419342041016</text:p>
          </table:table-cell>
          <table:table-cell office:value-type="float" office:value="11.6780948638916" calcext:value-type="float">
            <text:p>11,6780948638916</text:p>
          </table:table-cell>
          <table:table-cell office:value-type="float" office:value="0.0834170877933502" calcext:value-type="float">
            <text:p>0,08341708779335</text:p>
          </table:table-cell>
          <table:table-cell office:value-type="float" office:value="0.998354911804199" calcext:value-type="float">
            <text:p>0,998354911804199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52.678048000001" calcext:value-type="float">
            <text:p>752,678048000001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2846.632556" calcext:value-type="float">
            <text:p>12846,632556</text:p>
          </table:table-cell>
          <table:table-cell table:number-columns-repeated="2" office:value-type="float" office:value="26738.29296875" calcext:value-type="float">
            <text:p>26738,29296875</text:p>
          </table:table-cell>
          <table:table-cell office:value-type="float" office:value="121.839988708496" calcext:value-type="float">
            <text:p>121,839988708496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7039198875427" calcext:value-type="float">
            <text:p>0,997039198875427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5.55" calcext:value-type="float">
            <text:p>75,5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2373.56" calcext:value-type="float">
            <text:p>22373,56</text:p>
          </table:table-cell>
          <table:table-cell table:number-columns-repeated="2" office:value-type="float" office:value="135.412872314453" calcext:value-type="float">
            <text:p>135,412872314453</text:p>
          </table:table-cell>
          <table:table-cell office:value-type="float" office:value="11.4806756973267" calcext:value-type="float">
            <text:p>11,4806756973267</text:p>
          </table:table-cell>
          <table:table-cell office:value-type="float" office:value="0.0426229499280453" calcext:value-type="float">
            <text:p>0,042622949928045</text:p>
          </table:table-cell>
          <table:table-cell office:value-type="float" office:value="0.999237835407257" calcext:value-type="float">
            <text:p>0,999237835407257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4:.D210])/7" office:value-type="float" office:value="5089.06812442858" calcext:value-type="float">
            <text:p>5089,06812442858</text:p>
          </table:table-cell>
          <table:table-cell table:style-name="ce7" table:formula="of:=SUM([.E204:.E210])/7" office:value-type="float" office:value="275.532994428571" calcext:value-type="float">
            <text:p>275,532994428571</text:p>
          </table:table-cell>
          <table:table-cell table:style-name="ce11" table:formula="of:=SUM([.F204:.F210])/7" office:value-type="float" office:value="24565.1413827143" calcext:value-type="float">
            <text:p>24565,1413827143</text:p>
          </table:table-cell>
          <table:table-cell table:style-name="ce7" table:formula="of:=SUM([.G204:.G210])/7" office:value-type="float" office:value="12080934.0507377" calcext:value-type="float">
            <text:p>12080934,0507377</text:p>
          </table:table-cell>
          <table:table-cell table:style-name="ce7" table:formula="of:=SUM([.H204:.H210])/7" office:value-type="float" office:value="12080934.0507377" calcext:value-type="float">
            <text:p>12080934,0507377</text:p>
          </table:table-cell>
          <table:table-cell table:style-name="ce7" table:formula="of:=SUM([.I204:.I210])/7" office:value-type="float" office:value="1326.64483506339" calcext:value-type="float">
            <text:p>1326,64483506339</text:p>
          </table:table-cell>
          <table:table-cell table:style-name="ce7" table:formula="of:=SUM([.J204:.J210])/7" office:value-type="float" office:value="0.0803906002214977" calcext:value-type="float">
            <text:p>0,080390600221498</text:p>
          </table:table-cell>
          <table:table-cell table:style-name="ce7" table:formula="of:=SUM([.K204:.K210])/7" office:value-type="float" office:value="0.993592458111899" calcext:value-type="float">
            <text:p>0,993592458111899</text:p>
          </table:table-cell>
          <table:table-cell table:style-name="ce7" table:formula="of:=SUM([.L204:.L210])/7" office:value-type="float" office:value="0.7040996293263" calcext:value-type="float">
            <text:p>0,7040996293263</text:p>
          </table:table-cell>
          <table:table-cell table:style-name="ce7" table:formula="of:=SUM([.M204:.M210])/7" office:value-type="float" office:value="0.696394044315561" calcext:value-type="float">
            <text:p>0,696394044315561</text:p>
          </table:table-cell>
          <table:table-cell table:style-name="ce7" table:formula="of:=SUM([.N204:.N210])/7" office:value-type="float" office:value="0.694253933826396" calcext:value-type="float">
            <text:p>0,694253933826396</text:p>
          </table:table-cell>
          <table:table-cell table:style-name="ce7" table:formula="of:=SUM([.O204:.O210])/7" office:value-type="float" office:value="0.715062755397066" calcext:value-type="float">
            <text:p>0,715062755397066</text:p>
          </table:table-cell>
          <table:table-cell table:style-name="ce7" table:formula="of:=SUM([.P204:.P210])/7"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05.599276" calcext:value-type="float">
            <text:p>305,599276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9702.8234420001" calcext:value-type="float">
            <text:p>19702,8234420001</text:p>
          </table:table-cell>
          <table:table-cell table:number-columns-repeated="2" office:value-type="float" office:value="1902.18310546875" calcext:value-type="float">
            <text:p>1902,18310546875</text:p>
          </table:table-cell>
          <table:table-cell office:value-type="float" office:value="38.1801872253418" calcext:value-type="float">
            <text:p>38,1801872253418</text:p>
          </table:table-cell>
          <table:table-cell office:value-type="float" office:value="0.0839617922902107" calcext:value-type="float">
            <text:p>0,083961792290211</text:p>
          </table:table-cell>
          <table:table-cell office:value-type="float" office:value="0.999602138996124" calcext:value-type="float">
            <text:p>0,999602138996124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8.66" calcext:value-type="float">
            <text:p>18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008.760016" calcext:value-type="float">
            <text:p>5008,760016</text:p>
          </table:table-cell>
          <table:table-cell table:number-columns-repeated="2" office:value-type="float" office:value="161.796722412109" calcext:value-type="float">
            <text:p>161,796722412109</text:p>
          </table:table-cell>
          <table:table-cell office:value-type="float" office:value="11.9268636703491" calcext:value-type="float">
            <text:p>11,9268636703491</text:p>
          </table:table-cell>
          <table:table-cell office:value-type="float" office:value="0.16560509800911" calcext:value-type="float">
            <text:p>0,16560509800911</text:p>
          </table:table-cell>
          <table:table-cell office:value-type="float" office:value="0.94871199131012" calcext:value-type="float">
            <text:p>0,9487119913101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77.423337" calcext:value-type="float">
            <text:p>37377,42333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754.846674" calcext:value-type="float">
            <text:p>74754,846674</text:p>
          </table:table-cell>
          <table:table-cell table:number-columns-repeated="2" office:value-type="float" office:value="84536656" calcext:value-type="float">
            <text:p>84536656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0919811353087425" calcext:value-type="float">
            <text:p>0,091981135308743</text:p>
          </table:table-cell>
          <table:table-cell office:value-type="float" office:value="0.998416602611541" calcext:value-type="float">
            <text:p>0,998416602611541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4.581142" calcext:value-type="float">
            <text:p>194,58114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5947.1788780001" calcext:value-type="float">
            <text:p>55947,1788780001</text:p>
          </table:table-cell>
          <table:table-cell table:number-columns-repeated="2" office:value-type="float" office:value="420.701812744141" calcext:value-type="float">
            <text:p>420,701812744141</text:p>
          </table:table-cell>
          <table:table-cell office:value-type="float" office:value="19.3012180328369" calcext:value-type="float">
            <text:p>19,3012180328369</text:p>
          </table:table-cell>
          <table:table-cell office:value-type="float" office:value="0.0861526355147362" calcext:value-type="float">
            <text:p>0,086152635514736</text:p>
          </table:table-cell>
          <table:table-cell office:value-type="float" office:value="0.999491333961487" calcext:value-type="float">
            <text:p>0,999491333961487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899992" calcext:value-type="float">
            <text:p>89,8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28406.00723" calcext:value-type="float">
            <text:p>28406,00723</text:p>
          </table:table-cell>
          <table:table-cell table:number-columns-repeated="2" office:value-type="float" office:value="145.593063354492" calcext:value-type="float">
            <text:p>145,593063354492</text:p>
          </table:table-cell>
          <table:table-cell office:value-type="float" office:value="11.6864557266235" calcext:value-type="float">
            <text:p>11,6864557266235</text:p>
          </table:table-cell>
          <table:table-cell office:value-type="float" office:value="0.0804020091891289" calcext:value-type="float">
            <text:p>0,080402009189129</text:p>
          </table:table-cell>
          <table:table-cell office:value-type="float" office:value="0.998304784297943" calcext:value-type="float">
            <text:p>0,998304784297943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59.704048" calcext:value-type="float">
            <text:p>1259,704048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4363.974746" calcext:value-type="float">
            <text:p>34363,974746</text:p>
          </table:table-cell>
          <table:table-cell table:number-columns-repeated="2" office:value-type="float" office:value="26742.525390625" calcext:value-type="float">
            <text:p>26742,525390625</text:p>
          </table:table-cell>
          <table:table-cell office:value-type="float" office:value="121.844604492188" calcext:value-type="float">
            <text:p>121,844604492188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6908366680145" calcext:value-type="float">
            <text:p>0,996908366680145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1.59" calcext:value-type="float">
            <text:p>81,59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6800.75" calcext:value-type="float">
            <text:p>26800,75</text:p>
          </table:table-cell>
          <table:table-cell table:number-columns-repeated="2" office:value-type="float" office:value="135.334060668945" calcext:value-type="float">
            <text:p>135,334060668945</text:p>
          </table:table-cell>
          <table:table-cell office:value-type="float" office:value="11.4777536392212" calcext:value-type="float">
            <text:p>11,4777536392212</text:p>
          </table:table-cell>
          <table:table-cell office:value-type="float" office:value="0.0983606576919556" calcext:value-type="float">
            <text:p>0,098360657691956</text:p>
          </table:table-cell>
          <table:table-cell office:value-type="float" office:value="0.999227583408356" calcext:value-type="float">
            <text:p>0,999227583408356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2:.D218])/7" office:value-type="float" office:value="5618.20825642857" calcext:value-type="float">
            <text:p>5618,20825642857</text:p>
          </table:table-cell>
          <table:table-cell table:style-name="ce7" table:formula="of:=SUM([.E212:.E218])/7" office:value-type="float" office:value="275.532994428571" calcext:value-type="float">
            <text:p>275,532994428571</text:p>
          </table:table-cell>
          <table:table-cell table:style-name="ce11" table:formula="of:=SUM([.F212:.F218])/7" office:value-type="float" office:value="34997.762998" calcext:value-type="float">
            <text:p>34997,762998</text:p>
          </table:table-cell>
          <table:table-cell table:style-name="ce7" table:formula="of:=SUM([.G212:.G218])/7" office:value-type="float" office:value="12080880.5905936" calcext:value-type="float">
            <text:p>12080880,5905936</text:p>
          </table:table-cell>
          <table:table-cell table:style-name="ce7" table:formula="of:=SUM([.H212:.H218])/7" office:value-type="float" office:value="12080880.5905936" calcext:value-type="float">
            <text:p>12080880,5905936</text:p>
          </table:table-cell>
          <table:table-cell table:style-name="ce7" table:formula="of:=SUM([.I212:.I218])/7" office:value-type="float" office:value="1326.64189352308" calcext:value-type="float">
            <text:p>1326,64189352308</text:p>
          </table:table-cell>
          <table:table-cell table:style-name="ce7" table:formula="of:=SUM([.J212:.J218])/7" office:value-type="float" office:value="0.0986858106085232" calcext:value-type="float">
            <text:p>0,098685810608523</text:p>
          </table:table-cell>
          <table:table-cell table:style-name="ce7" table:formula="of:=SUM([.K212:.K218])/7" office:value-type="float" office:value="0.991523257323674" calcext:value-type="float">
            <text:p>0,991523257323674</text:p>
          </table:table-cell>
          <table:table-cell table:style-name="ce7" table:formula="of:=SUM([.L212:.L218])/7" office:value-type="float" office:value="0.757131191697458" calcext:value-type="float">
            <text:p>0,757131191697458</text:p>
          </table:table-cell>
          <table:table-cell table:style-name="ce7" table:formula="of:=SUM([.M212:.M218])/7" office:value-type="float" office:value="0.751357453071769" calcext:value-type="float">
            <text:p>0,751357453071769</text:p>
          </table:table-cell>
          <table:table-cell table:style-name="ce7" table:formula="of:=SUM([.N212:.N218])/7" office:value-type="float" office:value="0.742739622488907" calcext:value-type="float">
            <text:p>0,742739622488907</text:p>
          </table:table-cell>
          <table:table-cell table:style-name="ce7" table:formula="of:=SUM([.O212:.O218])/7" office:value-type="float" office:value="0.772978157702814" calcext:value-type="float">
            <text:p>0,772978157702814</text:p>
          </table:table-cell>
          <table:table-cell table:style-name="ce7" table:formula="of:=SUM([.P212:.P218])/7"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05.257537" calcext:value-type="float">
            <text:p>105,2575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689.1646760001" calcext:value-type="float">
            <text:p>15689,1646760001</text:p>
          </table:table-cell>
          <table:table-cell table:number-columns-repeated="2" office:value-type="float" office:value="1907.45788574219" calcext:value-type="float">
            <text:p>1907,45788574219</text:p>
          </table:table-cell>
          <table:table-cell office:value-type="float" office:value="38.2158813476562" calcext:value-type="float">
            <text:p>38,2158813476562</text:p>
          </table:table-cell>
          <table:table-cell office:value-type="float" office:value="0.216189041733742" calcext:value-type="float">
            <text:p>0,216189041733742</text:p>
          </table:table-cell>
          <table:table-cell office:value-type="float" office:value="0.999613404273987" calcext:value-type="float">
            <text:p>0,999613404273987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72" calcext:value-type="float">
            <text:p>27,72</text:p>
          </table:table-cell>
          <table:table-cell office:value-type="float" office:value="-25.77" calcext:value-type="float">
            <text:p>-25,77</text:p>
          </table:table-cell>
          <table:table-cell office:value-type="float" office:value="7977.78996799999" calcext:value-type="float">
            <text:p>7977,78996799999</text:p>
          </table:table-cell>
          <table:table-cell table:number-columns-repeated="2" office:value-type="float" office:value="161.676239013672" calcext:value-type="float">
            <text:p>161,676239013672</text:p>
          </table:table-cell>
          <table:table-cell office:value-type="float" office:value="11.9218349456787" calcext:value-type="float">
            <text:p>11,9218349456787</text:p>
          </table:table-cell>
          <table:table-cell office:value-type="float" office:value="0.114649683237076" calcext:value-type="float">
            <text:p>0,114649683237076</text:p>
          </table:table-cell>
          <table:table-cell office:value-type="float" office:value="0.945288896560669" calcext:value-type="float">
            <text:p>0,945288896560669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7619.541012" calcext:value-type="float">
            <text:p>37619,541012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5239.082024" calcext:value-type="float">
            <text:p>75239,082024</text:p>
          </table:table-cell>
          <table:table-cell table:number-columns-repeated="2" office:value-type="float" office:value="84535888" calcext:value-type="float">
            <text:p>84535888</text:p>
          </table:table-cell>
          <table:table-cell office:value-type="float" office:value="9072.03125" calcext:value-type="float">
            <text:p>9072,03125</text:p>
          </table:table-cell>
          <table:table-cell office:value-type="float" office:value="0.0495283007621765" calcext:value-type="float">
            <text:p>0,049528300762177</text:p>
          </table:table-cell>
          <table:table-cell office:value-type="float" office:value="0.998408019542694" calcext:value-type="float">
            <text:p>0,998408019542694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2.51267" calcext:value-type="float">
            <text:p>222,51267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89528.8578319999" calcext:value-type="float">
            <text:p>89528,8578319999</text:p>
          </table:table-cell>
          <table:table-cell table:number-columns-repeated="2" office:value-type="float" office:value="421.257659912109" calcext:value-type="float">
            <text:p>421,257659912109</text:p>
          </table:table-cell>
          <table:table-cell office:value-type="float" office:value="19.3138332366943" calcext:value-type="float">
            <text:p>19,3138332366943</text:p>
          </table:table-cell>
          <table:table-cell office:value-type="float" office:value="0.118017308413982" calcext:value-type="float">
            <text:p>0,118017308413982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9.599992" calcext:value-type="float">
            <text:p>99,5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39385.326791" calcext:value-type="float">
            <text:p>39385,326791</text:p>
          </table:table-cell>
          <table:table-cell table:number-columns-repeated="2" office:value-type="float" office:value="145.568344116211" calcext:value-type="float">
            <text:p>145,568344116211</text:p>
          </table:table-cell>
          <table:table-cell office:value-type="float" office:value="11.6851902008057" calcext:value-type="float">
            <text:p>11,6851902008057</text:p>
          </table:table-cell>
          <table:table-cell office:value-type="float" office:value="0.0643216073513031" calcext:value-type="float">
            <text:p>0,064321607351303</text:p>
          </table:table-cell>
          <table:table-cell office:value-type="float" office:value="0.998256862163544" calcext:value-type="float">
            <text:p>0,998256862163544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90.512039" calcext:value-type="float">
            <text:p>1290,512039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9967.42995" calcext:value-type="float">
            <text:p>39967,42995</text:p>
          </table:table-cell>
          <table:table-cell table:number-columns-repeated="2" office:value-type="float" office:value="26746.794921875" calcext:value-type="float">
            <text:p>26746,794921875</text:p>
          </table:table-cell>
          <table:table-cell office:value-type="float" office:value="121.853591918945" calcext:value-type="float">
            <text:p>121,853591918945</text:p>
          </table:table-cell>
          <table:table-cell office:value-type="float" office:value="0.106425702571869" calcext:value-type="float">
            <text:p>0,106425702571869</text:p>
          </table:table-cell>
          <table:table-cell office:value-type="float" office:value="0.996905148029327" calcext:value-type="float">
            <text:p>0,996905148029327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47" calcext:value-type="float">
            <text:p>93,4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234.13" calcext:value-type="float">
            <text:p>42234,13</text:p>
          </table:table-cell>
          <table:table-cell table:number-columns-repeated="2" office:value-type="float" office:value="135.280349731445" calcext:value-type="float">
            <text:p>135,280349731445</text:p>
          </table:table-cell>
          <table:table-cell office:value-type="float" office:value="11.4754543304443" calcext:value-type="float">
            <text:p>11,4754543304443</text:p>
          </table:table-cell>
          <table:table-cell office:value-type="float" office:value="0.0601092912256718" calcext:value-type="float">
            <text:p>0,060109291225672</text:p>
          </table:table-cell>
          <table:table-cell office:value-type="float" office:value="0.999243855476379" calcext:value-type="float">
            <text:p>0,999243855476379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0:.D226])/7" office:value-type="float" office:value="5636.94475" calcext:value-type="float">
            <text:p>5636,94475</text:p>
          </table:table-cell>
          <table:table-cell table:style-name="ce7" table:formula="of:=SUM([.E220:.E226])/7" office:value-type="float" office:value="275.532994428571" calcext:value-type="float">
            <text:p>275,532994428571</text:p>
          </table:table-cell>
          <table:table-cell table:style-name="ce11" table:formula="of:=SUM([.F220:.F226])/7" office:value-type="float" office:value="44288.8258915714" calcext:value-type="float">
            <text:p>44288,8258915714</text:p>
          </table:table-cell>
          <table:table-cell table:style-name="ce7" table:formula="of:=SUM([.G220:.G226])/7" office:value-type="float" office:value="12080772.2907715" calcext:value-type="float">
            <text:p>12080772,2907715</text:p>
          </table:table-cell>
          <table:table-cell table:style-name="ce7" table:formula="of:=SUM([.H220:.H226])/7" office:value-type="float" office:value="12080772.2907715" calcext:value-type="float">
            <text:p>12080772,2907715</text:p>
          </table:table-cell>
          <table:table-cell table:style-name="ce7" table:formula="of:=SUM([.I220:.I226])/7" office:value-type="float" office:value="1326.64243371146" calcext:value-type="float">
            <text:p>1326,64243371146</text:p>
          </table:table-cell>
          <table:table-cell table:style-name="ce7" table:formula="of:=SUM([.J220:.J226])/7" office:value-type="float" office:value="0.104177276470831" calcext:value-type="float">
            <text:p>0,104177276470831</text:p>
          </table:table-cell>
          <table:table-cell table:style-name="ce7" table:formula="of:=SUM([.K220:.K226])/7" office:value-type="float" office:value="0.991029526506151" calcext:value-type="float">
            <text:p>0,991029526506151</text:p>
          </table:table-cell>
          <table:table-cell table:style-name="ce7" table:formula="of:=SUM([.L220:.L226])/7" office:value-type="float" office:value="0.794138525373997" calcext:value-type="float">
            <text:p>0,794138525373997</text:p>
          </table:table-cell>
          <table:table-cell table:style-name="ce7" table:formula="of:=SUM([.M220:.M226])/7" office:value-type="float" office:value="0.790642606516383" calcext:value-type="float">
            <text:p>0,790642606516383</text:p>
          </table:table-cell>
          <table:table-cell table:style-name="ce7" table:formula="of:=SUM([.N220:.N226])/7" office:value-type="float" office:value="0.786531606003028" calcext:value-type="float">
            <text:p>0,786531606003028</text:p>
          </table:table-cell>
          <table:table-cell table:style-name="ce7" table:formula="of:=SUM([.O220:.O226])/7" office:value-type="float" office:value="0.802546624833615" calcext:value-type="float">
            <text:p>0,802546624833615</text:p>
          </table:table-cell>
          <table:table-cell table:style-name="ce7" table:formula="of:=SUM([.P220:.P226])/7"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5.4207450000001" calcext:value-type="float">
            <text:p>35,420745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8121.50801899999" calcext:value-type="float">
            <text:p>8121,50801899999</text:p>
          </table:table-cell>
          <table:table-cell table:number-columns-repeated="2" office:value-type="float" office:value="1934.21069335938" calcext:value-type="float">
            <text:p>1934,21069335938</text:p>
          </table:table-cell>
          <table:table-cell office:value-type="float" office:value="38.3715171813965" calcext:value-type="float">
            <text:p>38,3715171813965</text:p>
          </table:table-cell>
          <table:table-cell office:value-type="float" office:value="0.31915956735611" calcext:value-type="float">
            <text:p>0,31915956735611</text:p>
          </table:table-cell>
          <table:table-cell office:value-type="float" office:value="0.999872267246246" calcext:value-type="float">
            <text:p>0,999872267246246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1.54" calcext:value-type="float">
            <text:p>41,54</text:p>
          </table:table-cell>
          <table:table-cell office:value-type="float" office:value="-25.77" calcext:value-type="float">
            <text:p>-25,77</text:p>
          </table:table-cell>
          <table:table-cell office:value-type="float" office:value="14567.58" calcext:value-type="float">
            <text:p>14567,58</text:p>
          </table:table-cell>
          <table:table-cell table:number-columns-repeated="2" office:value-type="float" office:value="188.742218017578" calcext:value-type="float">
            <text:p>188,742218017578</text:p>
          </table:table-cell>
          <table:table-cell office:value-type="float" office:value="12.5959529876709" calcext:value-type="float">
            <text:p>12,5959529876709</text:p>
          </table:table-cell>
          <table:table-cell office:value-type="float" office:value="0.293413162231445" calcext:value-type="float">
            <text:p>0,293413162231445</text:p>
          </table:table-cell>
          <table:table-cell office:value-type="float" office:value="0.994540274143219" calcext:value-type="float">
            <text:p>0,994540274143219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08.088375" calcext:value-type="float">
            <text:p>37208,088375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416.17675" calcext:value-type="float">
            <text:p>74416,17675</text:p>
          </table:table-cell>
          <table:table-cell table:number-columns-repeated="2" office:value-type="float" office:value="85401760" calcext:value-type="float">
            <text:p>85401760</text:p>
          </table:table-cell>
          <table:table-cell office:value-type="float" office:value="9117.2548828125" calcext:value-type="float">
            <text:p>9117,2548828125</text:p>
          </table:table-cell>
          <table:table-cell office:value-type="float" office:value="0.165898621082306" calcext:value-type="float">
            <text:p>0,165898621082306</text:p>
          </table:table-cell>
          <table:table-cell office:value-type="float" office:value="0.999457955360413" calcext:value-type="float">
            <text:p>0,999457955360413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03.677294" calcext:value-type="float">
            <text:p>203,67729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7295.696718" calcext:value-type="float">
            <text:p>57295,696718</text:p>
          </table:table-cell>
          <table:table-cell table:number-columns-repeated="2" office:value-type="float" office:value="419.900604248047" calcext:value-type="float">
            <text:p>419,900604248047</text:p>
          </table:table-cell>
          <table:table-cell office:value-type="float" office:value="19.2755546569824" calcext:value-type="float">
            <text:p>19,2755546569824</text:p>
          </table:table-cell>
          <table:table-cell office:value-type="float" office:value="0.139498427510262" calcext:value-type="float">
            <text:p>0,139498427510262</text:p>
          </table:table-cell>
          <table:table-cell office:value-type="float" office:value="0.99984073638916" calcext:value-type="float">
            <text:p>0,99984073638916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199993" calcext:value-type="float">
            <text:p>94,199993</text:p>
          </table:table-cell>
          <table:table-cell office:value-type="float" office:value="-4.54" calcext:value-type="float">
            <text:p>-4,54</text:p>
          </table:table-cell>
          <table:table-cell office:value-type="float" office:value="31678.136847" calcext:value-type="float">
            <text:p>31678,136847</text:p>
          </table:table-cell>
          <table:table-cell table:number-columns-repeated="2" office:value-type="float" office:value="145.071807861328" calcext:value-type="float">
            <text:p>145,071807861328</text:p>
          </table:table-cell>
          <table:table-cell office:value-type="float" office:value="11.6638193130493" calcext:value-type="float">
            <text:p>11,6638193130493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2314796448" calcext:value-type="float">
            <text:p>0,999512314796448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25.321977" calcext:value-type="float">
            <text:p>925,321977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7214.607873" calcext:value-type="float">
            <text:p>17214,607873</text:p>
          </table:table-cell>
          <table:table-cell table:number-columns-repeated="2" office:value-type="float" office:value="28114.3125" calcext:value-type="float">
            <text:p>28114,3125</text:p>
          </table:table-cell>
          <table:table-cell office:value-type="float" office:value="124.252464294434" calcext:value-type="float">
            <text:p>124,252464294434</text:p>
          </table:table-cell>
          <table:table-cell office:value-type="float" office:value="0.202755898237228" calcext:value-type="float">
            <text:p>0,202755898237228</text:p>
          </table:table-cell>
          <table:table-cell office:value-type="float" office:value="0.999133408069611" calcext:value-type="float">
            <text:p>0,999133408069611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7.42" calcext:value-type="float">
            <text:p>87,42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33811.35" calcext:value-type="float">
            <text:p>33811,35</text:p>
          </table:table-cell>
          <table:table-cell table:number-columns-repeated="2" office:value-type="float" office:value="135.166961669922" calcext:value-type="float">
            <text:p>135,166961669922</text:p>
          </table:table-cell>
          <table:table-cell office:value-type="float" office:value="11.4722452163696" calcext:value-type="float">
            <text:p>11,4722452163696</text:p>
          </table:table-cell>
          <table:table-cell office:value-type="float" office:value="0.26810809969902" calcext:value-type="float">
            <text:p>0,26810809969902</text:p>
          </table:table-cell>
          <table:table-cell office:value-type="float" office:value="0.999721884727478" calcext:value-type="float">
            <text:p>0,999721884727478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8:.D234])/7" office:value-type="float" office:value="5513.666912" calcext:value-type="float">
            <text:p>5513,666912</text:p>
          </table:table-cell>
          <table:table-cell table:style-name="ce7" table:formula="of:=SUM([.E228:.E234])/7" office:value-type="float" office:value="275.532994428571" calcext:value-type="float">
            <text:p>275,532994428571</text:p>
          </table:table-cell>
          <table:table-cell table:style-name="ce11" table:formula="of:=SUM([.F228:.F234])/7" office:value-type="float" office:value="33872.1508867143" calcext:value-type="float">
            <text:p>33872,1508867143</text:p>
          </table:table-cell>
          <table:table-cell table:style-name="ce7" table:formula="of:=SUM([.G228:.G234])/7" office:value-type="float" office:value="12204671.0578265" calcext:value-type="float">
            <text:p>12204671,0578265</text:p>
          </table:table-cell>
          <table:table-cell table:style-name="ce7" table:formula="of:=SUM([.H228:.H234])/7" office:value-type="float" office:value="12204671.0578265" calcext:value-type="float">
            <text:p>12204671,0578265</text:p>
          </table:table-cell>
          <table:table-cell table:style-name="ce7" table:formula="of:=SUM([.I228:.I234])/7" office:value-type="float" office:value="1333.55520520891" calcext:value-type="float">
            <text:p>1333,55520520891</text:p>
          </table:table-cell>
          <table:table-cell table:style-name="ce7" table:formula="of:=SUM([.J228:.J234])/7" office:value-type="float" office:value="0.237779381019729" calcext:value-type="float">
            <text:p>0,237779381019729</text:p>
          </table:table-cell>
          <table:table-cell table:style-name="ce7" table:formula="of:=SUM([.K228:.K234])/7" office:value-type="float" office:value="0.998868405818939" calcext:value-type="float">
            <text:p>0,998868405818939</text:p>
          </table:table-cell>
          <table:table-cell table:style-name="ce7" table:formula="of:=SUM([.L228:.L234])/7" office:value-type="float" office:value="0.767083222492465" calcext:value-type="float">
            <text:p>0,767083222492465</text:p>
          </table:table-cell>
          <table:table-cell table:style-name="ce7" table:formula="of:=SUM([.M228:.M234])/7" office:value-type="float" office:value="0.757543397632121" calcext:value-type="float">
            <text:p>0,757543397632121</text:p>
          </table:table-cell>
          <table:table-cell table:style-name="ce7" table:formula="of:=SUM([.N228:.N234])/7" office:value-type="float" office:value="0.756985769957069" calcext:value-type="float">
            <text:p>0,756985769957069</text:p>
          </table:table-cell>
          <table:table-cell table:style-name="ce7" table:formula="of:=SUM([.O228:.O234])/7" office:value-type="float" office:value="0.778504996271765" calcext:value-type="float">
            <text:p>0,778504996271765</text:p>
          </table:table-cell>
          <table:table-cell table:style-name="ce7" table:formula="of:=SUM([.P228:.P234])/7"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6.7024810000001" calcext:value-type="float">
            <text:p>36,702481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5298.32108899999" calcext:value-type="float">
            <text:p>5298,32108899999</text:p>
          </table:table-cell>
          <table:table-cell table:number-columns-repeated="2" office:value-type="float" office:value="1936.46044921875" calcext:value-type="float">
            <text:p>1936,46044921875</text:p>
          </table:table-cell>
          <table:table-cell office:value-type="float" office:value="38.3935089111328" calcext:value-type="float">
            <text:p>38,3935089111328</text:p>
          </table:table-cell>
          <table:table-cell office:value-type="float" office:value="0.231115564703941" calcext:value-type="float">
            <text:p>0,231115564703941</text:p>
          </table:table-cell>
          <table:table-cell office:value-type="float" office:value="0.999869167804718" calcext:value-type="float">
            <text:p>0,999869167804718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9.379999" calcext:value-type="float">
            <text:p>49,379999</text:p>
          </table:table-cell>
          <table:table-cell office:value-type="float" office:value="-25.77" calcext:value-type="float">
            <text:p>-25,77</text:p>
          </table:table-cell>
          <table:table-cell office:value-type="float" office:value="19614.859582" calcext:value-type="float">
            <text:p>19614,859582</text:p>
          </table:table-cell>
          <table:table-cell table:number-columns-repeated="2" office:value-type="float" office:value="188.641403198242" calcext:value-type="float">
            <text:p>188,641403198242</text:p>
          </table:table-cell>
          <table:table-cell office:value-type="float" office:value="12.5902471542358" calcext:value-type="float">
            <text:p>12,5902471542358</text:p>
          </table:table-cell>
          <table:table-cell office:value-type="float" office:value="0.155688628554344" calcext:value-type="float">
            <text:p>0,155688628554344</text:p>
          </table:table-cell>
          <table:table-cell office:value-type="float" office:value="0.996088743209839" calcext:value-type="float">
            <text:p>0,996088743209839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35.435053" calcext:value-type="float">
            <text:p>39135,435053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8270.8701060001" calcext:value-type="float">
            <text:p>78270,8701060001</text:p>
          </table:table-cell>
          <table:table-cell table:number-columns-repeated="2" office:value-type="float" office:value="85401848" calcext:value-type="float">
            <text:p>85401848</text:p>
          </table:table-cell>
          <table:table-cell office:value-type="float" office:value="9117.259765625" calcext:value-type="float">
            <text:p>9117,259765625</text:p>
          </table:table-cell>
          <table:table-cell office:value-type="float" office:value="0.269585251808166" calcext:value-type="float">
            <text:p>0,269585251808166</text:p>
          </table:table-cell>
          <table:table-cell office:value-type="float" office:value="0.999406635761261" calcext:value-type="float">
            <text:p>0,999406635761261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5.408831" calcext:value-type="float">
            <text:p>225,408831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90027.312932" calcext:value-type="float">
            <text:p>90027,312932</text:p>
          </table:table-cell>
          <table:table-cell table:number-columns-repeated="2" office:value-type="float" office:value="419.730316162109" calcext:value-type="float">
            <text:p>419,730316162109</text:p>
          </table:table-cell>
          <table:table-cell office:value-type="float" office:value="19.2711353302002" calcext:value-type="float">
            <text:p>19,2711353302002</text:p>
          </table:table-cell>
          <table:table-cell office:value-type="float" office:value="0.154780566692352" calcext:value-type="float">
            <text:p>0,154780566692352</text:p>
          </table:table-cell>
          <table:table-cell office:value-type="float" office:value="0.999836683273315" calcext:value-type="float">
            <text:p>0,999836683273315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4.279994" calcext:value-type="float">
            <text:p>104,27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43908.2868289999" calcext:value-type="float">
            <text:p>43908,2868289999</text:p>
          </table:table-cell>
          <table:table-cell table:number-columns-repeated="2" office:value-type="float" office:value="145.110733032227" calcext:value-type="float">
            <text:p>145,110733032227</text:p>
          </table:table-cell>
          <table:table-cell office:value-type="float" office:value="11.6660432815552" calcext:value-type="float">
            <text:p>11,6660432815552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4937400818" calcext:value-type="float">
            <text:p>0,999514937400818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20.335996" calcext:value-type="float">
            <text:p>1120,33599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26544.275311" calcext:value-type="float">
            <text:p>26544,275311</text:p>
          </table:table-cell>
          <table:table-cell table:number-columns-repeated="2" office:value-type="float" office:value="28114.197265625" calcext:value-type="float">
            <text:p>28114,197265625</text:p>
          </table:table-cell>
          <table:table-cell office:value-type="float" office:value="124.254737854004" calcext:value-type="float">
            <text:p>124,254737854004</text:p>
          </table:table-cell>
          <table:table-cell office:value-type="float" office:value="0.220472440123558" calcext:value-type="float">
            <text:p>0,220472440123558</text:p>
          </table:table-cell>
          <table:table-cell office:value-type="float" office:value="0.999032735824585" calcext:value-type="float">
            <text:p>0,999032735824585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4.45" calcext:value-type="float">
            <text:p>94,4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888.2100000001" calcext:value-type="float">
            <text:p>42888,2100000001</text:p>
          </table:table-cell>
          <table:table-cell table:number-columns-repeated="2" office:value-type="float" office:value="135.330596923828" calcext:value-type="float">
            <text:p>135,330596923828</text:p>
          </table:table-cell>
          <table:table-cell office:value-type="float" office:value="11.4790992736816" calcext:value-type="float">
            <text:p>11,4790992736816</text:p>
          </table:table-cell>
          <table:table-cell office:value-type="float" office:value="0.2335135191679" calcext:value-type="float">
            <text:p>0,2335135191679</text:p>
          </table:table-cell>
          <table:table-cell office:value-type="float" office:value="0.999721109867096" calcext:value-type="float">
            <text:p>0,999721109867096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36:.D242])/7" office:value-type="float" office:value="5823.71319342857" calcext:value-type="float">
            <text:p>5823,71319342857</text:p>
          </table:table-cell>
          <table:table-cell table:style-name="ce7" table:formula="of:=SUM([.E236:.E242])/7" office:value-type="float" office:value="275.532994428571" calcext:value-type="float">
            <text:p>275,532994428571</text:p>
          </table:table-cell>
          <table:table-cell table:style-name="ce11" table:formula="of:=SUM([.F236:.F242])/7" office:value-type="float" office:value="43793.1622641429" calcext:value-type="float">
            <text:p>43793,1622641429</text:p>
          </table:table-cell>
          <table:table-cell table:style-name="ce7" table:formula="of:=SUM([.G236:.G242])/7" office:value-type="float" office:value="12204683.9243949" calcext:value-type="float">
            <text:p>12204683,9243949</text:p>
          </table:table-cell>
          <table:table-cell table:style-name="ce7" table:formula="of:=SUM([.H236:.H242])/7" office:value-type="float" office:value="12204683.9243949" calcext:value-type="float">
            <text:p>12204683,9243949</text:p>
          </table:table-cell>
          <table:table-cell table:style-name="ce7" table:formula="of:=SUM([.I236:.I242])/7" office:value-type="float" office:value="1333.55921963283" calcext:value-type="float">
            <text:p>1333,55921963283</text:p>
          </table:table-cell>
          <table:table-cell table:style-name="ce7" table:formula="of:=SUM([.J236:.J242])/7" office:value-type="float" office:value="0.220111123153142" calcext:value-type="float">
            <text:p>0,220111123153142</text:p>
          </table:table-cell>
          <table:table-cell table:style-name="ce7" table:formula="of:=SUM([.K236:.K242])/7" office:value-type="float" office:value="0.999067144734519" calcext:value-type="float">
            <text:p>0,999067144734519</text:p>
          </table:table-cell>
          <table:table-cell table:style-name="ce7" table:formula="of:=SUM([.L236:.L242])/7" office:value-type="float" office:value="0.810325075570675" calcext:value-type="float">
            <text:p>0,810325075570675</text:p>
          </table:table-cell>
          <table:table-cell table:style-name="ce7" table:formula="of:=SUM([.M236:.M242])/7" office:value-type="float" office:value="0.802121671212849" calcext:value-type="float">
            <text:p>0,802121671212849</text:p>
          </table:table-cell>
          <table:table-cell table:style-name="ce7" table:formula="of:=SUM([.N236:.N242])/7" office:value-type="float" office:value="0.801465042519303" calcext:value-type="float">
            <text:p>0,801465042519303</text:p>
          </table:table-cell>
          <table:table-cell table:style-name="ce7" table:formula="of:=SUM([.O236:.O242])/7" office:value-type="float" office:value="0.819579160046169" calcext:value-type="float">
            <text:p>0,819579160046169</text:p>
          </table:table-cell>
          <table:table-cell table:style-name="ce7" table:formula="of:=SUM([.P236:.P242])/7" office:value-type="float" office:value="0.800932604115675" calcext:value-type="float">
            <text:p>0,800932604115675</text:p>
          </table:table-cell>
          <table:table-cell table:number-columns-repeated="1008"/>
        </table:table-row>
      </table:table>
      <table:table table:name="QP1 - MEANS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1"/>
        <table:table-column table:style-name="co1" table:default-cell-style-name="ce7"/>
        <table:table-column table:style-name="co14" table:default-cell-style-name="ce7"/>
        <table:table-column table:style-name="co10" table:default-cell-style-name="ce7"/>
        <table:table-column table:style-name="co1" table:default-cell-style-name="ce7"/>
        <table:table-column table:style-name="co15" table:default-cell-style-name="ce7"/>
        <table:table-column table:style-name="co1" table:number-columns-repeated="5" table:default-cell-style-name="ce7"/>
        <table:table-column table:style-name="co1" table:number-columns-repeated="1008" table:default-cell-style-name="Default"/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464.77078842857" calcext:value-type="float">
            <text:p>5464,770788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51495.1427247142" calcext:value-type="float">
            <text:p>51495,1427247142</text:p>
          </table:table-cell>
          <table:table-cell table:number-columns-repeated="2" office:value-type="float" office:value="12071469.8339996" calcext:value-type="float">
            <text:p>12071469,8339996</text:p>
          </table:table-cell>
          <table:table-cell office:value-type="float" office:value="1326.12091173444" calcext:value-type="float">
            <text:p>1326,12091173444</text:p>
          </table:table-cell>
          <table:table-cell office:value-type="float" office:value="0.0793613913868155" calcext:value-type="float">
            <text:p>0,079361391386816</text:p>
          </table:table-cell>
          <table:table-cell office:value-type="float" office:value="0.984476276806423" calcext:value-type="float">
            <text:p>0,984476276806423</text:p>
          </table:table-cell>
          <table:table-cell office:value-type="float" office:value="0.80752620036281" calcext:value-type="float">
            <text:p>0,80752620036281</text:p>
          </table:table-cell>
          <table:table-cell office:value-type="float" office:value="0.799245592445072" calcext:value-type="float">
            <text:p>0,799245592445072</text:p>
          </table:table-cell>
          <table:table-cell office:value-type="float" office:value="0.795014401068728" calcext:value-type="float">
            <text:p>0,795014401068728</text:p>
          </table:table-cell>
          <table:table-cell office:value-type="float" office:value="0.821804287925656" calcext:value-type="float">
            <text:p>0,821804287925656</text:p>
          </table:table-cell>
          <table:table-cell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274.52210642857" calcext:value-type="float">
            <text:p>5274,522106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73373.1734687143" calcext:value-type="float">
            <text:p>73373,1734687143</text:p>
          </table:table-cell>
          <table:table-cell table:number-columns-repeated="2" office:value-type="float" office:value="12071534.830998" calcext:value-type="float">
            <text:p>12071534,830998</text:p>
          </table:table-cell>
          <table:table-cell office:value-type="float" office:value="1326.12592669896" calcext:value-type="float">
            <text:p>1326,12592669896</text:p>
          </table:table-cell>
          <table:table-cell office:value-type="float" office:value="0.0892890984458583" calcext:value-type="float">
            <text:p>0,089289098445858</text:p>
          </table:table-cell>
          <table:table-cell office:value-type="float" office:value="0.974255161625998" calcext:value-type="float">
            <text:p>0,974255161625998</text:p>
          </table:table-cell>
          <table:table-cell office:value-type="float" office:value="0.869720026874339" calcext:value-type="float">
            <text:p>0,869720026874339</text:p>
          </table:table-cell>
          <table:table-cell office:value-type="float" office:value="0.869905233513063" calcext:value-type="float">
            <text:p>0,869905233513063</text:p>
          </table:table-cell>
          <table:table-cell office:value-type="float" office:value="0.864465963743895" calcext:value-type="float">
            <text:p>0,864465963743895</text:p>
          </table:table-cell>
          <table:table-cell office:value-type="float" office:value="0.876104150316402" calcext:value-type="float">
            <text:p>0,876104150316402</text:p>
          </table:table-cell>
          <table:table-cell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913.08490371429" calcext:value-type="float">
            <text:p>5913,08490371429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95214.8698347143" calcext:value-type="float">
            <text:p>95214,8698347143</text:p>
          </table:table-cell>
          <table:table-cell table:number-columns-repeated="2" office:value-type="float" office:value="12071434.3709063" calcext:value-type="float">
            <text:p>12071434,3709063</text:p>
          </table:table-cell>
          <table:table-cell office:value-type="float" office:value="1326.12101595742" calcext:value-type="float">
            <text:p>1326,12101595742</text:p>
          </table:table-cell>
          <table:table-cell office:value-type="float" office:value="0.110185910016298" calcext:value-type="float">
            <text:p>0,110185910016298</text:p>
          </table:table-cell>
          <table:table-cell office:value-type="float" office:value="0.994624589170728" calcext:value-type="float">
            <text:p>0,994624589170728</text:p>
          </table:table-cell>
          <table:table-cell office:value-type="float" office:value="0.912004470669819" calcext:value-type="float">
            <text:p>0,912004470669819</text:p>
          </table:table-cell>
          <table:table-cell office:value-type="float" office:value="0.914955219773639" calcext:value-type="float">
            <text:p>0,914955219773639</text:p>
          </table:table-cell>
          <table:table-cell office:value-type="float" office:value="0.913862090605872" calcext:value-type="float">
            <text:p>0,913862090605872</text:p>
          </table:table-cell>
          <table:table-cell office:value-type="float" office:value="0.910274605073181" calcext:value-type="float">
            <text:p>0,910274605073181</text:p>
          </table:table-cell>
          <table:table-cell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0.182095" calcext:value-type="float">
            <text:p>5810,182095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89237.0442415714" calcext:value-type="float">
            <text:p>89237,0442415714</text:p>
          </table:table-cell>
          <table:table-cell table:number-columns-repeated="2" office:value-type="float" office:value="12071465.2806484" calcext:value-type="float">
            <text:p>12071465,2806484</text:p>
          </table:table-cell>
          <table:table-cell office:value-type="float" office:value="1326.12558378492" calcext:value-type="float">
            <text:p>1326,12558378492</text:p>
          </table:table-cell>
          <table:table-cell office:value-type="float" office:value="0.0911109804042748" calcext:value-type="float">
            <text:p>0,091110980404275</text:p>
          </table:table-cell>
          <table:table-cell office:value-type="float" office:value="0.995192621435438" calcext:value-type="float">
            <text:p>0,995192621435438</text:p>
          </table:table-cell>
          <table:table-cell office:value-type="float" office:value="0.919148695210605" calcext:value-type="float">
            <text:p>0,919148695210605</text:p>
          </table:table-cell>
          <table:table-cell office:value-type="float" office:value="0.919635121531159" calcext:value-type="float">
            <text:p>0,919635121531159</text:p>
          </table:table-cell>
          <table:table-cell office:value-type="float" office:value="0.918960102487344" calcext:value-type="float">
            <text:p>0,918960102487344</text:p>
          </table:table-cell>
          <table:table-cell office:value-type="float" office:value="0.919653830930748" calcext:value-type="float">
            <text:p>0,919653830930748</text:p>
          </table:table-cell>
          <table:table-cell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313.87115957143" calcext:value-type="float">
            <text:p>5313,87115957143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28511.3195327143" calcext:value-type="float">
            <text:p>28511,3195327143</text:p>
          </table:table-cell>
          <table:table-cell table:number-columns-repeated="2" office:value-type="float" office:value="12091131.7668261" calcext:value-type="float">
            <text:p>12091131,7668261</text:p>
          </table:table-cell>
          <table:table-cell office:value-type="float" office:value="1327.18466963087" calcext:value-type="float">
            <text:p>1327,18466963087</text:p>
          </table:table-cell>
          <table:table-cell office:value-type="float" office:value="0.100430705185447" calcext:value-type="float">
            <text:p>0,100430705185447</text:p>
          </table:table-cell>
          <table:table-cell office:value-type="float" office:value="0.996440785271781" calcext:value-type="float">
            <text:p>0,996440785271781</text:p>
          </table:table-cell>
          <table:table-cell office:value-type="float" office:value="0.708374942501332" calcext:value-type="float">
            <text:p>0,708374942501332</text:p>
          </table:table-cell>
          <table:table-cell office:value-type="float" office:value="0.705181823710554" calcext:value-type="float">
            <text:p>0,705181823710554</text:p>
          </table:table-cell>
          <table:table-cell office:value-type="float" office:value="0.704086350525689" calcext:value-type="float">
            <text:p>0,704086350525689</text:p>
          </table:table-cell>
          <table:table-cell office:value-type="float" office:value="0.713414547037329" calcext:value-type="float">
            <text:p>0,713414547037329</text:p>
          </table:table-cell>
          <table:table-cell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795.14996314286" calcext:value-type="float">
            <text:p>5795,149963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35465.2082068571" calcext:value-type="float">
            <text:p>35465,2082068571</text:p>
          </table:table-cell>
          <table:table-cell table:number-columns-repeated="2" office:value-type="float" office:value="12091100.2767334" calcext:value-type="float">
            <text:p>12091100,2767334</text:p>
          </table:table-cell>
          <table:table-cell office:value-type="float" office:value="1327.18351132529" calcext:value-type="float">
            <text:p>1327,18351132529</text:p>
          </table:table-cell>
          <table:table-cell office:value-type="float" office:value="0.0741866874907698" calcext:value-type="float">
            <text:p>0,07418668749077</text:p>
          </table:table-cell>
          <table:table-cell office:value-type="float" office:value="0.996686381953103" calcext:value-type="float">
            <text:p>0,996686381953103</text:p>
          </table:table-cell>
          <table:table-cell office:value-type="float" office:value="0.741024414419064" calcext:value-type="float">
            <text:p>0,741024414419064</text:p>
          </table:table-cell>
          <table:table-cell office:value-type="float" office:value="0.740451272631493" calcext:value-type="float">
            <text:p>0,740451272631493</text:p>
          </table:table-cell>
          <table:table-cell office:value-type="float" office:value="0.74298786278215" calcext:value-type="float">
            <text:p>0,74298786278215</text:p>
          </table:table-cell>
          <table:table-cell office:value-type="float" office:value="0.739240707062594" calcext:value-type="float">
            <text:p>0,739240707062594</text:p>
          </table:table-cell>
          <table:table-cell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55.06289142857" calcext:value-type="float">
            <text:p>5555,06289142857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4527.1285461429" calcext:value-type="float">
            <text:p>24527,1285461429</text:p>
          </table:table-cell>
          <table:table-cell table:number-columns-repeated="2" office:value-type="float" office:value="12038906.5984301" calcext:value-type="float">
            <text:p>12038906,5984301</text:p>
          </table:table-cell>
          <table:table-cell office:value-type="float" office:value="1324.35295091357" calcext:value-type="float">
            <text:p>1324,35295091357</text:p>
          </table:table-cell>
          <table:table-cell office:value-type="float" office:value="0.0906014942697116" calcext:value-type="float">
            <text:p>0,090601494269712</text:p>
          </table:table-cell>
          <table:table-cell office:value-type="float" office:value="0.986071118286678" calcext:value-type="float">
            <text:p>0,986071118286678</text:p>
          </table:table-cell>
          <table:table-cell office:value-type="float" office:value="0.694915776580408" calcext:value-type="float">
            <text:p>0,694915776580408</text:p>
          </table:table-cell>
          <table:table-cell office:value-type="float" office:value="0.687169602791484" calcext:value-type="float">
            <text:p>0,687169602791484</text:p>
          </table:table-cell>
          <table:table-cell office:value-type="float" office:value="0.687636747674271" calcext:value-type="float">
            <text:p>0,687636747674271</text:p>
          </table:table-cell>
          <table:table-cell office:value-type="float" office:value="0.702999717747427" calcext:value-type="float">
            <text:p>0,702999717747427</text:p>
          </table:table-cell>
          <table:table-cell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7.29036628572" calcext:value-type="float">
            <text:p>5817,29036628572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9633.1298895714" calcext:value-type="float">
            <text:p>29633,1298895714</text:p>
          </table:table-cell>
          <table:table-cell table:number-columns-repeated="2" office:value-type="float" office:value="12038962.0801326" calcext:value-type="float">
            <text:p>12038962,0801326</text:p>
          </table:table-cell>
          <table:table-cell office:value-type="float" office:value="1324.35042054313" calcext:value-type="float">
            <text:p>1324,35042054313</text:p>
          </table:table-cell>
          <table:table-cell office:value-type="float" office:value="0.0837448925844261" calcext:value-type="float">
            <text:p>0,083744892584426</text:p>
          </table:table-cell>
          <table:table-cell office:value-type="float" office:value="0.990703361374991" calcext:value-type="float">
            <text:p>0,990703361374991</text:p>
          </table:table-cell>
          <table:table-cell office:value-type="float" office:value="0.716605279700456" calcext:value-type="float">
            <text:p>0,716605279700456</text:p>
          </table:table-cell>
          <table:table-cell office:value-type="float" office:value="0.709186288036388" calcext:value-type="float">
            <text:p>0,709186288036388</text:p>
          </table:table-cell>
          <table:table-cell office:value-type="float" office:value="0.708713648636876" calcext:value-type="float">
            <text:p>0,708713648636876</text:p>
          </table:table-cell>
          <table:table-cell office:value-type="float" office:value="0.725307551944586" calcext:value-type="float">
            <text:p>0,725307551944586</text:p>
          </table:table-cell>
          <table:table-cell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7.37461785715" calcext:value-type="float">
            <text:p>5527,37461785715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48456.438731" calcext:value-type="float">
            <text:p>48456,438731</text:p>
          </table:table-cell>
          <table:table-cell table:number-columns-repeated="2" office:value-type="float" office:value="12219369.3074188" calcext:value-type="float">
            <text:p>12219369,3074188</text:p>
          </table:table-cell>
          <table:table-cell office:value-type="float" office:value="1334.28171157837" calcext:value-type="float">
            <text:p>1334,28171157837</text:p>
          </table:table-cell>
          <table:table-cell office:value-type="float" office:value="0.231254899076053" calcext:value-type="float">
            <text:p>0,231254899076053</text:p>
          </table:table-cell>
          <table:table-cell office:value-type="float" office:value="0.998138461794172" calcext:value-type="float">
            <text:p>0,998138461794172</text:p>
          </table:table-cell>
          <table:table-cell office:value-type="float" office:value="0.79522018722756" calcext:value-type="float">
            <text:p>0,79522018722756</text:p>
          </table:table-cell>
          <table:table-cell office:value-type="float" office:value="0.791342913022566" calcext:value-type="float">
            <text:p>0,791342913022566</text:p>
          </table:table-cell>
          <table:table-cell office:value-type="float" office:value="0.784497538644137" calcext:value-type="float">
            <text:p>0,784497538644137</text:p>
          </table:table-cell>
          <table:table-cell office:value-type="float" office:value="0.806963896406629" calcext:value-type="float">
            <text:p>0,806963896406629</text:p>
          </table:table-cell>
          <table:table-cell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74.15546814286" calcext:value-type="float">
            <text:p>5474,155468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55254.6818405714" calcext:value-type="float">
            <text:p>55254,6818405714</text:p>
          </table:table-cell>
          <table:table-cell table:number-columns-repeated="2" office:value-type="float" office:value="12219357.4426313" calcext:value-type="float">
            <text:p>12219357,4426313</text:p>
          </table:table-cell>
          <table:table-cell office:value-type="float" office:value="1334.28532791138" calcext:value-type="float">
            <text:p>1334,28532791138</text:p>
          </table:table-cell>
          <table:table-cell office:value-type="float" office:value="0.199418608631407" calcext:value-type="float">
            <text:p>0,199418608631407</text:p>
          </table:table-cell>
          <table:table-cell office:value-type="float" office:value="0.998223270688738" calcext:value-type="float">
            <text:p>0,998223270688738</text:p>
          </table:table-cell>
          <table:table-cell office:value-type="float" office:value="0.824648932237462" calcext:value-type="float">
            <text:p>0,824648932237462</text:p>
          </table:table-cell>
          <table:table-cell office:value-type="float" office:value="0.82248340216914" calcext:value-type="float">
            <text:p>0,82248340216914</text:p>
          </table:table-cell>
          <table:table-cell office:value-type="float" office:value="0.815088324325652" calcext:value-type="float">
            <text:p>0,815088324325652</text:p>
          </table:table-cell>
          <table:table-cell office:value-type="float" office:value="0.834670988514669" calcext:value-type="float">
            <text:p>0,834670988514669</text:p>
          </table:table-cell>
          <table:table-cell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032.393516" calcext:value-type="float">
            <text:p>5032,39351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27213.3003638571" calcext:value-type="float">
            <text:p>27213,3003638571</text:p>
          </table:table-cell>
          <table:table-cell table:number-columns-repeated="2" office:value-type="float" office:value="12322179.8109894" calcext:value-type="float">
            <text:p>12322179,8109894</text:p>
          </table:table-cell>
          <table:table-cell office:value-type="float" office:value="1339.51030254364" calcext:value-type="float">
            <text:p>1339,51030254364</text:p>
          </table:table-cell>
          <table:table-cell office:value-type="float" office:value="0.362190595694951" calcext:value-type="float">
            <text:p>0,362190595694951</text:p>
          </table:table-cell>
          <table:table-cell office:value-type="float" office:value="0.999505230358669" calcext:value-type="float">
            <text:p>0,999505230358669</text:p>
          </table:table-cell>
          <table:table-cell office:value-type="float" office:value="0.717019955195806" calcext:value-type="float">
            <text:p>0,717019955195806</text:p>
          </table:table-cell>
          <table:table-cell office:value-type="float" office:value="0.711661846500835" calcext:value-type="float">
            <text:p>0,711661846500835</text:p>
          </table:table-cell>
          <table:table-cell office:value-type="float" office:value="0.706371968674016" calcext:value-type="float">
            <text:p>0,706371968674016</text:p>
          </table:table-cell>
          <table:table-cell office:value-type="float" office:value="0.728595265863674" calcext:value-type="float">
            <text:p>0,728595265863674</text:p>
          </table:table-cell>
          <table:table-cell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327.01184714286" calcext:value-type="float">
            <text:p>5327,0118471428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31217.1192094286" calcext:value-type="float">
            <text:p>31217,1192094286</text:p>
          </table:table-cell>
          <table:table-cell table:number-columns-repeated="2" office:value-type="float" office:value="12322198.5746198" calcext:value-type="float">
            <text:p>12322198,5746198</text:p>
          </table:table-cell>
          <table:table-cell office:value-type="float" office:value="1339.50137506213" calcext:value-type="float">
            <text:p>1339,50137506213</text:p>
          </table:table-cell>
          <table:table-cell office:value-type="float" office:value="0.337916740349361" calcext:value-type="float">
            <text:p>0,337916740349361</text:p>
          </table:table-cell>
          <table:table-cell office:value-type="float" office:value="0.999521119253976" calcext:value-type="float">
            <text:p>0,999521119253976</text:p>
          </table:table-cell>
          <table:table-cell office:value-type="float" office:value="0.745014180494208" calcext:value-type="float">
            <text:p>0,745014180494208</text:p>
          </table:table-cell>
          <table:table-cell office:value-type="float" office:value="0.740093870013309" calcext:value-type="float">
            <text:p>0,740093870013309</text:p>
          </table:table-cell>
          <table:table-cell office:value-type="float" office:value="0.735204174180099" calcext:value-type="float">
            <text:p>0,735204174180099</text:p>
          </table:table-cell>
          <table:table-cell office:value-type="float" office:value="0.755802536348676" calcext:value-type="float">
            <text:p>0,755802536348676</text:p>
          </table:table-cell>
          <table:table-cell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963.23213271429" calcext:value-type="float">
            <text:p>4963,23213271429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19107.8300552857" calcext:value-type="float">
            <text:p>19107,8300552857</text:p>
          </table:table-cell>
          <table:table-cell table:number-columns-repeated="2" office:value-type="float" office:value="12109628.4783216" calcext:value-type="float">
            <text:p>12109628,4783216</text:p>
          </table:table-cell>
          <table:table-cell office:value-type="float" office:value="1328.36991201128" calcext:value-type="float">
            <text:p>1328,36991201128</text:p>
          </table:table-cell>
          <table:table-cell office:value-type="float" office:value="0.198829131467002" calcext:value-type="float">
            <text:p>0,198829131467002</text:p>
          </table:table-cell>
          <table:table-cell office:value-type="float" office:value="0.996334425040654" calcext:value-type="float">
            <text:p>0,996334425040654</text:p>
          </table:table-cell>
          <table:table-cell office:value-type="float" office:value="0.650612155074264" calcext:value-type="float">
            <text:p>0,650612155074264</text:p>
          </table:table-cell>
          <table:table-cell office:value-type="float" office:value="0.637803698005225" calcext:value-type="float">
            <text:p>0,637803698005225</text:p>
          </table:table-cell>
          <table:table-cell office:value-type="float" office:value="0.636916842801618" calcext:value-type="float">
            <text:p>0,636916842801618</text:p>
          </table:table-cell>
          <table:table-cell office:value-type="float" office:value="0.666086143149736" calcext:value-type="float">
            <text:p>0,666086143149736</text:p>
          </table:table-cell>
          <table:table-cell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2.38124900001" calcext:value-type="float">
            <text:p>5082,38124900001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21282.7386278571" calcext:value-type="float">
            <text:p>21282,7386278571</text:p>
          </table:table-cell>
          <table:table-cell table:number-columns-repeated="2" office:value-type="float" office:value="12109691.8946381" calcext:value-type="float">
            <text:p>12109691,8946381</text:p>
          </table:table-cell>
          <table:table-cell office:value-type="float" office:value="1328.38370704651" calcext:value-type="float">
            <text:p>1328,38370704651</text:p>
          </table:table-cell>
          <table:table-cell office:value-type="float" office:value="0.23377372111593" calcext:value-type="float">
            <text:p>0,23377372111593</text:p>
          </table:table-cell>
          <table:table-cell office:value-type="float" office:value="0.994392003331866" calcext:value-type="float">
            <text:p>0,994392003331866</text:p>
          </table:table-cell>
          <table:table-cell office:value-type="float" office:value="0.674091306711235" calcext:value-type="float">
            <text:p>0,674091306711235</text:p>
          </table:table-cell>
          <table:table-cell office:value-type="float" office:value="0.659571909246377" calcext:value-type="float">
            <text:p>0,659571909246377</text:p>
          </table:table-cell>
          <table:table-cell office:value-type="float" office:value="0.659043828104926" calcext:value-type="float">
            <text:p>0,659043828104926</text:p>
          </table:table-cell>
          <table:table-cell office:value-type="float" office:value="0.690798226644492" calcext:value-type="float">
            <text:p>0,690798226644492</text:p>
          </table:table-cell>
          <table:table-cell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8.02070971429" calcext:value-type="float">
            <text:p>5528,02070971429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0680.5941411428" calcext:value-type="float">
            <text:p>30680,5941411428</text:p>
          </table:table-cell>
          <table:table-cell table:number-columns-repeated="2" office:value-type="float" office:value="12322172.6530457" calcext:value-type="float">
            <text:p>12322172,6530457</text:p>
          </table:table-cell>
          <table:table-cell office:value-type="float" office:value="1339.506678445" calcext:value-type="float">
            <text:p>1339,506678445</text:p>
          </table:table-cell>
          <table:table-cell office:value-type="float" office:value="0.307850705725806" calcext:value-type="float">
            <text:p>0,307850705725806</text:p>
          </table:table-cell>
          <table:table-cell office:value-type="float" office:value="0.999407734189715" calcext:value-type="float">
            <text:p>0,999407734189715</text:p>
          </table:table-cell>
          <table:table-cell office:value-type="float" office:value="0.745579886416381" calcext:value-type="float">
            <text:p>0,745579886416381</text:p>
          </table:table-cell>
          <table:table-cell office:value-type="float" office:value="0.737312133208866" calcext:value-type="float">
            <text:p>0,737312133208866</text:p>
          </table:table-cell>
          <table:table-cell office:value-type="float" office:value="0.735792554201979" calcext:value-type="float">
            <text:p>0,735792554201979</text:p>
          </table:table-cell>
          <table:table-cell office:value-type="float" office:value="0.756753181810007" calcext:value-type="float">
            <text:p>0,756753181810007</text:p>
          </table:table-cell>
          <table:table-cell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59.31098228571" calcext:value-type="float">
            <text:p>5659,3109822857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4356.8957012857" calcext:value-type="float">
            <text:p>34356,8957012857</text:p>
          </table:table-cell>
          <table:table-cell table:number-columns-repeated="2" office:value-type="float" office:value="12322102.6595503" calcext:value-type="float">
            <text:p>12322102,6595503</text:p>
          </table:table-cell>
          <table:table-cell office:value-type="float" office:value="1339.50879137857" calcext:value-type="float">
            <text:p>1339,50879137857</text:p>
          </table:table-cell>
          <table:table-cell office:value-type="float" office:value="0.368935342345919" calcext:value-type="float">
            <text:p>0,368935342345919</text:p>
          </table:table-cell>
          <table:table-cell office:value-type="float" office:value="0.999445838587625" calcext:value-type="float">
            <text:p>0,999445838587625</text:p>
          </table:table-cell>
          <table:table-cell office:value-type="float" office:value="0.776291458997638" calcext:value-type="float">
            <text:p>0,776291458997638</text:p>
          </table:table-cell>
          <table:table-cell office:value-type="float" office:value="0.76767182551857" calcext:value-type="float">
            <text:p>0,76767182551857</text:p>
          </table:table-cell>
          <table:table-cell office:value-type="float" office:value="0.763089571701996" calcext:value-type="float">
            <text:p>0,763089571701996</text:p>
          </table:table-cell>
          <table:table-cell office:value-type="float" office:value="0.791354147619584" calcext:value-type="float">
            <text:p>0,791354147619584</text:p>
          </table:table-cell>
          <table:table-cell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214.19329800001" calcext:value-type="float">
            <text:p>5214,1932980000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8848.0052138571" calcext:value-type="float">
            <text:p>38848,0052138571</text:p>
          </table:table-cell>
          <table:table-cell table:number-columns-repeated="2" office:value-type="float" office:value="12322167.9650051" calcext:value-type="float">
            <text:p>12322167,9650051</text:p>
          </table:table-cell>
          <table:table-cell office:value-type="float" office:value="1339.50876304082" calcext:value-type="float">
            <text:p>1339,50876304082</text:p>
          </table:table-cell>
          <table:table-cell office:value-type="float" office:value="0.345584618193763" calcext:value-type="float">
            <text:p>0,345584618193763</text:p>
          </table:table-cell>
          <table:table-cell office:value-type="float" office:value="0.999414784567697" calcext:value-type="float">
            <text:p>0,999414784567697</text:p>
          </table:table-cell>
          <table:table-cell office:value-type="float" office:value="0.796273640632096" calcext:value-type="float">
            <text:p>0,796273640632096</text:p>
          </table:table-cell>
          <table:table-cell office:value-type="float" office:value="0.791430599636821" calcext:value-type="float">
            <text:p>0,791430599636821</text:p>
          </table:table-cell>
          <table:table-cell office:value-type="float" office:value="0.785477643664025" calcext:value-type="float">
            <text:p>0,785477643664025</text:p>
          </table:table-cell>
          <table:table-cell office:value-type="float" office:value="0.807908723596199" calcext:value-type="float">
            <text:p>0,807908723596199</text:p>
          </table:table-cell>
          <table:table-cell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935.82606057143" calcext:value-type="float">
            <text:p>5935,82606057143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45506.2673941429" calcext:value-type="float">
            <text:p>45506,2673941429</text:p>
          </table:table-cell>
          <table:table-cell table:number-columns-repeated="2" office:value-type="float" office:value="12322236.0616847" calcext:value-type="float">
            <text:p>12322236,0616847</text:p>
          </table:table-cell>
          <table:table-cell office:value-type="float" office:value="1339.51511546544" calcext:value-type="float">
            <text:p>1339,51511546544</text:p>
          </table:table-cell>
          <table:table-cell office:value-type="float" office:value="0.341102255242211" calcext:value-type="float">
            <text:p>0,341102255242211</text:p>
          </table:table-cell>
          <table:table-cell office:value-type="float" office:value="0.999480426311493" calcext:value-type="float">
            <text:p>0,999480426311493</text:p>
          </table:table-cell>
          <table:table-cell office:value-type="float" office:value="0.829064792210922" calcext:value-type="float">
            <text:p>0,829064792210922</text:p>
          </table:table-cell>
          <table:table-cell office:value-type="float" office:value="0.825333977817006" calcext:value-type="float">
            <text:p>0,825333977817006</text:p>
          </table:table-cell>
          <table:table-cell office:value-type="float" office:value="0.820720049338782" calcext:value-type="float">
            <text:p>0,820720049338782</text:p>
          </table:table-cell>
          <table:table-cell office:value-type="float" office:value="0.837961256001783" calcext:value-type="float">
            <text:p>0,837961256001783</text:p>
          </table:table-cell>
          <table:table-cell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153.94441242858" calcext:value-type="float">
            <text:p>5153,94441242858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25132.0610284286" calcext:value-type="float">
            <text:p>25132,0610284286</text:p>
          </table:table-cell>
          <table:table-cell table:number-columns-repeated="2" office:value-type="float" office:value="12269420.6410174" calcext:value-type="float">
            <text:p>12269420,6410174</text:p>
          </table:table-cell>
          <table:table-cell office:value-type="float" office:value="1336.79158564976" calcext:value-type="float">
            <text:p>1336,79158564976</text:p>
          </table:table-cell>
          <table:table-cell office:value-type="float" office:value="0.255075776151248" calcext:value-type="float">
            <text:p>0,255075776151248</text:p>
          </table:table-cell>
          <table:table-cell office:value-type="float" office:value="0.999070303780692" calcext:value-type="float">
            <text:p>0,999070303780692</text:p>
          </table:table-cell>
          <table:table-cell office:value-type="float" office:value="0.720937078086481" calcext:value-type="float">
            <text:p>0,720937078086481</text:p>
          </table:table-cell>
          <table:table-cell office:value-type="float" office:value="0.711551755851179" calcext:value-type="float">
            <text:p>0,711551755851179</text:p>
          </table:table-cell>
          <table:table-cell office:value-type="float" office:value="0.70878135696269" calcext:value-type="float">
            <text:p>0,70878135696269</text:p>
          </table:table-cell>
          <table:table-cell office:value-type="float" office:value="0.734502696134779" calcext:value-type="float">
            <text:p>0,734502696134779</text:p>
          </table:table-cell>
          <table:table-cell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82.77118242857" calcext:value-type="float">
            <text:p>5482,77118242857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31079.4609444285" calcext:value-type="float">
            <text:p>31079,4609444285</text:p>
          </table:table-cell>
          <table:table-cell table:number-columns-repeated="2" office:value-type="float" office:value="12269430.6633759" calcext:value-type="float">
            <text:p>12269430,6633759</text:p>
          </table:table-cell>
          <table:table-cell office:value-type="float" office:value="1336.79080581665" calcext:value-type="float">
            <text:p>1336,79080581665</text:p>
          </table:table-cell>
          <table:table-cell office:value-type="float" office:value="0.217538243957928" calcext:value-type="float">
            <text:p>0,217538243957928</text:p>
          </table:table-cell>
          <table:table-cell office:value-type="float" office:value="0.999072406973158" calcext:value-type="float">
            <text:p>0,999072406973158</text:p>
          </table:table-cell>
          <table:table-cell office:value-type="float" office:value="0.76210081580261" calcext:value-type="float">
            <text:p>0,76210081580261</text:p>
          </table:table-cell>
          <table:table-cell office:value-type="float" office:value="0.752040448947188" calcext:value-type="float">
            <text:p>0,752040448947188</text:p>
          </table:table-cell>
          <table:table-cell office:value-type="float" office:value="0.747303380018694" calcext:value-type="float">
            <text:p>0,747303380018694</text:p>
          </table:table-cell>
          <table:table-cell office:value-type="float" office:value="0.778352716422708" calcext:value-type="float">
            <text:p>0,778352716422708</text:p>
          </table:table-cell>
          <table:table-cell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6905.51726014286" calcext:value-type="float">
            <text:p>6905,51726014286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48635.7901331429" calcext:value-type="float">
            <text:p>48635,7901331429</text:p>
          </table:table-cell>
          <table:table-cell table:number-columns-repeated="2" office:value-type="float" office:value="10733341.1289389" calcext:value-type="float">
            <text:p>10733341,1289389</text:p>
          </table:table-cell>
          <table:table-cell office:value-type="float" office:value="1218.90019021715" calcext:value-type="float">
            <text:p>1218,90019021715</text:p>
          </table:table-cell>
          <table:table-cell office:value-type="float" office:value="0.159083388745785" calcext:value-type="float">
            <text:p>0,159083388745785</text:p>
          </table:table-cell>
          <table:table-cell office:value-type="float" office:value="0.995575947420938" calcext:value-type="float">
            <text:p>0,995575947420938</text:p>
          </table:table-cell>
          <table:table-cell office:value-type="float" office:value="0.716723889337445" calcext:value-type="float">
            <text:p>0,716723889337445</text:p>
          </table:table-cell>
          <table:table-cell office:value-type="float" office:value="0.708042067237979" calcext:value-type="float">
            <text:p>0,708042067237979</text:p>
          </table:table-cell>
          <table:table-cell office:value-type="float" office:value="0.707504964570297" calcext:value-type="float">
            <text:p>0,707504964570297</text:p>
          </table:table-cell>
          <table:table-cell office:value-type="float" office:value="0.726825924868116" calcext:value-type="float">
            <text:p>0,726825924868116</text:p>
          </table:table-cell>
          <table:table-cell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8101.63248885714" calcext:value-type="float">
            <text:p>8101,63248885714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60434.6882172857" calcext:value-type="float">
            <text:p>60434,6882172857</text:p>
          </table:table-cell>
          <table:table-cell table:number-columns-repeated="2" office:value-type="float" office:value="10733380.1322817" calcext:value-type="float">
            <text:p>10733380,1322817</text:p>
          </table:table-cell>
          <table:table-cell office:value-type="float" office:value="1218.8995256424" calcext:value-type="float">
            <text:p>1218,8995256424</text:p>
          </table:table-cell>
          <table:table-cell office:value-type="float" office:value="0.174950730587755" calcext:value-type="float">
            <text:p>0,174950730587755</text:p>
          </table:table-cell>
          <table:table-cell office:value-type="float" office:value="0.998957225254604" calcext:value-type="float">
            <text:p>0,998957225254604</text:p>
          </table:table-cell>
          <table:table-cell office:value-type="float" office:value="0.752307232313765" calcext:value-type="float">
            <text:p>0,752307232313765</text:p>
          </table:table-cell>
          <table:table-cell office:value-type="float" office:value="0.744213940808325" calcext:value-type="float">
            <text:p>0,744213940808325</text:p>
          </table:table-cell>
          <table:table-cell office:value-type="float" office:value="0.743890659326897" calcext:value-type="float">
            <text:p>0,743890659326897</text:p>
          </table:table-cell>
          <table:table-cell office:value-type="float" office:value="0.761672954204834" calcext:value-type="float">
            <text:p>0,761672954204834</text:p>
          </table:table-cell>
          <table:table-cell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2349.07815485714" calcext:value-type="float">
            <text:p>2349,07815485714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2131.5316787143" calcext:value-type="float">
            <text:p>12131,5316787143</text:p>
          </table:table-cell>
          <table:table-cell table:number-columns-repeated="2" office:value-type="float" office:value="12177620.2496905" calcext:value-type="float">
            <text:p>12177620,2496905</text:p>
          </table:table-cell>
          <table:table-cell office:value-type="float" office:value="1331.90735707964" calcext:value-type="float">
            <text:p>1331,90735707964</text:p>
          </table:table-cell>
          <table:table-cell office:value-type="float" office:value="0.124509363302163" calcext:value-type="float">
            <text:p>0,124509363302163</text:p>
          </table:table-cell>
          <table:table-cell office:value-type="float" office:value="0.994588954108102" calcext:value-type="float">
            <text:p>0,994588954108102</text:p>
          </table:table-cell>
          <table:table-cell office:value-type="float" office:value="0.603549612086594" calcext:value-type="float">
            <text:p>0,603549612086594</text:p>
          </table:table-cell>
          <table:table-cell office:value-type="float" office:value="0.593378245179786" calcext:value-type="float">
            <text:p>0,593378245179786</text:p>
          </table:table-cell>
          <table:table-cell office:value-type="float" office:value="0.58947245602944" calcext:value-type="float">
            <text:p>0,58947245602944</text:p>
          </table:table-cell>
          <table:table-cell office:value-type="float" office:value="0.619314066729997" calcext:value-type="float">
            <text:p>0,619314066729997</text:p>
          </table:table-cell>
          <table:table-cell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2821.74073928572" calcext:value-type="float">
            <text:p>2821,74073928572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3655.6843854286" calcext:value-type="float">
            <text:p>13655,6843854286</text:p>
          </table:table-cell>
          <table:table-cell table:number-columns-repeated="2" office:value-type="float" office:value="12177687.0901947" calcext:value-type="float">
            <text:p>12177687,0901947</text:p>
          </table:table-cell>
          <table:table-cell office:value-type="float" office:value="1331.90863227844" calcext:value-type="float">
            <text:p>1331,90863227844</text:p>
          </table:table-cell>
          <table:table-cell office:value-type="float" office:value="0.122055020715509" calcext:value-type="float">
            <text:p>0,122055020715509</text:p>
          </table:table-cell>
          <table:table-cell office:value-type="float" office:value="0.985121173518045" calcext:value-type="float">
            <text:p>0,985121173518045</text:p>
          </table:table-cell>
          <table:table-cell office:value-type="float" office:value="0.614831185729406" calcext:value-type="float">
            <text:p>0,614831185729406</text:p>
          </table:table-cell>
          <table:table-cell office:value-type="float" office:value="0.602752724441747" calcext:value-type="float">
            <text:p>0,602752724441747</text:p>
          </table:table-cell>
          <table:table-cell office:value-type="float" office:value="0.59855988978915" calcext:value-type="float">
            <text:p>0,59855988978915</text:p>
          </table:table-cell>
          <table:table-cell office:value-type="float" office:value="0.632832781734035" calcext:value-type="float">
            <text:p>0,632832781734035</text:p>
          </table:table-cell>
          <table:table-cell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869.17713542858" calcext:value-type="float">
            <text:p>4869,177135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0702.7210462857" calcext:value-type="float">
            <text:p>20702,7210462857</text:p>
          </table:table-cell>
          <table:table-cell table:number-columns-repeated="2" office:value-type="float" office:value="12080889.1149445" calcext:value-type="float">
            <text:p>12080889,1149445</text:p>
          </table:table-cell>
          <table:table-cell office:value-type="float" office:value="1326.64435945238" calcext:value-type="float">
            <text:p>1326,64435945238</text:p>
          </table:table-cell>
          <table:table-cell office:value-type="float" office:value="0.116639964282513" calcext:value-type="float">
            <text:p>0,116639964282513</text:p>
          </table:table-cell>
          <table:table-cell office:value-type="float" office:value="0.988312023026603" calcext:value-type="float">
            <text:p>0,988312023026603</text:p>
          </table:table-cell>
          <table:table-cell office:value-type="float" office:value="0.673625267049428" calcext:value-type="float">
            <text:p>0,673625267049428</text:p>
          </table:table-cell>
          <table:table-cell office:value-type="float" office:value="0.664167416888755" calcext:value-type="float">
            <text:p>0,664167416888755</text:p>
          </table:table-cell>
          <table:table-cell office:value-type="float" office:value="0.661860529103535" calcext:value-type="float">
            <text:p>0,661860529103535</text:p>
          </table:table-cell>
          <table:table-cell office:value-type="float" office:value="0.687083737620392" calcext:value-type="float">
            <text:p>0,687083737620392</text:p>
          </table:table-cell>
          <table:table-cell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9.06812442858" calcext:value-type="float">
            <text:p>5089,068124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4565.1413827143" calcext:value-type="float">
            <text:p>24565,1413827143</text:p>
          </table:table-cell>
          <table:table-cell table:number-columns-repeated="2" office:value-type="float" office:value="12080934.0507377" calcext:value-type="float">
            <text:p>12080934,0507377</text:p>
          </table:table-cell>
          <table:table-cell office:value-type="float" office:value="1326.64483506339" calcext:value-type="float">
            <text:p>1326,64483506339</text:p>
          </table:table-cell>
          <table:table-cell office:value-type="float" office:value="0.0803906002214977" calcext:value-type="float">
            <text:p>0,080390600221498</text:p>
          </table:table-cell>
          <table:table-cell office:value-type="float" office:value="0.993592458111899" calcext:value-type="float">
            <text:p>0,993592458111899</text:p>
          </table:table-cell>
          <table:table-cell office:value-type="float" office:value="0.7040996293263" calcext:value-type="float">
            <text:p>0,7040996293263</text:p>
          </table:table-cell>
          <table:table-cell office:value-type="float" office:value="0.696394044315561" calcext:value-type="float">
            <text:p>0,696394044315561</text:p>
          </table:table-cell>
          <table:table-cell office:value-type="float" office:value="0.694253933826396" calcext:value-type="float">
            <text:p>0,694253933826396</text:p>
          </table:table-cell>
          <table:table-cell office:value-type="float" office:value="0.715062755397066" calcext:value-type="float">
            <text:p>0,715062755397066</text:p>
          </table:table-cell>
          <table:table-cell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618.20825642857" calcext:value-type="float">
            <text:p>5618,208256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4997.762998" calcext:value-type="float">
            <text:p>34997,762998</text:p>
          </table:table-cell>
          <table:table-cell table:number-columns-repeated="2" office:value-type="float" office:value="12080880.5905936" calcext:value-type="float">
            <text:p>12080880,5905936</text:p>
          </table:table-cell>
          <table:table-cell office:value-type="float" office:value="1326.64189352308" calcext:value-type="float">
            <text:p>1326,64189352308</text:p>
          </table:table-cell>
          <table:table-cell office:value-type="float" office:value="0.0986858106085232" calcext:value-type="float">
            <text:p>0,098685810608523</text:p>
          </table:table-cell>
          <table:table-cell office:value-type="float" office:value="0.991523257323674" calcext:value-type="float">
            <text:p>0,991523257323674</text:p>
          </table:table-cell>
          <table:table-cell office:value-type="float" office:value="0.757131191697458" calcext:value-type="float">
            <text:p>0,757131191697458</text:p>
          </table:table-cell>
          <table:table-cell office:value-type="float" office:value="0.751357453071769" calcext:value-type="float">
            <text:p>0,751357453071769</text:p>
          </table:table-cell>
          <table:table-cell office:value-type="float" office:value="0.742739622488907" calcext:value-type="float">
            <text:p>0,742739622488907</text:p>
          </table:table-cell>
          <table:table-cell office:value-type="float" office:value="0.772978157702814" calcext:value-type="float">
            <text:p>0,772978157702814</text:p>
          </table:table-cell>
          <table:table-cell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36.94475" calcext:value-type="float">
            <text:p>5636,94475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4288.8258915714" calcext:value-type="float">
            <text:p>44288,8258915714</text:p>
          </table:table-cell>
          <table:table-cell table:number-columns-repeated="2" office:value-type="float" office:value="12080772.2907715" calcext:value-type="float">
            <text:p>12080772,2907715</text:p>
          </table:table-cell>
          <table:table-cell office:value-type="float" office:value="1326.64243371146" calcext:value-type="float">
            <text:p>1326,64243371146</text:p>
          </table:table-cell>
          <table:table-cell office:value-type="float" office:value="0.104177276470831" calcext:value-type="float">
            <text:p>0,104177276470831</text:p>
          </table:table-cell>
          <table:table-cell office:value-type="float" office:value="0.991029526506151" calcext:value-type="float">
            <text:p>0,991029526506151</text:p>
          </table:table-cell>
          <table:table-cell office:value-type="float" office:value="0.794138525373997" calcext:value-type="float">
            <text:p>0,794138525373997</text:p>
          </table:table-cell>
          <table:table-cell office:value-type="float" office:value="0.790642606516383" calcext:value-type="float">
            <text:p>0,790642606516383</text:p>
          </table:table-cell>
          <table:table-cell office:value-type="float" office:value="0.786531606003028" calcext:value-type="float">
            <text:p>0,786531606003028</text:p>
          </table:table-cell>
          <table:table-cell office:value-type="float" office:value="0.802546624833615" calcext:value-type="float">
            <text:p>0,802546624833615</text:p>
          </table:table-cell>
          <table:table-cell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13.666912" calcext:value-type="float">
            <text:p>5513,666912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3872.1508867143" calcext:value-type="float">
            <text:p>33872,1508867143</text:p>
          </table:table-cell>
          <table:table-cell table:number-columns-repeated="2" office:value-type="float" office:value="12204671.0578265" calcext:value-type="float">
            <text:p>12204671,0578265</text:p>
          </table:table-cell>
          <table:table-cell office:value-type="float" office:value="1333.55520520891" calcext:value-type="float">
            <text:p>1333,55520520891</text:p>
          </table:table-cell>
          <table:table-cell office:value-type="float" office:value="0.237779381019729" calcext:value-type="float">
            <text:p>0,237779381019729</text:p>
          </table:table-cell>
          <table:table-cell office:value-type="float" office:value="0.998868405818939" calcext:value-type="float">
            <text:p>0,998868405818939</text:p>
          </table:table-cell>
          <table:table-cell office:value-type="float" office:value="0.767083222492465" calcext:value-type="float">
            <text:p>0,767083222492465</text:p>
          </table:table-cell>
          <table:table-cell office:value-type="float" office:value="0.757543397632121" calcext:value-type="float">
            <text:p>0,757543397632121</text:p>
          </table:table-cell>
          <table:table-cell office:value-type="float" office:value="0.756985769957069" calcext:value-type="float">
            <text:p>0,756985769957069</text:p>
          </table:table-cell>
          <table:table-cell office:value-type="float" office:value="0.778504996271765" calcext:value-type="float">
            <text:p>0,778504996271765</text:p>
          </table:table-cell>
          <table:table-cell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23.71319342857" calcext:value-type="float">
            <text:p>5823,713193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3793.1622641429" calcext:value-type="float">
            <text:p>43793,1622641429</text:p>
          </table:table-cell>
          <table:table-cell table:number-columns-repeated="2" office:value-type="float" office:value="12204683.9243949" calcext:value-type="float">
            <text:p>12204683,9243949</text:p>
          </table:table-cell>
          <table:table-cell office:value-type="float" office:value="1333.55921963283" calcext:value-type="float">
            <text:p>1333,55921963283</text:p>
          </table:table-cell>
          <table:table-cell office:value-type="float" office:value="0.220111123153142" calcext:value-type="float">
            <text:p>0,220111123153142</text:p>
          </table:table-cell>
          <table:table-cell office:value-type="float" office:value="0.999067144734519" calcext:value-type="float">
            <text:p>0,999067144734519</text:p>
          </table:table-cell>
          <table:table-cell office:value-type="float" office:value="0.810325075570675" calcext:value-type="float">
            <text:p>0,810325075570675</text:p>
          </table:table-cell>
          <table:table-cell office:value-type="float" office:value="0.802121671212849" calcext:value-type="float">
            <text:p>0,802121671212849</text:p>
          </table:table-cell>
          <table:table-cell office:value-type="float" office:value="0.801465042519303" calcext:value-type="float">
            <text:p>0,801465042519303</text:p>
          </table:table-cell>
          <table:table-cell office:value-type="float" office:value="0.819579160046169" calcext:value-type="float">
            <text:p>0,819579160046169</text:p>
          </table:table-cell>
          <table:table-cell office:value-type="float" office:value="0.800932604115675" calcext:value-type="float">
            <text:p>0,800932604115675</text:p>
          </table:table-cell>
          <table:table-cell table:number-columns-repeated="1008"/>
        </table:table-row>
        <table:table-row table:style-name="ro3">
          <table:table-cell table:style-name="ce13" table:number-columns-spanned="16" table:number-rows-spanned="1"/>
          <table:covered-table-cell table:number-columns-repeated="15" table:style-name="ce6"/>
          <table:table-cell table:style-name="ce15" table:number-columns-repeated="1008"/>
        </table:table-row>
        <table:table-row table:style-name="ro2">
          <table:table-cell table:style-name="ce13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6"/>
          <table:table-cell table:style-name="ce14" table:formula="of:=MAX([.D4:.D33])" office:value-type="float" office:value="8101.63248885714" calcext:value-type="float">
            <text:p>8101,63248885714</text:p>
          </table:table-cell>
          <table:table-cell table:style-name="ce14" table:formula="of:=MAX([.E4:.E33])" office:value-type="float" office:value="1372.25816814286" calcext:value-type="float">
            <text:p>1372,25816814286</text:p>
          </table:table-cell>
          <table:table-cell table:style-name="ce14" table:formula="of:=MAX([.F4:.F33])" office:value-type="float" office:value="95214.8698347143" calcext:value-type="float">
            <text:p>95214,8698347143</text:p>
          </table:table-cell>
          <table:table-cell table:style-name="ce14" table:formula="of:=MIN([.G4:.G33])" office:value-type="float" office:value="10733341.1289389" calcext:value-type="float">
            <text:p>10733341,1289389</text:p>
          </table:table-cell>
          <table:table-cell table:style-name="ce14" table:formula="of:=MIN([.H4:.H33])" office:value-type="float" office:value="10733341.1289389" calcext:value-type="float">
            <text:p>10733341,1289389</text:p>
          </table:table-cell>
          <table:table-cell table:style-name="ce14" table:formula="of:=MIN([.I4:.I33])" office:value-type="float" office:value="1218.8995256424" calcext:value-type="float">
            <text:p>1218,8995256424</text:p>
          </table:table-cell>
          <table:table-cell table:style-name="ce14" table:formula="of:=MAX([.J4:.J33])" office:value-type="float" office:value="0.368935342345919" calcext:value-type="float">
            <text:p>0,368935342345919</text:p>
          </table:table-cell>
          <table:table-cell table:style-name="ce14" table:formula="of:=MAX([.K4:.K33])" office:value-type="float" office:value="0.999521119253976" calcext:value-type="float">
            <text:p>0,999521119253976</text:p>
          </table:table-cell>
          <table:table-cell table:style-name="ce14" table:formula="of:=MAX([.L4:.L33])" office:value-type="float" office:value="0.919148695210605" calcext:value-type="float">
            <text:p>0,919148695210605</text:p>
          </table:table-cell>
          <table:table-cell table:style-name="ce14" table:formula="of:=MAX([.M4:.M33])" office:value-type="float" office:value="0.919635121531159" calcext:value-type="float">
            <text:p>0,919635121531159</text:p>
          </table:table-cell>
          <table:table-cell table:style-name="ce14" table:formula="of:=MAX([.N4:.N33])" office:value-type="float" office:value="0.918960102487344" calcext:value-type="float">
            <text:p>0,918960102487344</text:p>
          </table:table-cell>
          <table:table-cell table:style-name="ce14" table:formula="of:=MAX([.O4:.O33])" office:value-type="float" office:value="0.919653830930748" calcext:value-type="float">
            <text:p>0,919653830930748</text:p>
          </table:table-cell>
          <table:table-cell table:style-name="ce14" table:formula="of:=MAX([.P4:.P33])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6"/>
          <table:table-cell table:style-name="ce14" office:value-type="string" calcext:value-type="string">
            <text:p>11 – last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2 – best</text:p>
          </table:table-cell>
          <table:table-cell table:number-columns-repeated="2" table:style-name="ce14" office:value-type="string" calcext:value-type="string">
            <text:p>11 – best</text:p>
          </table:table-cell>
          <table:table-cell table:style-name="ce14" office:value-type="string" calcext:value-type="string">
            <text:p>11 – last</text:p>
          </table:table-cell>
          <table:table-cell table:style-name="ce14" office:value-type="string" calcext:value-type="string">
            <text:p>8 – last</text:p>
          </table:table-cell>
          <table:table-cell table:style-name="ce14" office:value-type="string" calcext:value-type="string">
            <text:p>6 – last</text:p>
          </table:table-cell>
          <table:table-cell table:number-columns-repeated="5" table:style-name="ce14" office:value-type="string" calcext:value-type="string">
            <text:p>2 – last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Default"/>
          <table:table-cell table:style-name="ce13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6"/>
          <table:table-cell table:style-name="ce13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6"/>
          <table:table-cell table:style-name="ce13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6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1:28:19.865812586</meta:creation-date>
    <dc:date>2020-10-26T23:12:21.971833636</dc:date>
    <meta:editing-duration>PT7H22M57S</meta:editing-duration>
    <meta:editing-cycles>116</meta:editing-cycles>
    <meta:generator>LibreOffice/6.4.6.2$Linux_X86_64 LibreOffice_project/40$Build-2</meta:generator>
    <meta:print-date>2020-10-26T21:08:10.480973421</meta:print-date>
    <meta:document-statistic meta:table-count="3" meta:cell-count="6322" meta:object-count="0"/>
  </office:meta>
</office:document-meta>
</file>